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FreeMono" style:font-name-complex="FreeMono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3" style:family="paragraph" style:parent-style-name="Standard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5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6" style:family="paragraph" style:parent-style-name="Standard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7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8" style:family="paragraph" style:parent-style-name="Standard">
      <style:text-properties fo:color="#943634" style:font-name="FreeMono" fo:font-size="10pt" style:font-size-asian="10pt" style:font-name-complex="FreeMono" style:font-size-complex="10pt"/>
    </style:style>
    <style:style style:name="P9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10" style:family="paragraph" style:parent-style-name="Standard">
      <style:text-properties style:font-name="FreeMono" fo:font-size="10pt" fo:language="en" fo:country="US" style:font-size-asian="10pt" style:font-name-complex="FreeMono" style:font-size-complex="10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1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 style:font-weight-complex="bold"/>
    </style:style>
    <style:style style:name="P1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1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style:font-size-asian="10pt" style:font-name-complex="FreeMono" style:font-size-complex="10pt"/>
    </style:style>
    <style:style style:name="P1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style:font-name="FreeMono" fo:font-size="10pt" style:font-size-asian="10pt" style:font-name-complex="FreeMono" style:font-size-complex="10pt"/>
    </style:style>
    <style:style style:name="P2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style:font-size-asian="10pt" style:font-name-complex="FreeMono" style:font-size-complex="10pt"/>
    </style:style>
    <style:style style:name="P2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8pt" style:font-size-asian="8pt" style:font-name-complex="FreeMono" style:font-size-complex="8pt"/>
    </style:style>
    <style:style style:name="P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24" style:family="paragraph" style:parent-style-name="Standard">
      <style:paragraph-properties fo:margin-left="0cm" fo:margin-right="0cm" fo:text-indent="0.85cm" style:auto-text-indent="false"/>
    </style:style>
    <style:style style:name="P25" style:family="paragraph" style:parent-style-name="Standard">
      <style:paragraph-properties fo:margin-left="4.251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27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28" style:family="paragraph" style:parent-style-name="Normal">
      <style:text-properties style:font-name="FreeMono" fo:font-size="10pt" style:font-size-asian="10pt" style:font-name-complex="FreeMono" style:font-size-complex="10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30" style:family="paragraph" style:parent-style-name="Standard">
      <style:paragraph-properties fo:margin-left="2.498cm" fo:margin-right="0cm" fo:text-indent="0cm" style:auto-text-indent="false"/>
    </style:style>
    <style:style style:name="P31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32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33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4" style:family="paragraph" style:parent-style-name="Text_20_body">
      <style:paragraph-properties fo:margin-top="0cm" fo:margin-bottom="0cm"/>
      <style:text-properties fo:color="#000000" style:font-name="FreeMono" fo:font-size="10pt" fo:language="en" fo:country="US" fo:font-weight="normal"/>
    </style:style>
    <style:style style:name="P35" style:family="paragraph" style:parent-style-name="Standard" style:master-page-name="MP0">
      <style:paragraph-properties style:page-number="auto" fo:break-before="page"/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P36" style:family="paragraph" style:parent-style-name="Standard">
      <style:text-properties fo:color="#000000" style:font-name="FreeMono" fo:font-size="10.5pt" fo:font-weight="bold" text:paragraph-rsid="0018e35d" style:font-size-asian="10.5pt" style:font-weight-asian="bold" style:font-name-complex="FreeMono" style:font-size-complex="10.5pt"/>
    </style:style>
    <style:style style:name="P37" style:family="paragraph" style:parent-style-name="Standard">
      <style:text-properties fo:color="#000000" style:font-name="FreeMono" fo:font-size="10.5pt" fo:font-weight="normal" text:paragraph-rsid="0018e35d" style:font-size-asian="10.5pt" style:font-weight-asian="normal" style:font-name-complex="FreeMono" style:font-size-complex="10.5pt" style:font-weight-complex="normal"/>
    </style:style>
    <style:style style:name="P38" style:family="paragraph" style:parent-style-name="Standard">
      <style:text-properties fo:color="#ff0000" style:font-name="FreeMono" fo:font-size="10.5pt" fo:font-weight="bold" text:paragraph-rsid="0018e35d" style:font-size-asian="10.5pt" style:font-weight-asian="bold" style:font-name-complex="FreeMono" style:font-size-complex="10.5pt"/>
    </style:style>
    <style:style style:name="P39" style:family="paragraph" style:parent-style-name="Standard">
      <style:text-properties fo:color="#ff0000" style:font-name="FreeMono" fo:font-size="10.5pt" text:paragraph-rsid="0018e35d" style:font-size-asian="10.5pt" style:font-size-complex="10.5pt"/>
    </style:style>
    <style:style style:name="P40" style:family="paragraph" style:parent-style-name="Standard">
      <style:text-properties fo:color="#ff0000" style:font-name="FreeMono" fo:font-size="10.5pt" fo:font-weight="bold" text:paragraph-rsid="0018e35d" style:font-size-asian="10.5pt" style:font-weight-asian="bold" style:font-name-complex="FreeMono" style:font-size-complex="10.5pt"/>
    </style:style>
    <style:style style:name="P41" style:family="paragraph" style:parent-style-name="Standard">
      <style:text-properties fo:color="#ff0000" style:font-name="FreeMono" fo:font-size="10.5pt" fo:font-weight="bold" text:paragraph-rsid="0019942e" style:font-size-asian="10.5pt" style:font-weight-asian="bold" style:font-name-complex="FreeMono" style:font-size-complex="10.5pt" style:font-weight-complex="bold"/>
    </style:style>
    <style:style style:name="P42" style:family="paragraph" style:parent-style-name="Standard">
      <style:text-properties fo:color="#ff0000" style:font-name="FreeMono" fo:font-size="10.5pt" fo:font-weight="bold" text:paragraph-rsid="0019bde4" style:font-size-asian="10.5pt" style:font-weight-asian="bold" style:font-name-complex="FreeMono" style:font-size-complex="10.5pt" style:font-weight-complex="bold"/>
    </style:style>
    <style:style style:name="P43" style:family="paragraph" style:parent-style-name="Standard">
      <style:text-properties fo:color="#ff0000" style:font-name="FreeMono" fo:font-size="10.5pt" fo:font-weight="bold" text:paragraph-rsid="0019942e" style:font-size-asian="9.14999961853027pt" style:font-weight-asian="bold" style:font-name-complex="FreeMono" style:font-size-complex="10.5pt" style:font-weight-complex="bold"/>
    </style:style>
    <style:style style:name="P44" style:family="paragraph" style:parent-style-name="Standard">
      <style:text-properties fo:color="#ff0000" style:font-name="FreeMono" fo:font-size="10.5pt" fo:font-weight="bold" text:paragraph-rsid="0019bde4" style:font-size-asian="9.14999961853027pt" style:font-weight-asian="bold" style:font-name-complex="FreeMono" style:font-size-complex="10.5pt" style:font-weight-complex="bold"/>
    </style:style>
    <style:style style:name="P45" style:family="paragraph" style:parent-style-name="Standard">
      <style:text-properties fo:color="#ff0000" style:font-name="FreeMono" fo:font-size="10.5pt" fo:font-weight="normal" text:paragraph-rsid="0018e35d" style:font-size-asian="10.5pt" style:font-weight-asian="normal" style:font-name-complex="FreeMono" style:font-size-complex="10.5pt" style:font-weight-complex="normal"/>
    </style:style>
    <style:style style:name="P46" style:family="paragraph" style:parent-style-name="Standard">
      <style:text-properties fo:color="#ff0000" style:font-name="FreeMono" fo:font-size="10.5pt" fo:font-weight="normal" text:paragraph-rsid="0019942e" style:font-size-asian="10.5pt" style:font-weight-asian="normal" style:font-name-complex="FreeMono" style:font-size-complex="10.5pt" style:font-weight-complex="normal"/>
    </style:style>
    <style:style style:name="P47" style:family="paragraph" style:parent-style-name="Standard">
      <style:text-properties fo:color="#ff0000" style:font-name="FreeMono" fo:font-size="10.5pt" fo:font-weight="normal" text:paragraph-rsid="0019bde4" style:font-size-asian="10.5pt" style:font-weight-asian="normal" style:font-name-complex="FreeMono" style:font-size-complex="10.5pt" style:font-weight-complex="normal"/>
    </style:style>
    <style:style style:name="P48" style:family="paragraph" style:parent-style-name="Standard">
      <style:text-properties fo:color="#ff0000" style:font-name="FreeMono" fo:font-size="10.5pt" fo:language="en" fo:country="US" fo:font-weight="bold" text:paragraph-rsid="0019f84e" style:font-size-asian="10.5pt" style:font-weight-asian="bold" style:font-name-complex="FreeMono" style:font-size-complex="10.5pt" style:font-weight-complex="bold"/>
    </style:style>
    <style:style style:name="P49" style:family="paragraph" style:parent-style-name="Standard">
      <style:text-properties fo:color="#ff0000" style:font-name="FreeMono" fo:font-weight="bold" text:paragraph-rsid="0019942e" style:font-weight-asian="bold" style:font-name-complex="FreeMono" style:font-weight-complex="bold"/>
    </style:style>
    <style:style style:name="P50" style:family="paragraph" style:parent-style-name="Standard">
      <style:text-properties text:paragraph-rsid="0019bde4"/>
    </style:style>
    <style:style style:name="P51" style:family="paragraph" style:parent-style-name="Standard">
      <style:text-properties text:paragraph-rsid="0019942e"/>
    </style:style>
    <style:style style:name="P52" style:family="paragraph" style:parent-style-name="Standard">
      <style:text-properties text:paragraph-rsid="001b32db"/>
    </style:style>
    <style:style style:name="P53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54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9pt" fo:font-weight="bold" text:paragraph-rsid="0018e35d" style:font-size-asian="9pt" style:font-weight-asian="bold" style:font-name-complex="FreeMono" style:font-size-complex="9pt" style:font-weight-complex="bold"/>
    </style:style>
    <style:style style:name="P55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18e35d"/>
    </style:style>
    <style:style style:name="P5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1b32db"/>
    </style:style>
    <style:style style:name="P5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1cd3fe"/>
    </style:style>
    <style:style style:name="P5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6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6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text:paragraph-rsid="0019f84e" style:font-size-asian="10pt" style:font-weight-asian="bold" style:font-name-complex="FreeMono" style:font-size-complex="10pt" style:font-weight-complex="bold"/>
    </style:style>
    <style:style style:name="P6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ff0000" style:font-name="FreeMono" fo:font-size="10.5pt" fo:font-weight="normal" text:paragraph-rsid="0018e35d" style:font-size-asian="10.5pt" style:font-weight-asian="normal" style:font-name-complex="FreeMono" style:font-size-complex="10.5pt" style:font-weight-complex="normal"/>
    </style:style>
    <style:style style:name="P6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weight="bold" text:paragraph-rsid="0018e35d" style:font-weight-asian="bold" style:font-weight-complex="bold"/>
    </style:style>
    <style:style style:name="P64" style:family="paragraph" style:parent-style-name="Standard">
      <style:paragraph-properties fo:margin-left="1.249cm" fo:margin-right="0cm" fo:text-indent="0cm" style:auto-text-indent="false"/>
    </style:style>
    <style:style style:name="P65" style:family="paragraph" style:parent-style-name="Standard">
      <style:paragraph-properties fo:margin-left="1.249cm" fo:margin-right="0cm" fo:text-indent="0cm" style:auto-text-indent="false"/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66" style:family="paragraph" style:parent-style-name="Standard">
      <style:paragraph-properties fo:margin-left="1.249cm" fo:margin-right="0cm" fo:text-indent="0cm" style:auto-text-indent="false"/>
      <style:text-properties fo:color="#000000" style:font-name="FreeMono" fo:font-size="10pt" style:font-size-asian="10pt" style:font-name-complex="FreeMono" style:font-size-complex="10pt"/>
    </style:style>
    <style:style style:name="T1" style:family="text">
      <style:text-properties fo:color="#000000" style:font-name="FreeMono" fo:font-size="10pt" style:font-size-asian="10pt" style:font-name-complex="FreeMono" style:font-size-complex="10pt"/>
    </style:style>
    <style:style style:name="T2" style:family="text">
      <style:text-properties fo:color="#000000" style:font-name="FreeMono" fo:font-size="10pt" style:font-size-asian="10pt" style:font-name-complex="FreeMono" style:font-size-complex="10pt" style:font-weight-complex="bold"/>
    </style:style>
    <style:style style:name="T3" style:family="text">
      <style:text-properties fo:color="#000000" style:font-name="FreeMono" fo:font-size="10pt" text:rsid="0018e35d" style:font-size-asian="10pt" style:font-name-complex="FreeMono" style:font-size-complex="10pt"/>
    </style:style>
    <style:style style:name="T4" style:family="text">
      <style:text-properties fo:color="#000000" style:font-name="FreeMono" fo:font-size="10pt" text:rsid="001b32db" style:font-size-asian="10pt" style:font-name-complex="FreeMono" style:font-size-complex="10pt"/>
    </style:style>
    <style:style style:name="T5" style:family="text">
      <style:text-properties fo:color="#000000" style:font-name="FreeMono" fo:font-size="10pt" fo:font-weight="bold" style:font-size-asian="10pt" style:font-weight-asian="bold" style:font-name-complex="FreeMono" style:font-size-complex="10pt"/>
    </style:style>
    <style:style style:name="T6" style:family="text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T7" style:family="text">
      <style:text-properties fo:color="#000000" style:font-name="FreeMono" fo:font-size="10pt" fo:font-weight="bold" style:font-name-asian="DejaVu Sans" style:font-size-asian="10pt" style:font-weight-asian="bold" style:font-name-complex="FreeMono" style:font-size-complex="10pt" style:font-weight-complex="bold"/>
    </style:style>
    <style:style style:name="T8" style:family="text">
      <style:text-properties fo:color="#000000" style:font-name="FreeMono" fo:font-size="10pt" style:font-name-asian="DejaVu Sans" style:font-size-asian="10pt" style:font-name-complex="FreeMono" style:font-size-complex="10pt"/>
    </style:style>
    <style:style style:name="T9" style:family="text">
      <style:text-properties fo:color="#000000" style:font-name="FreeMono" fo:font-size="10pt" text:rsid="001cd3fe" style:font-name-asian="DejaVu Sans" style:font-size-asian="10pt" style:font-name-complex="FreeMono" style:font-size-complex="10pt"/>
    </style:style>
    <style:style style:name="T10" style:family="text">
      <style:text-properties fo:color="#000000" style:font-name="FreeMono" fo:font-size="10pt" style:font-name-asian="Times New Roman" style:font-size-asian="10pt" style:font-name-complex="FreeMono" style:font-size-complex="10pt"/>
    </style:style>
    <style:style style:name="T11" style:family="text">
      <style:text-properties fo:color="#000000" style:font-name="FreeMono" fo:font-size="10pt" fo:language="en" fo:country="US" fo:font-weight="bold" style:font-name-asian="DejaVu Sans" style:font-size-asian="10pt" style:font-weight-asian="bold" style:font-name-complex="FreeMono" style:font-size-complex="10pt" style:font-weight-complex="bold"/>
    </style:style>
    <style:style style:name="T12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/>
    </style:style>
    <style:style style:name="T13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T14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15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16" style:family="text">
      <style:text-properties fo:color="#000000" style:font-name="FreeMono" fo:font-size="10pt" fo:language="en" fo:country="US" fo:font-weight="normal" style:font-size-asian="10pt" style:font-name-complex="FreeMono" style:font-size-complex="10pt"/>
    </style:style>
    <style:style style:name="T17" style:family="text">
      <style:text-properties fo:color="#000000" style:font-name="FreeMono" fo:font-size="8pt" style:font-size-asian="8pt" style:font-name-complex="FreeMono" style:font-size-complex="8pt"/>
    </style:style>
    <style:style style:name="T18" style:family="text">
      <style:text-properties fo:color="#000000" style:font-name="FreeMono" fo:font-size="8pt" style:font-name-asian="Times New Roman" style:font-size-asian="8pt" style:font-name-complex="FreeMono" style:font-size-complex="8pt"/>
    </style:style>
    <style:style style:name="T19" style:family="text">
      <style:text-properties fo:color="#000000" style:font-name="FreeMono" fo:font-size="8pt" fo:font-weight="bold" style:font-size-asian="8pt" style:font-weight-asian="bold" style:font-name-complex="FreeMono" style:font-size-complex="8pt" style:font-weight-complex="bold"/>
    </style:style>
    <style:style style:name="T20" style:family="text">
      <style:text-properties fo:color="#000000" style:font-name="FreeMono" fo:font-size="9pt" style:font-size-asian="9pt" style:font-name-complex="FreeMono" style:font-size-complex="9pt"/>
    </style:style>
    <style:style style:name="T21" style:family="text">
      <style:text-properties fo:color="#000000" style:font-name="FreeMono" fo:font-size="9pt" fo:language="en" fo:country="US" style:font-size-asian="9pt" style:font-name-complex="FreeMono" style:font-size-complex="9pt"/>
    </style:style>
    <style:style style:name="T22" style:family="text">
      <style:text-properties fo:color="#000000" style:font-name="FreeMono" fo:font-size="7pt" style:font-size-asian="7pt" style:font-name-complex="FreeMono" style:font-size-complex="7pt"/>
    </style:style>
    <style:style style:name="T23" style:family="text">
      <style:text-properties fo:color="#000000" style:text-position="-33% 100%" style:font-name="FreeMono" fo:font-size="10pt" style:font-size-asian="10pt" style:font-name-complex="FreeMono" style:font-size-complex="10pt"/>
    </style:style>
    <style:style style:name="T24" style:family="text">
      <style:text-properties fo:color="#000000" style:text-position="-33% 100%" style:font-name="FreeMono" fo:font-size="10pt" fo:language="en" fo:country="US" style:font-size-asian="10pt" style:font-name-complex="FreeMono" style:font-size-complex="10pt"/>
    </style:style>
    <style:style style:name="T25" style:family="text">
      <style:text-properties fo:color="#000000" style:text-position="sub 58%" style:font-name="FreeMono" fo:font-size="10pt" style:font-size-asian="10pt" style:font-name-complex="FreeMono" style:font-size-complex="10pt"/>
    </style:style>
    <style:style style:name="T26" style:family="text">
      <style:text-properties fo:color="#000000" style:text-position="sub 62%" style:font-name="FreeMono" fo:font-size="10pt" style:font-size-asian="10pt" style:font-name-complex="FreeMono" style:font-size-complex="10pt"/>
    </style:style>
    <style:style style:name="T27" style:family="text">
      <style:text-properties fo:color="#000000" style:text-position="sub 62%" style:font-name="FreeMono" fo:font-size="8pt" style:font-size-asian="8pt" style:font-name-complex="FreeMono" style:font-size-complex="8pt"/>
    </style:style>
    <style:style style:name="T28" style:family="text">
      <style:text-properties fo:color="#000000" style:text-position="sub 62%" style:font-name="FreeMono" fo:font-size="7pt" style:font-size-asian="7pt" style:font-name-complex="FreeMono" style:font-size-complex="7pt"/>
    </style:style>
    <style:style style:name="T29" style:family="text">
      <style:text-properties fo:color="#000000" style:font-name="FreeMono1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30" style:family="text">
      <style:text-properties fo:color="#ff0000"/>
    </style:style>
    <style:style style:name="T31" style:family="text">
      <style:text-properties fo:color="#ff0000" style:font-name="FreeMono" fo:font-size="10pt" style:font-size-asian="10pt" style:font-name-complex="FreeMono" style:font-size-complex="10pt"/>
    </style:style>
    <style:style style:name="T32" style:family="text">
      <style:text-properties fo:color="#ff0000" style:font-name="FreeMono" fo:font-size="10pt" text:rsid="001b32db" style:font-size-asian="10pt" style:font-name-complex="FreeMono" style:font-size-complex="10pt"/>
    </style:style>
    <style:style style:name="T33" style:family="text">
      <style:text-properties fo:color="#ff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color="#ff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35" style:family="text">
      <style:text-properties fo:color="#ff0000" style:font-name="FreeMono" fo:font-size="10pt" fo:language="en" fo:country="US" fo:font-weight="normal" text:rsid="00224324" style:font-size-asian="10pt" style:font-weight-asian="normal" style:font-name-complex="FreeMono" style:font-size-complex="10pt" style:font-weight-complex="normal"/>
    </style:style>
    <style:style style:name="T36" style:family="text">
      <style:text-properties fo:color="#ff0000" style:font-name="FreeMono" fo:font-size="8pt" style:font-size-asian="8pt" style:font-name-complex="FreeMono" style:font-size-complex="8pt"/>
    </style:style>
    <style:style style:name="T37" style:family="text">
      <style:text-properties fo:color="#ff0000" style:font-name="FreeMono" fo:font-size="10.5pt" fo:font-weight="normal" text:rsid="001ce3c8" style:font-size-asian="10.5pt" style:font-weight-asian="normal" style:font-name-complex="FreeMono" style:font-size-complex="10.5pt" style:font-weight-complex="normal"/>
    </style:style>
    <style:style style:name="T38" style:family="text">
      <style:text-properties fo:color="#ff0000" style:font-name="FreeMono" fo:font-size="10.5pt" fo:font-weight="normal" text:rsid="001e23f8" style:font-size-asian="10.5pt" style:font-weight-asian="normal" style:font-name-complex="FreeMono" style:font-size-complex="10.5pt" style:font-weight-complex="normal"/>
    </style:style>
    <style:style style:name="T39" style:family="text">
      <style:text-properties fo:color="#ff0000" style:font-name="FreeMono" fo:font-size="10.5pt" fo:language="en" fo:country="US" fo:font-weight="normal" text:rsid="001c4851" style:font-size-asian="10.5pt" style:font-weight-asian="normal" style:font-name-complex="FreeMono" style:font-size-complex="10.5pt" style:font-weight-complex="normal"/>
    </style:style>
    <style:style style:name="T40" style:family="text">
      <style:text-properties fo:color="#ff0000" style:font-name="FreeMono" fo:font-size="10.5pt" fo:language="en" fo:country="US" fo:font-weight="normal" text:rsid="001c6afc" style:font-size-asian="10.5pt" style:font-weight-asian="normal" style:font-name-complex="FreeMono" style:font-size-complex="10.5pt" style:font-weight-complex="normal"/>
    </style:style>
    <style:style style:name="T41" style:family="text">
      <style:text-properties fo:color="#ff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2" style:family="text">
      <style:text-properties fo:color="#ff0000" style:font-name="FreeMono" fo:font-size="10.5pt" fo:language="en" fo:country="US" fo:font-weight="bold" text:rsid="001c4851" style:font-size-asian="10.5pt" style:font-weight-asian="bold" style:font-name-complex="FreeMono" style:font-size-complex="10.5pt" style:font-weight-complex="bold"/>
    </style:style>
    <style:style style:name="T43" style:family="text">
      <style:text-properties fo:color="#ff0000" style:font-name="FreeMono" fo:font-size="10.5pt" fo:language="en" fo:country="US" fo:font-weight="bold" text:rsid="001c6afc" style:font-size-asian="10.5pt" style:font-weight-asian="bold" style:font-name-complex="FreeMono" style:font-size-complex="10.5pt" style:font-weight-complex="bold"/>
    </style:style>
    <style:style style:name="T44" style:family="text">
      <style:text-properties fo:color="#ff0000" fo:font-weight="normal" text:rsid="001ce3c8" style:font-weight-asian="normal" style:font-weight-complex="normal"/>
    </style:style>
    <style:style style:name="T45" style:family="text">
      <style:text-properties fo:color="#ff0000" text:rsid="001ce3c8"/>
    </style:style>
    <style:style style:name="T46" style:family="text">
      <style:text-properties fo:color="#ff0000" fo:font-size="10.5pt" fo:language="en" fo:country="US" text:rsid="0019f84e" style:font-size-asian="10.5pt" style:font-size-complex="10.5pt"/>
    </style:style>
    <style:style style:name="T47" style:family="text">
      <style:text-properties fo:color="#ff0000" fo:font-size="10.5pt" fo:language="en" fo:country="US" fo:font-weight="normal" style:font-size-asian="10.5pt" style:font-weight-asian="normal" style:font-size-complex="10.5pt" style:font-weight-complex="normal"/>
    </style:style>
    <style:style style:name="T48" style:family="text">
      <style:text-properties fo:color="#ff0000" fo:font-size="10.5pt" fo:language="en" fo:country="US" fo:font-weight="normal" text:rsid="0002329e" style:font-size-asian="10.5pt" style:font-weight-asian="normal" style:font-size-complex="10.5pt" style:font-weight-complex="normal"/>
    </style:style>
    <style:style style:name="T49" style:family="text">
      <style:text-properties fo:color="#ff0000" fo:font-size="10.5pt" fo:language="en" fo:country="US" fo:font-weight="normal" text:rsid="0019f84e" style:font-size-asian="10.5pt" style:font-weight-asian="normal" style:font-size-complex="10.5pt" style:font-weight-complex="normal"/>
    </style:style>
    <style:style style:name="T50" style:family="text">
      <style:text-properties fo:color="#ff0000" fo:font-weight="bold" text:rsid="0018e35d" style:font-weight-asian="bold" style:font-weight-complex="bold"/>
    </style:style>
    <style:style style:name="T51" style:family="text">
      <style:text-properties style:use-window-font-color="true" style:font-name="FreeMono" fo:font-size="10pt" style:font-size-asian="10pt" style:font-name-complex="FreeMono" style:font-size-complex="10pt"/>
    </style:style>
    <style:style style:name="T52" style:family="text">
      <style:text-properties style:use-window-font-color="true" style:font-name="FreeMono" fo:font-size="10pt" style:font-name-asian="Times New Roman" style:font-size-asian="10pt" style:font-name-complex="FreeMono" style:font-size-complex="10pt"/>
    </style:style>
    <style:style style:name="T53" style:family="text">
      <style:text-properties style:use-window-font-color="true" style:font-name="FreeMono" fo:font-size="8pt" style:font-size-asian="8pt" style:font-name-complex="FreeMono" style:font-size-complex="8pt"/>
    </style:style>
    <style:style style:name="T54" style:family="text">
      <style:text-properties style:use-window-font-color="true" style:font-name="FreeMono" fo:font-size="8pt" fo:language="en" fo:country="US" style:font-size-asian="8pt" style:font-name-complex="FreeMono" style:font-size-complex="8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text:rsid="001691e4"/>
    </style:style>
    <style:style style:name="T57" style:family="text">
      <style:text-properties fo:font-weight="normal"/>
    </style:style>
    <style:style style:name="T58" style:family="text">
      <style:text-properties fo:font-weight="normal" text:rsid="001691e4" style:font-weight-asian="normal" style:font-weight-complex="normal"/>
    </style:style>
    <style:style style:name="T59" style:family="text">
      <style:text-properties fo:font-weight="normal" text:rsid="001754f1" style:font-weight-asian="normal" style:font-weight-complex="normal"/>
    </style:style>
    <style:style style:name="T60" style:family="text">
      <style:text-properties fo:font-weight="normal" text:rsid="0018d0ca" style:font-weight-asian="normal" style:font-weight-complex="normal"/>
    </style:style>
    <style:style style:name="T61" style:family="text">
      <style:text-properties fo:font-weight="normal" text:rsid="001e23f8" style:font-weight-asian="normal" style:font-weight-complex="normal"/>
    </style:style>
    <style:style style:name="T62" style:family="text">
      <style:text-properties fo:font-weight="normal" text:rsid="00193bea" style:font-weight-asian="normal" style:font-weight-complex="normal"/>
    </style:style>
    <style:style style:name="T63" style:family="text">
      <style:text-properties fo:font-weight="normal" text:rsid="0019bb45" style:font-weight-asian="normal" style:font-weight-complex="normal"/>
    </style:style>
    <style:style style:name="T64" style:family="text">
      <style:text-properties fo:font-weight="normal" text:rsid="0019bde4" style:font-weight-asian="normal" style:font-weight-complex="normal"/>
    </style:style>
    <style:style style:name="T65" style:family="text">
      <style:text-properties fo:font-weight="normal" text:rsid="001691e4" style:font-weight-asian="normal" style:font-name-complex="FreeMono" style:font-weight-complex="normal"/>
    </style:style>
    <style:style style:name="T66" style:family="text">
      <style:text-properties fo:font-weight="normal" text:rsid="001e23f8" style:font-weight-asian="normal" style:font-name-complex="FreeMono" style:font-weight-complex="normal"/>
    </style:style>
    <style:style style:name="T67" style:family="text">
      <style:text-properties fo:font-weight="normal" text:rsid="0019bb45" style:font-size-asian="9.14999961853027pt" style:font-weight-asian="normal" style:font-weight-complex="normal"/>
    </style:style>
    <style:style style:name="T68" style:family="text">
      <style:text-properties fo:font-weight="normal" text:rsid="001e23f8" style:font-size-asian="9.14999961853027pt" style:font-weight-asian="normal" style:font-weight-complex="normal"/>
    </style:style>
    <style:style style:name="T69" style:family="text">
      <style:text-properties text:rsid="001754f1"/>
    </style:style>
    <style:style style:name="T70" style:family="text">
      <style:text-properties text:rsid="001e23f8"/>
    </style:style>
    <style:style style:name="T71" style:family="text">
      <style:text-properties style:font-name="FreeMono" fo:font-weight="normal" text:rsid="001691e4" style:font-weight-asian="normal" style:font-weight-complex="normal"/>
    </style:style>
    <style:style style:name="T72" style:family="text">
      <style:text-properties style:font-name="FreeMono" fo:font-weight="normal" text:rsid="001e23f8" style:font-weight-asian="normal" style:font-weight-complex="normal"/>
    </style:style>
    <style:style style:name="T73" style:family="text">
      <style:text-properties text:rsid="001ce3c8"/>
    </style:style>
    <style:style style:name="T74" style:family="text">
      <style:text-properties text:rsid="0018e35d"/>
    </style:style>
    <style:style style:name="T75" style:family="text">
      <style:text-properties text:rsid="0018e35d" style:font-weight-complex="bold"/>
    </style:style>
    <style:style style:name="T76" style:family="text">
      <style:text-properties style:font-name="FreeMono"/>
    </style:style>
    <style:style style:name="T77" style:family="text">
      <style:text-properties style:font-name="FreeMono" fo:font-weight="normal" text:rsid="001691e4" style:font-weight-asian="normal" style:font-name-complex="FreeMono" style:font-weight-complex="normal"/>
    </style:style>
    <style:style style:name="T78" style:family="text">
      <style:text-properties style:font-name="FreeMono" fo:font-size="10pt" style:font-size-asian="10pt" style:font-name-complex="FreeMono" style:font-size-complex="10pt"/>
    </style:style>
    <style:style style:name="T79" style:family="text">
      <style:text-properties style:font-name="FreeMono" fo:font-size="10pt" text:rsid="001b32db" style:font-size-asian="10pt" style:font-name-complex="FreeMono" style:font-size-complex="10pt"/>
    </style:style>
    <style:style style:name="T80" style:family="text">
      <style:text-properties style:font-name-complex="FreeMono"/>
    </style:style>
    <style:style style:name="T81" style:family="text">
      <style:text-properties text:rsid="001a302f" style:font-size-asian="9.14999961853027pt"/>
    </style:style>
    <style:style style:name="T82" style:family="text">
      <style:text-properties text:rsid="001e23f8" style:font-size-asian="9.14999961853027pt"/>
    </style:style>
    <style:style style:name="T83" style:family="text">
      <style:text-properties text:rsid="00193bea" style:font-size-asian="9.14999961853027pt"/>
    </style:style>
    <style:style style:name="T84" style:family="text">
      <style:text-properties text:rsid="0019bb45" style:font-size-asian="9.14999961853027pt"/>
    </style:style>
    <style:style style:name="T85" style:family="text">
      <style:text-properties text:rsid="001a3373" style:font-size-asian="9.14999961853027pt"/>
    </style:style>
    <style:style style:name="T86" style:family="text">
      <style:text-properties text:rsid="0019bb45"/>
    </style:style>
    <style:style style:name="T87" style:family="text">
      <style:text-properties text:rsid="00193bea"/>
    </style:style>
    <style:style style:name="T88" style:family="text">
      <style:text-properties fo:font-size="10.5pt"/>
    </style:style>
    <style:style style:name="T89" style:family="text">
      <style:text-properties fo:font-size="10.5pt" fo:font-weight="normal" text:rsid="0019bb45" style:font-size-asian="9.14999961853027pt" style:font-weight-asian="normal" style:font-size-complex="10.5pt" style:font-weight-complex="normal"/>
    </style:style>
    <style:style style:name="T90" style:family="text">
      <style:text-properties fo:font-size="10.5pt" fo:font-weight="normal" text:rsid="00193bea" style:font-size-asian="9.14999961853027pt" style:font-weight-asian="normal" style:font-size-complex="10.5pt" style:font-weight-complex="normal"/>
    </style:style>
    <style:style style:name="T91" style:family="text">
      <style:text-properties fo:language="en" fo:country="US" text:rsid="001c4851" style:font-size-asian="10.5pt"/>
    </style:style>
    <style:style style:name="T92" style:family="text">
      <style:text-properties fo:language="en" fo:country="US" text:rsid="001c6afc" style:font-size-asian="10.5pt"/>
    </style:style>
    <style:style style:name="T93" style:family="text">
      <style:text-properties fo:language="en" fo:country="US" fo:font-weight="normal" text:rsid="001c6afc" style:font-size-asian="10.5pt" style:font-weight-asian="normal" style:font-weight-complex="normal"/>
    </style:style>
    <style:style style:name="T94" style:family="text">
      <style:text-properties fo:language="en" fo:country="US" fo:font-weight="normal" text:rsid="001c4851" style:font-size-asian="10.5pt" style:font-weight-asian="normal" style:font-weight-complex="normal"/>
    </style:style>
    <style:style style:name="T95" style:family="text">
      <style:text-properties fo:language="en" fo:country="US" fo:font-weight="normal" text:rsid="0019bde4" style:font-size-asian="10.5pt" style:font-weight-asian="normal" style:font-weight-complex="normal"/>
    </style:style>
    <style:style style:name="T96" style:family="text">
      <style:text-properties fo:language="en" fo:country="US" fo:font-weight="normal" text:rsid="001c6afc" style:font-weight-asian="normal" style:font-weight-complex="normal"/>
    </style:style>
    <style:style style:name="T97" style:family="text">
      <style:text-properties fo:language="en" fo:country="US" text:rsid="001c6afc"/>
    </style:style>
    <style:style style:name="T98" style:family="text">
      <style:text-properties text:rsid="0019bde4"/>
    </style:style>
    <style:style style:name="T99" style:family="text">
      <style:text-properties style:font-size-asian="10.5pt"/>
    </style:style>
    <style:style style:name="T100" style:family="text">
      <style:text-properties style:font-weight-asian="normal"/>
    </style:style>
    <style:style style:name="T101" style:family="text">
      <style:text-properties style:font-size-complex="10.5pt"/>
    </style:style>
    <style:style style:name="T102" style:family="text">
      <style:text-properties style:font-weight-complex="normal"/>
    </style:style>
    <style:style style:name="T103" style:family="text">
      <style:text-properties text:rsid="0002329e"/>
    </style:style>
    <style:style style:name="T104" style:family="text">
      <style:text-properties text:rsid="0019f8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8. Esquema de traducción orientado a las gramáticas de atributos</text:p>
      <text:p text:style-name="P1"/>
      <text:p text:style-name="P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3"><text:bookmark-start text:name="__DdeLink__24645_2085866184"/>Programa →</text:p>
      <text:p text:style-name="P11">{</text:p>
      <text:p text:style-name="P12"><text:tab/>Declaraciones.etqh<text:tab/>= longInicio + 1</text:p>
      <text:p text:style-name="P12"><text:s text:c="4"/>Declaraciones.dirh<text:tab/>= 0</text:p>
      <text:p text:style-name="P12"><text:s text:c="4"/>Declaraciones.nh <text:s/><text:tab/>= 0</text:p>
      <text:p text:style-name="P4"><text:tab/>Declaraciones.tsh <text:tab/>= creaTS()</text:p>
      <text:p text:style-name="P12"><text:tab/></text:p>
      <text:p text:style-name="P11">}</text:p>
      <text:p text:style-name="P11">Declaraciones</text:p>
      <text:p text:style-name="P11">{</text:p>
      <text:p text:style-name="P11">}</text:p>
      <text:p text:style-name="P11">&amp;</text:p>
      <text:p text:style-name="P11">{</text:p>
      <text:p text:style-name="P12"><text:s text:c="4"/>Instrucciones.etqh<text:tab/>= Declaraciones.etq</text:p>
      <text:p text:style-name="P17"><text:span text:style-name="Fuente_20_de_20_párrafo_20_predeter."><text:span text:style-name="T1"><text:tab/>Instrucciones.tsh <text:tab/>= Declaraciones.ts</text:span></text:span></text:p>
      <text:p text:style-name="P11">}</text:p>
      <text:p text:style-name="P11">Instrucciones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Programa.ts <text:tab/>= Declaraciones.ts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Programa.error <text:tab/>=</text:span></text:span></text:p>
      <text:p text:style-name="P17"><text:span text:style-name="Fuente_20_de_20_párrafo_20_predeter."><text:span text:style-name="T1"><text:tab/><text:tab/>Declaraciones.error v</text:span></text:span></text:p>
      <text:p text:style-name="P17"><text:span text:style-name="Fuente_20_de_20_párrafo_20_predeter."><text:span text:style-name="T1"><text:tab/><text:tab/>Instrucciones.error <text:s/>v</text:span></text:span></text:p>
      <text:p text:style-name="P17"><text:span text:style-name="Fuente_20_de_20_párrafo_20_predeter."><text:span text:style-name="T1"><text:tab/><text:tab/>Declaraciones.pend != </text:span></text:span><text:bookmark-start text:name="__DdeLink__41535_250290990"/><text:span text:style-name="Fuente_20_de_20_párrafo_20_predeter."><text:span text:style-name="T8">ⵁ</text:span></text:span><text:bookmark-end text:name="__DdeLink__41535_250290990"/><text:span text:style-name="Fuente_20_de_20_párrafo_20_predeter."><text:span text:style-name="T8"> </text:span></text:span><text:span text:style-name="Fuente_20_de_20_párrafo_20_predeter."><text:span text:style-name="T9">v</text:span></text:span></text:p>
      <text:p text:style-name="P58"><text:span text:style-name="Fuente_20_de_20_párrafo_20_predeter."><text:span text:style-name="T9"><text:tab/><text:tab/>Declaraciones.forward != <text:s/>ⵁ</text:span></text:span></text:p>
      <text:p text:style-name="Standard"><text:span text:style-name="Fuente_20_de_20_párrafo_20_predeter."><text:span text:style-name="T1"><text:tab/><text:tab/>Programa.cod <text:s/>=</text:span></text:span></text:p>
      <text:p text:style-name="P12"><text:s text:c="6"/><text:tab/><text:tab/>inicio(Declaraciones.n,Declaraciones.dir) ||</text:p>
      <text:p text:style-name="P12"><text:s text:c="6"/><text:tab/><text:tab/>ir-a(Declaraciones.etq) <text:s text:c="9"/><text:tab/><text:tab/><text:tab/>||</text:p>
      <text:p text:style-name="P12"><text:s text:c="6"/><text:tab/><text:tab/>Declaraciones.cod <text:s text:c="15"/><text:tab/><text:tab/><text:tab/>||</text:p>
      <text:p text:style-name="P12"><text:s text:c="7"/><text:tab/><text:tab/>Instrucciones.cod <text:s text:c="16"/><text:tab/><text:tab/><text:tab/>||</text:p>
      <text:p text:style-name="P12"><text:s text:c="8"/><text:tab/>stop;</text:p>
      <text:p text:style-name="P11">}</text:p>
      <text:p text:style-name="P9"/>
      <text:p text:style-name="P9"/>
      <text:p text:style-name="P3">Declaraciones →</text:p>
      <text:p text:style-name="P11">{</text:p>
      <text:p text:style-name="P12"><text:tab/>Declaracion.nh = Declaraciones.nh</text:p>
      <text:p text:style-name="P17"><text:span text:style-name="Fuente_20_de_20_párrafo_20_predeter."><text:span text:style-name="T1"><text:tab/>Declaracion.etqh = Declaraciones.etqh</text:span></text:span></text:p>
      <text:p text:style-name="P17"><text:span text:style-name="Fuente_20_de_20_párrafo_20_predeter."><text:span text:style-name="T1"><text:tab/>Declaracion.dirh = </text:span></text:span><text:span text:style-name="Fuente_20_de_20_párrafo_20_predeter."><text:span text:style-name="T51">Declaraciones.dirh</text:span></text:span></text:p>
      <text:p text:style-name="P11">}</text:p>
      <text:p text:style-name="P11">Declaracion</text:p>
      <text:p text:style-name="P12">{</text:p>
      <text:p text:style-name="P30"><text:span text:style-name="Fuente_20_de_20_párrafo_20_predeter."><text:span text:style-name="T17">DeclaracionesRec.codh = Declaracion.cod</text:span></text:span></text:p>
      <text:p text:style-name="P30"><text:span text:style-name="Fuente_20_de_20_párrafo_20_predeter."><text:span text:style-name="T17">DeclaracionesRec.dirh = Declaraciones.dirh + Declaracion.tam</text:span></text:span></text:p>
      <text:p text:style-name="P30"><text:span text:style-name="Fuente_20_de_20_párrafo_20_predeter."><text:span text:style-name="T17">DeclaracionesRec.etqh = Declaracion.etq</text:span></text:span></text:p>
      <text:p text:style-name="P30"><text:span text:style-name="Fuente_20_de_20_párrafo_20_predeter."><text:span text:style-name="T17">DeclaracionesRec.nh = </text:span></text:span><text:span text:style-name="Fuente_20_de_20_párrafo_20_predeter."><text:span text:style-name="T36">Declaracion.n</text:span></text:span></text:p>
      <text:p text:style-name="P31">DeclaracionesRec.tsh <text:s/>= inserta(Declaraciones.tsh,Declaracion.id,</text:p>
      <text:p text:style-name="P32"><text:soft-page-break/><text:tab/><text:tab/><text:tab/>Declaracion.props)</text:p>
      <text:p text:style-name="P33"><text:span text:style-name="Fuente_20_de_20_párrafo_20_predeter."><text:span text:style-name="T17">DeclaracionesRec.errorh = Declaracion.error <text:s/>v <text:s/>(existeID(Declaraciones.tsh,Declaracion.id) <text:s/>٨ <text:tab/>Declaraciones.tsh[Declaracion.id].nivel = Declaraciones.nh)</text:span></text:span></text:p>
      <text:p text:style-name="P31">DeclaracionesRec.pendh = Declaracion.pend – <text:s/>( si (Declaracion.props.clase = tipo) {Declaracion.id} sino {}</text:p>
      <text:p text:style-name="P54"><text:span text:style-name="T44">DeclaracionesRec.forwardh = Declaracion.forward</text:span></text:p>
      <text:p text:style-name="P11">}</text:p>
      <text:p text:style-name="P11">DeclaracionesRec</text:p>
      <text:p text:style-name="P11">{</text:p>
      <text:p text:style-name="P12"><text:tab/>Declaraciones.ts = DeclaracionesRec.ts</text:p>
      <text:p text:style-name="P12"><text:tab/>Declaraciones.error = DeclaracionesRec.error</text:p>
      <text:p text:style-name="P12"><text:tab/>Declaraciones.pend = DeclaracionesRec.pend</text:p>
      <text:p text:style-name="P17"><text:span text:style-name="Fuente_20_de_20_párrafo_20_predeter."><text:span text:style-name="T1"><text:tab/>Declaraciones.n = DeclaracionesRec.n</text:span></text:span></text:p>
      <text:p text:style-name="P17"><text:span text:style-name="Fuente_20_de_20_párrafo_20_predeter."><text:span text:style-name="T1"><text:tab/>D</text:span></text:span><text:span text:style-name="Fuente_20_de_20_párrafo_20_predeter."><text:span text:style-name="T1">eclaraciones.dir = DeclaracionesRec.dir<text:tab/></text:span></text:span></text:p>
      <text:p text:style-name="P17"><text:span text:style-name="Fuente_20_de_20_párrafo_20_predeter."><text:span text:style-name="T1"><text:tab/>Declaraciones.etq = DeclaracionesRec.etq</text:span></text:span></text:p>
      <text:p text:style-name="P17"><text:span text:style-name="Fuente_20_de_20_párrafo_20_predeter."><text:span text:style-name="T1"><text:tab/>De</text:span></text:span><text:span text:style-name="Fuente_20_de_20_párrafo_20_predeter."><text:span text:style-name="T1">claraciones.ts = DeclaracionesRec.ts</text:span></text:span></text:p>
      <text:p text:style-name="P17"><text:span text:style-name="Fuente_20_de_20_párrafo_20_predeter."><text:span text:style-name="T1"><text:tab/>Declaraciones.cod = DeclaracionesRec.cod</text:span></text:span></text:p>
      <text:p text:style-name="P56"><text:span text:style-name="Fuente_20_de_20_párrafo_20_predeter."><text:span text:style-name="T1"><text:tab/></text:span></text:span><text:span text:style-name="Fuente_20_de_20_párrafo_20_predeter."><text:span text:style-name="T37">Declaraciones.forward <text:tab/>= DeclaracionesRec.forward</text:span></text:span></text:p>
      <text:p text:style-name="P11">}<text:bookmark-start text:name="__DdeLink__10602_375864274"/><text:tab/></text:p>
      <text:p text:style-name="P4"/>
      <text:p text:style-name="P38"><text:span text:style-name="T58"/></text:p>
      <text:p text:style-name="P36"/>
      <text:p text:style-name="P4"><text:tab/><text:bookmark-end text:name="__DdeLink__10602_375864274"/></text:p>
      <text:p text:style-name="P3"/>
      <text:p text:style-name="P3">DeclaracionesRec → ';'</text:p>
      <text:p text:style-name="P11">{</text:p>
      <text:p text:style-name="P12"><text:tab/>Declaracion.nh = DeclaracionesRec0.nh</text:p>
      <text:p text:style-name="P17"><text:span text:style-name="Fuente_20_de_20_párrafo_20_predeter."><text:span text:style-name="T1"><text:tab/>Declaracion.etqh = DeclaracionesRec0.etqh</text:span></text:span></text:p>
      <text:p text:style-name="P17"><text:span text:style-name="Fuente_20_de_20_párrafo_20_predeter."><text:span text:style-name="T1"><text:tab/>Declaracion.dir = DeclaracionesRec0.dirh</text:span></text:span></text:p>
      <text:p text:style-name="P11">}</text:p>
      <text:p text:style-name="P11">Declaracion</text:p>
      <text:p text:style-name="P11">{</text:p>
      <text:p text:style-name="P12"><text:tab/>DeclaracionesRec1.tsh = inserta(DeclaracionesRec0.tsh, Declaracion.id, Declaracion.props)</text:p>
      <text:p text:style-name="P17"><text:span text:style-name="Fuente_20_de_20_párrafo_20_predeter."><text:span text:style-name="T1"><text:tab/>DeclaracionesRec1.etqh = Declaracion.etq</text:span></text:span></text:p>
      <text:p text:style-name="P17"><text:span text:style-name="Fuente_20_de_20_párrafo_20_predeter."><text:span text:style-name="T1"><text:tab/>DeclaracionesRec1.nh = max (DeclaracionesRec0.nh, Declaracion.n)</text:span></text:span></text:p>
      <text:p text:style-name="P17"><text:span text:style-name="Fuente_20_de_20_párrafo_20_predeter."><text:span text:style-name="T1"><text:tab/>DeclaracionesRec1.dirh = </text:span></text:span><text:span text:style-name="Fuente_20_de_20_párrafo_20_predeter."><text:span text:style-name="T31">DeclaracionRec0.dirh</text:span></text:span><text:span text:style-name="Fuente_20_de_20_párrafo_20_predeter."><text:span text:style-name="T1"> + Declaracion.tam</text:span></text:span></text:p>
      <text:p text:style-name="P17"><text:span text:style-name="Fuente_20_de_20_párrafo_20_predeter."><text:span text:style-name="T1"><text:tab/>DeclaracionesRec1.tsh = inserta(DeclaracionesRec0.tsh, Declaracion.id,</text:span></text:span></text:p>
      <text:p text:style-name="P17"><text:span text:style-name="Fuente_20_de_20_párrafo_20_predeter."><text:span text:style-name="T1"><text:tab/><text:tab/><text:tab/><text:tab/><text:tab/><text:tab/><text:tab/>Declaracion.props ++ Declaracion.propsop)<text:tab/></text:span></text:span></text:p>
      <text:p text:style-name="P17"><text:span text:style-name="Fuente_20_de_20_párrafo_20_predeter."><text:span text:style-name="T1"><text:tab/>DeclaracionesRec1.codh = DeclaracionesRec0.codh || Declaracion.cod</text:span></text:span></text:p>
      <text:p text:style-name="P12"/>
      <text:p text:style-name="P17"><text:span text:style-name="Fuente_20_de_20_párrafo_20_predeter."><text:span text:style-name="T1"><text:tab/>DeclaracionesRec1.errorh = DeclaracionesRec0.errorh v Declaracion.error v</text:span></text:span></text:p>
      <text:p text:style-name="P17"><text:span text:style-name="Fuente_20_de_20_párrafo_20_predeter."><text:span text:style-name="T1"><text:tab/><text:tab/><text:tab/><text:tab/><text:tab/><text:tab/><text:tab/>(existeID(DeclaracionesRec0.tsh,Declaracion.id) <text:s/>٨</text:span></text:span></text:p>
      <text:p text:style-name="P12"><text:tab/><text:tab/><text:tab/><text:tab/><text:tab/><text:tab/><text:tab/>DeclaracionesRec0.tsh[Declaracion.id].nivel = <text:tab/>DeclaracionesRec0.nh)</text:p>
      <text:p text:style-name="P12"><text:tab/>DeclaracionesRec1.pendh = DeclaracionesRec0.pendh U Declaracion.pend –</text:p>
      <text:p text:style-name="P12"><text:tab/><text:tab/><text:tab/><text:tab/><text:tab/>( si (Declaracion.props.clase = tipo) {Declaracion.id} sino {}</text:p>
      <text:p text:style-name="P37"><text:span text:style-name="T45"><text:tab/>DeclaracionesRec1.forwardh = DeclaracionesRec0.forwardh U</text:span></text:p>
      <text:p text:style-name="P45"><text:span text:style-name="T73"><text:tab/><text:tab/><text:tab/><text:tab/><text:tab/>Declaracion.forward </text:span><text:span text:style-name="T74">-</text:span><text:span text:style-name="T73"> </text:span></text:p>
      <text:p text:style-name="P45"><text:span text:style-name="T73"><text:tab/><text:tab/><text:tab/><text:tab/><text:tab/></text:span><text:span text:style-name="T70">si (Declaracion.props.t == proc) <text:tab/><text:tab/><text:tab/><text:tab/><text:tab/><text:tab/><text:tab/><text:tab/><text:tab/><text:tab/><text:tab/><text:tab/>{Declaracion.id}</text:span></text:p>
      <text:p text:style-name="P12"/>
      <text:p text:style-name="P11"><text:soft-page-break/>}</text:p>
      <text:p text:style-name="P11">DeclaracionesRec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esRec0.ts = DeclaracionesRec1.ts</text:span></text:span></text:p>
      <text:p text:style-name="P12"><text:tab/>DeclaracionesRec0.error = DeclaracionesRec1.error</text:p>
      <text:p text:style-name="P12"><text:tab/>DeclaracionesRec0.pend = DeclaracionesRec1.pend</text:p>
      <text:p text:style-name="P17"><text:span text:style-name="Fuente_20_de_20_párrafo_20_predeter."><text:span text:style-name="T1"><text:tab/>DeclaracionesRec0.n = DeclaracionesRec1.n</text:span></text:span></text:p>
      <text:p text:style-name="P17"><text:span text:style-name="Fuente_20_de_20_párrafo_20_predeter."><text:span text:style-name="T1"><text:tab/>DeclaracionesRec0.etq = DeclaracionesRec1.etq</text:span></text:span></text:p>
      <text:p text:style-name="P17"><text:span text:style-name="Fuente_20_de_20_párrafo_20_predeter."><text:span text:style-name="T1"><text:tab/>DeclaracionesRec0.dir = DeclaracionesRec1.dir</text:span></text:span></text:p>
      <text:p text:style-name="P17"><text:span text:style-name="Fuente_20_de_20_párrafo_20_predeter."><text:span text:style-name="T1"><text:tab/>DeclaracionesRec0.cod = DeclaracionesRec1.cod</text:span></text:span></text:p>
      <text:p text:style-name="P62"><text:span text:style-name="Fuente_20_de_20_párrafo_20_predeter."><text:span text:style-name="T38"><text:tab/>DeclaracionesRec0.forward = DeclaracionesRec1.forward</text:span></text:span></text:p>
      <text:p text:style-name="P11">}</text:p>
      <text:p text:style-name="P3"><text:tab/></text:p>
      <text:p text:style-name="P4"><text:tab/></text:p>
      <text:p text:style-name="Standard"><text:span text:style-name="Fuente_20_de_20_párrafo_20_predeter."><text:span text:style-name="T6">DeclaracionesRec → </text:span></text:span><text:bookmark-start text:name="__DdeLink__7005_1948327631"/><text:span text:style-name="Fuente_20_de_20_párrafo_20_predeter."><text:span text:style-name="T6">λ</text:span></text:span><text:bookmark-end text:name="__DdeLink__7005_1948327631"/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esRec.ts = DeclaracionesRec.tsh</text:span></text:span></text:p>
      <text:p text:style-name="P17"><text:span text:style-name="Fuente_20_de_20_párrafo_20_predeter."><text:span text:style-name="T1"><text:tab/>DeclaracionesRec.error = DeclaracionesRec.errorh</text:span></text:span></text:p>
      <text:p text:style-name="P17"><text:span text:style-name="Fuente_20_de_20_párrafo_20_predeter."><text:span text:style-name="T1"><text:tab/>DeclaracionesRec.pend = DeclaracionesRec.pendh</text:span></text:span></text:p>
      <text:p text:style-name="P17"><text:span text:style-name="Fuente_20_de_20_párrafo_20_predeter."><text:span text:style-name="T1"><text:tab/>DeclaracionesRec.n = DeclaracionesRec.nh</text:span></text:span></text:p>
      <text:p text:style-name="P17"><text:span text:style-name="Fuente_20_de_20_párrafo_20_predeter."><text:span text:style-name="T1"><text:tab/>DeclaracionesRec.etq = DeclaracionesRec.etqh</text:span></text:span></text:p>
      <text:p text:style-name="P17"><text:span text:style-name="Fuente_20_de_20_párrafo_20_predeter."><text:span text:style-name="T1"><text:tab/>DeclaracionesRec.dir = DeclaracionesRec.dirh</text:span></text:span></text:p>
      <text:p text:style-name="P17"><text:span text:style-name="Fuente_20_de_20_párrafo_20_predeter."><text:span text:style-name="T1"><text:tab/>DeclaracionesRec.cod = DeclaracionesRec.codh</text:span></text:span></text:p>
      <text:p text:style-name="P63"><text:span text:style-name="Fuente_20_de_20_párrafo_20_predeter."><text:span text:style-name="T38"><text:tab/>DeclaracionesRec.forward = DeclaracionesRec.forwardh</text:span></text:span></text:p>
      <text:p text:style-name="P17"><text:span text:style-name="Fuente_20_de_20_párrafo_20_predeter."><text:span text:style-name="T6">}</text:span></text:span></text:p>
      <text:p text:style-name="P4"/>
      <text:p text:style-name="P4"/>
      <text:p text:style-name="P4"/>
      <text:p text:style-name="P3">Declaracion →</text:p>
      <text:p text:style-name="P65">{</text:p>
      <text:p text:style-name="P66"><text:tab/>DeclaracionTipo.tsh = Declaracion.tsh</text:p>
      <text:p text:style-name="P66"><text:tab/>DeclaracionTipo.nh = Declaracion.nh</text:p>
      <text:p text:style-name="P65">}</text:p>
      <text:p text:style-name="P65">DeclaracionTipo</text:p>
      <text:p text:style-name="P65">{</text:p>
      <text:p text:style-name="P66"><text:tab/>Declaracion.tam <text:s text:c="8"/>= 0</text:p>
      <text:p text:style-name="P66"><text:tab/>Declaracion.n <text:s text:c="10"/>= Declaracion.nh</text:p>
      <text:p text:style-name="P66"><text:tab/>Declaracion.cod <text:s text:c="8"/>= λ</text:p>
      <text:p text:style-name="P66"><text:tab/>Declaracion.etq <text:s text:c="8"/>= Declaracion.etqh</text:p>
      <text:p text:style-name="P66"><text:tab/>Declaracion.id = DeclaracionTipo.id</text:p>
      <text:p text:style-name="P64"><text:span text:style-name="Fuente_20_de_20_párrafo_20_predeter."><text:span text:style-name="T1"><text:tab/>Declaracion.props = DeclaracionTipo.props ++ &lt;&gt;</text:span></text:span></text:p>
      <text:p text:style-name="P64"><text:span text:style-name="Fuente_20_de_20_párrafo_20_predeter."><text:span text:style-name="T6"><text:tab/></text:span></text:span><text:span text:style-name="Fuente_20_de_20_párrafo_20_predeter."><text:span text:style-name="T1">Declaracion.error <text:s/>= DeclaracionTipo.error</text:span></text:span></text:p>
      <text:p text:style-name="P64"><text:span text:style-name="Fuente_20_de_20_párrafo_20_predeter."><text:span text:style-name="T1"><text:tab/>Declaracion.pend = DeclaracionTipo.pend</text:span></text:span></text:p>
      <text:p text:style-name="P64"><text:span text:style-name="Fuente_20_de_20_párrafo_20_predeter."><text:span text:style-name="T1"><text:tab/></text:span></text:span><text:span text:style-name="Fuente_20_de_20_párrafo_20_predeter."><text:span text:style-name="T3">Declaracion.forward = {}</text:span></text:span></text:p>
      <text:p text:style-name="P65">}</text:p>
      <text:p text:style-name="P4"/>
      <text:p text:style-name="P3">Declaracion →</text:p>
      <text:p text:style-name="P11">{</text:p>
      <text:p text:style-name="P12"><text:tab/>DeclaracionVariable.tsh = Declaracion.tsh</text:p>
      <text:p text:style-name="P12"><text:tab/>DeclaracionVariable.nh = Declaracion.nh</text:p>
      <text:p text:style-name="P11">}</text:p>
      <text:p text:style-name="P11">DeclaracionVariable</text:p>
      <text:p text:style-name="P11">{</text:p>
      <text:p text:style-name="P12"><text:tab/>Declaracion.id = DeclaracionVariable.id</text:p>
      <text:p text:style-name="P17"><text:span text:style-name="Fuente_20_de_20_párrafo_20_predeter."><text:span text:style-name="T1"><text:tab/>Declaracion.props = DeclaracionVariable.props ++ &lt;dir:Declaracion.dirh&gt;</text:span></text:span></text:p>
      <text:p text:style-name="P17"><text:soft-page-break/><text:span text:style-name="Fuente_20_de_20_párrafo_20_predeter."><text:span text:style-name="T6"><text:tab/></text:span></text:span><text:span text:style-name="Fuente_20_de_20_párrafo_20_predeter."><text:span text:style-name="T1">Declaracion.error = DeclaracionVariable.error</text:span></text:span></text:p>
      <text:p text:style-name="P17"><text:span text:style-name="Fuente_20_de_20_párrafo_20_predeter."><text:span text:style-name="T1"><text:tab/>Declaracion.pend = DeclaracionVariable.pend</text:span></text:span></text:p>
      <text:p text:style-name="P17"><text:span text:style-name="Fuente_20_de_20_párrafo_20_predeter."><text:span text:style-name="T1"><text:tab/>Declaracion.tam <text:s text:c="8"/>= DeclaracionVariable.props.tipo.tam</text:span></text:span></text:p>
      <text:p text:style-name="P17"><text:span text:style-name="Fuente_20_de_20_párrafo_20_predeter."><text:span text:style-name="T1"><text:tab/>Declaracion.n <text:s text:c="10"/>= Declaracion.nh</text:span></text:span></text:p>
      <text:p text:style-name="P12"><text:tab/>Declaracion.cod <text:s text:c="8"/>= λ</text:p>
      <text:p text:style-name="P17"><text:span text:style-name="Fuente_20_de_20_párrafo_20_predeter."><text:span text:style-name="T1"><text:tab/>Declaracion.etq <text:s text:c="8"/>= Declaracion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3">Declaracion.forward = {}</text:span></text:span></text:p>
      <text:p text:style-name="P17"><text:span text:style-name="Fuente_20_de_20_párrafo_20_predeter."><text:span text:style-name="T1">}</text:span></text:span><text:span text:style-name="Fuente_20_de_20_párrafo_20_predeter."><text:span text:style-name="T6"><text:tab/></text:span></text:span></text:p>
      <text:p text:style-name="P3"/>
      <text:p text:style-name="P3"/>
      <text:p text:style-name="P38"><text:span text:style-name="T56">DeclaracionProcedimiento → </text:span></text:p>
      <text:p text:style-name="P38"><text:span text:style-name="T56"><text:tab/>procedure id </text:span></text:p>
      <text:p text:style-name="P38"><text:span text:style-name="T56"><text:tab/></text:span><text:span text:style-name="T74">{</text:span></text:p>
      <text:p text:style-name="P38"><text:span text:style-name="T58"><text:tab/><text:tab/>Fparametros.tsh = </text:span><text:span text:style-name="T59">creaTS(</text:span><text:span text:style-name="T58">DeclaracionProcedimiento.tsh</text:span><text:span text:style-name="T59">)</text:span></text:p>
      <text:p text:style-name="P38"><text:span text:style-name="T58"><text:tab/><text:tab/>Fparametros.nh </text:span><text:span text:style-name="T60">=</text:span><text:span text:style-name="T58"> DeclaracionProcedimiento.nh +1</text:span></text:p>
      <text:p text:style-name="P50"><text:span text:style-name="Fuente_20_de_20_párrafo_20_predeter."><text:span text:style-name="T42"><text:tab/><text:tab/></text:span></text:span><text:span text:style-name="Fuente_20_de_20_párrafo_20_predeter."><text:span text:style-name="T39">FParametros.dirh = DeclaracionProcedimiento.dirh</text:span></text:span></text:p>
      <text:p text:style-name="P38"><text:span text:style-name="T74"><text:tab/>}</text:span></text:p>
      <text:p text:style-name="P38"><text:span text:style-name="T56"><text:tab/>FParametros </text:span></text:p>
      <text:p text:style-name="P38"><text:span text:style-name="T56"><text:tab/></text:span><text:span text:style-name="T74">{</text:span></text:p>
      <text:p text:style-name="P38"><text:span text:style-name="T74"><text:tab/><text:tab/></text:span><text:span text:style-name="T60">DeclaracionProcFact.nh =</text:span><text:span text:style-name="T58"> DeclaracionProcedimiento.nh +1</text:span></text:p>
      <text:p text:style-name="P38"><text:span text:style-name="T58"><text:tab/><text:tab/></text:span><text:span text:style-name="T59">DeclaracionProcFact.tsh = FParametros.ts</text:span></text:p>
      <text:p text:style-name="P38"><text:span text:style-name="T58"><text:tab/><text:tab/>DeclaracionProcFact.idh = id.lex</text:span></text:p>
      <text:p text:style-name="P38"><text:span text:style-name="T58"><text:tab/><text:tab/></text:span><text:span text:style-name="T61">DeclaracionProcFact.paramsh = FParametros.parametros</text:span></text:p>
      <text:p text:style-name="P43"><text:span text:style-name="T62"><text:tab/><text:tab/>DeclaracionProcFact.</text:span><text:span text:style-name="T63">errorh = FParametros.error</text:span></text:p>
      <text:p text:style-name="P50"><text:span text:style-name="Fuente_20_de_20_párrafo_20_predeter."><text:span text:style-name="T42"><text:tab/><text:tab/></text:span></text:span><text:span text:style-name="Fuente_20_de_20_párrafo_20_predeter."><text:span text:style-name="T39">DeclaracionProcFact.dirh = FParametros.dir<text:tab/></text:span></text:span></text:p>
      <text:p text:style-name="P44"><text:span text:style-name="Fuente_20_de_20_párrafo_20_predeter."><text:span text:style-name="T91"><text:tab/><text:tab/></text:span></text:span><text:span text:style-name="Fuente_20_de_20_párrafo_20_predeter."><text:span text:style-name="T93">DeclaracionProcFact.etq = DeclaracionProcedimiento.etqh</text:span></text:span></text:p>
      <text:p text:style-name="P38"><text:span text:style-name="T74"><text:tab/>}</text:span></text:p>
      <text:p text:style-name="P38"><text:span text:style-name="T56"><text:tab/>DeclaracionProcFact</text:span></text:p>
      <text:p text:style-name="P38"><text:span text:style-name="T74"><text:tab/>{</text:span></text:p>
      <text:p text:style-name="P38"><text:span text:style-name="T56"><text:tab/><text:tab/></text:span><text:span text:style-name="T58">DeclaracionProcedimiento.id=</text:span><text:bookmark-start text:name="__DdeLink__14723_250290990"/><text:bookmark-start text:name="__DdeLink__14722_250290990"/><text:span text:style-name="T58"> id.lex</text:span><text:bookmark-end text:name="__DdeLink__14723_250290990"/><text:bookmark-end text:name="__DdeLink__14722_250290990"/></text:p>
      <text:p text:style-name="P38"><text:span text:style-name="T58"><text:tab/><text:tab/>DeclaracionProcedimiento.props<text:tab/>= DeclaracionProcFact.props</text:span></text:p>
      <text:p text:style-name="P43"><text:span text:style-name="T63"><text:tab/><text:tab/>DeclaracionProcedimiento.pend = DeclaracionProcFact.pend</text:span></text:p>
      <text:p text:style-name="P43"><text:span text:style-name="T63"><text:tab/><text:tab/>DeclaracionProcedimiento.error = DeclaracionProcFact.error</text:span></text:p>
      <text:p text:style-name="P44"><text:span text:style-name="T63"><text:tab/><text:tab/></text:span><text:span text:style-name="T61">DeclaracionProcedimiento.forward = DeclaracionProcFact.forward</text:span></text:p>
      <text:p text:style-name="P50"><text:span text:style-name="Fuente_20_de_20_párrafo_20_predeter."><text:span text:style-name="T39"><text:tab/><text:tab/>DeclaracionProcedimiento.n = DeclaracionProcFact.n</text:span></text:span></text:p>
      <text:p text:style-name="P50"><text:span text:style-name="Fuente_20_de_20_párrafo_20_predeter."><text:span text:style-name="T39"><text:tab/><text:tab/>Declaracion</text:span></text:span><text:span text:style-name="Fuente_20_de_20_párrafo_20_predeter."><text:span text:style-name="T40">Procedimiento.dir = DeclaracionProcFact.dir</text:span></text:span></text:p>
      <text:p text:style-name="P44"><text:span text:style-name="Fuente_20_de_20_párrafo_20_predeter."><text:span text:style-name="T94"><text:tab/><text:tab/>DeclaracionProc</text:span></text:span><text:span text:style-name="Fuente_20_de_20_párrafo_20_predeter."><text:span text:style-name="T93">edimiento.etq = </text:span></text:span><text:span text:style-name="Fuente_20_de_20_párrafo_20_predeter."><text:span text:style-name="T92"><text:tab/></text:span></text:span><text:span text:style-name="Fuente_20_de_20_párrafo_20_predeter."><text:span text:style-name="T93">DeclaracionProcFact.etq</text:span></text:span><text:span text:style-name="Fuente_20_de_20_párrafo_20_predeter."><text:span text:style-name="T94"><text:tab/></text:span></text:span></text:p>
      <text:p text:style-name="P44"><text:span text:style-name="Fuente_20_de_20_párrafo_20_predeter."><text:span text:style-name="T94"><text:tab/><text:tab/></text:span></text:span><text:span text:style-name="Fuente_20_de_20_párrafo_20_predeter.">D</text:span><text:span text:style-name="Fuente_20_de_20_párrafo_20_predeter."><text:span text:style-name="T95">eclaracionProcedimiento.cod = DeclaracionProcF</text:span></text:span><text:span text:style-name="Fuente_20_de_20_párrafo_20_predeter."><text:span text:style-name="T95">act.cod</text:span></text:span><text:span text:style-name="T61"><text:tab/></text:span></text:p>
      <text:p text:style-name="P38"><text:span text:style-name="T56"><text:tab/></text:span><text:span text:style-name="T74">}</text:span></text:p>
      <text:p text:style-name="P38"><text:span text:style-name="T56"><text:tab/></text:span></text:p>
      <text:p text:style-name="P38"><text:span text:style-name="T56"/></text:p>
      <text:p text:style-name="P38"><text:span text:style-name="T56">DeclaracionProcFact →</text:span></text:p>
      <text:p text:style-name="P38"><text:span text:style-name="T56"><text:tab/></text:span><text:span text:style-name="T74">{</text:span></text:p>
      <text:p text:style-name="P38"><text:span text:style-name="T69"><text:tab/><text:tab/></text:span><text:span text:style-name="T59">Bloque.tsh = inserta(DeclaracionProcFact.tsh, <text:tab/><text:tab/><text:tab/><text:tab/><text:tab/><text:tab/><text:tab/>DeclaracionProcFact.idh, DeclaracionProcFact.propsh</text:span><text:span text:style-name="T64">+<text:tab/><text:tab/><text:tab/><text:tab/><text:tab/><text:tab/><text:tab/><text:tab/>+&lt;inicio:Bloque.inicio&gt;</text:span><text:span text:style-name="T59">;</text:span></text:p>
      <text:p text:style-name="P38"><text:span text:style-name="T59"><text:tab/><text:tab/></text:span><text:span text:style-name="T60">Bloque.nh = DeclaracionProcFact.nh</text:span></text:p>
      <text:p text:style-name="P50"><text:span text:style-name="Fuente_20_de_20_párrafo_20_predeter."><text:span text:style-name="T42"><text:tab/><text:tab/></text:span></text:span><text:span text:style-name="Fuente_20_de_20_párrafo_20_predeter."><text:span text:style-name="T39">Bloque.dirh = DeclaracionProcFact.dirh</text:span></text:span></text:p>
      <text:p text:style-name="P50"><text:span text:style-name="Fuente_20_de_20_párrafo_20_predeter."><text:span text:style-name="T39"><text:tab/><text:tab/></text:span></text:span><text:span text:style-name="Fuente_20_de_20_párrafo_20_predeter."><text:span text:style-name="T40">Bloque.etqh = </text:span></text:span><text:span text:style-name="Fuente_20_de_20_párrafo_20_predeter."><text:span text:style-name="T43"><text:tab/></text:span></text:span><text:span text:style-name="Fuente_20_de_20_párrafo_20_predeter."><text:span text:style-name="T40">DeclaracionProcFact.etqh</text:span></text:span></text:p>
      <text:p text:style-name="P38"><text:span text:style-name="T74"><text:tab/>}</text:span></text:p>
      <text:p text:style-name="P38"><text:span text:style-name="T56"><text:tab/>Bloque</text:span></text:p>
      <text:p text:style-name="P38"><text:span text:style-name="T60"><text:tab/></text:span><text:span text:style-name="T75">{</text:span></text:p>
      <text:p text:style-name="P38"><text:bookmark-start text:name="__DdeLink__17533_250290990"/><text:span text:style-name="T60"><text:tab/><text:tab/></text:span><text:span text:style-name="T61">DeclaracionProcFact.props =</text:span></text:p>
      <text:p text:style-name="P39"><text:tab/><text:tab/>&lt;clase:proc, tipo: &lt;t:proc, params: <text:span text:style-name="T70">DeclaracionProcFact</text:span>.param<text:span text:style-name="T70">sh</text:span>&gt;, <text:soft-page-break/><text:tab/><text:tab/><text:tab/><text:span text:style-name="T98">&lt;inicio: Bloque.inicio&gt;</text:span>,</text:p>
      <text:p text:style-name="P38"><text:span text:style-name="T71"><text:tab/><text:tab/>nivel: </text:span><text:span text:style-name="T72">DeclaracionProcFact.nh</text:span><text:span text:style-name="T58">&gt;</text:span></text:p>
      <text:p text:style-name="P46"><text:span text:style-name="T86"/></text:p>
      <text:p text:style-name="P46"><text:span text:style-name="T86"><text:tab/><text:tab/>DeclaracionProcFact.error = </text:span><text:span text:style-name="T87">DeclaracionProcFact.</text:span><text:span text:style-name="T86">errorh v Bloque.error v(existeID(</text:span><text:span text:style-name="T83">DeclaracionProcFact.</text:span><text:span text:style-name="T84">ts</text:span><text:span text:style-name="T81">h</text:span><text:span text:style-name="T84">,</text:span><text:span text:style-name="T83">DeclaracionProcFact.</text:span><text:span text:style-name="T81">idh) <text:tab/><text:tab/><text:tab/><text:tab/>^ <text:s/></text:span><text:bookmark-start text:name="__DdeLink__17514_250290990"/><text:span text:style-name="T83">DeclaracionProcFact.</text:span><text:span text:style-name="T81">tsh[</text:span><text:span text:style-name="T83">DeclaracionProcFact.</text:span><text:span text:style-name="T81">idh]</text:span><text:bookmark-end text:name="__DdeLink__17514_250290990"/><text:span text:style-name="T81">.nivel==</text:span></text:p>
      <text:p text:style-name="P46"><text:span text:style-name="T81"><text:tab/><text:tab/><text:tab/><text:tab/><text:tab/><text:tab/><text:tab/><text:tab/> </text:span><text:span text:style-name="T83">DeclaracionProcFact.</text:span><text:span text:style-name="T81">nh) ^</text:span></text:p>
      <text:p text:style-name="P46"><text:span text:style-name="T81"><text:tab/><text:tab/><text:tab/></text:span><text:span text:style-name="T83">DeclaracionProcFact.</text:span><text:span text:style-name="T81">tsh[</text:span><text:span text:style-name="T83">DeclaracionProcFact.</text:span><text:span text:style-name="T81">idh].</text:span><text:span text:style-name="T85">props.t != <text:tab/><text:tab/><text:tab/><text:tab/><text:tab/><text:tab/><text:tab/><text:tab/><text:tab/><text:tab/><text:tab/><text:tab/>forward)</text:span></text:p>
      <text:p text:style-name="P46"><text:span text:style-name="T81"><text:tab/><text:tab/></text:span><text:bookmark-start text:name="__DdeLink__14739_250290990"/><text:span text:style-name="T83">DeclaracionProcFact</text:span><text:bookmark-end text:name="__DdeLink__14739_250290990"/><text:span text:style-name="T83">.</text:span><text:span text:style-name="T81">pend = Bloque.pend</text:span></text:p>
      <text:p text:style-name="P51"><text:tab/><text:tab/>DeclaracionProcFact.forward = {}</text:p>
      <text:p text:style-name="P50"><text:span text:style-name="Fuente_20_de_20_párrafo_20_predeter."><text:span text:style-name="T39"><text:tab/><text:tab/>DeclaracionProcFact.n = Bloque.n</text:span></text:span></text:p>
      <text:p text:style-name="P50"><text:span text:style-name="Fuente_20_de_20_párrafo_20_predeter."><text:span text:style-name="T39"><text:tab/><text:tab/></text:span></text:span><text:span text:style-name="Fuente_20_de_20_párrafo_20_predeter."><text:span text:style-name="T40">DeclaracionProcFact.cod = Bloque.cod</text:span></text:span></text:p>
      <text:p text:style-name="P47"><text:span text:style-name="Fuente_20_de_20_párrafo_20_predeter."><text:span text:style-name="T97"><text:tab/><text:tab/>DeclaracionProcFact.etq = Bloque.etq</text:span></text:span></text:p>
      <text:p text:style-name="P38"><text:bookmark-end text:name="__DdeLink__17533_250290990"/><text:span text:style-name="T58"><text:tab/></text:span><text:span text:style-name="T75">}</text:span></text:p>
      <text:p text:style-name="P38"><text:span text:style-name="T56">DeclaracionProcFact → Forward</text:span></text:p>
      <text:p text:style-name="P38"><text:span text:style-name="T56"><text:tab/></text:span><text:span text:style-name="T74">{</text:span></text:p>
      <text:p text:style-name="P38"><text:span text:style-name="T60"><text:tab/><text:tab/></text:span><text:span text:style-name="T61">DeclaracionProcFact.props =</text:span></text:p>
      <text:p text:style-name="P39"><text:tab/><text:tab/><text:tab/>&lt;clase:<text:span text:style-name="T70">forward</text:span>, tipo: &lt;t:proc, params: <text:tab/><text:tab/><text:tab/><text:tab/><text:tab/><text:tab/><text:tab/><text:span text:style-name="T70">DeclaracionProcFact</text:span>.param<text:span text:style-name="T70">sh</text:span>&gt;,<text:span text:style-name="Fuente_20_de_20_párrafo_20_predeter."><text:span text:style-name="T65">nivel: </text:span></text:span><text:span text:style-name="Fuente_20_de_20_párrafo_20_predeter."><text:span text:style-name="T66">DeclaracionProcFact.nh</text:span></text:span><text:span text:style-name="Fuente_20_de_20_párrafo_20_predeter."><text:span text:style-name="T77">&gt;</text:span></text:span></text:p>
      <text:p text:style-name="P49"><text:span text:style-name="T90"><text:tab/><text:tab/>DeclaracionProcFact.error = </text:span></text:p>
      <text:p text:style-name="P49"><text:span text:style-name="T90"><text:tab/><text:tab/><text:tab/></text:span><text:span text:style-name="T89">DeclaracionProcFact.errorh v</text:span></text:p>
      <text:p text:style-name="P49"><text:span text:style-name="T89"><text:tab/><text:tab/><text:tab/>(existeID(</text:span><text:span text:style-name="T90">DeclaracionProcFact.</text:span><text:span text:style-name="T89">tsh,id.lex) ^</text:span></text:p>
      <text:p text:style-name="P49"><text:span text:style-name="T89"><text:tab/><text:tab/><text:tab/> </text:span><text:span text:style-name="T90">DeclaracionProcFact.</text:span><text:span text:style-name="T89">tsh[</text:span><text:span text:style-name="T90">DeclaracionProcFact.</text:span><text:span text:style-name="T89">idh].nivel ==</text:span></text:p>
      <text:p text:style-name="P49"><text:span text:style-name="T89"><text:tab/><text:tab/><text:tab/> <text:s/><text:tab/><text:tab/><text:tab/><text:tab/><text:tab/></text:span><text:span text:style-name="T90">DeclaracionProcFact.</text:span><text:span text:style-name="T89">nh + 1)</text:span></text:p>
      <text:p text:style-name="P49"><text:span text:style-name="T89"><text:tab/><text:tab/>DeclaracionProcFact.pend = {}</text:span></text:p>
      <text:p text:style-name="P41"><text:span text:style-name="Fuente_20_de_20_párrafo_20_predeter."><text:span text:style-name="T67"><text:tab/><text:tab/></text:span></text:span><text:span text:style-name="Fuente_20_de_20_párrafo_20_predeter."><text:span text:style-name="T68">DeclaracionProcFact.forward = {DeclaracionProcFact.idh}</text:span></text:span></text:p>
      <text:p text:style-name="P50"><text:span text:style-name="Fuente_20_de_20_párrafo_20_predeter."><text:span text:style-name="T41"><text:tab/></text:span></text:span><text:bookmark-start text:name="__DdeLink__17523_250290990"/><text:span text:style-name="Fuente_20_de_20_párrafo_20_predeter."><text:span text:style-name="T41"><text:tab/></text:span></text:span><text:span text:style-name="Fuente_20_de_20_párrafo_20_predeter."><text:span text:style-name="T40">DeclaracionProcFact</text:span></text:span><text:bookmark-end text:name="__DdeLink__17523_250290990"/><text:span text:style-name="Fuente_20_de_20_párrafo_20_predeter."><text:span text:style-name="T40">.n = </text:span></text:span><text:span text:style-name="Fuente_20_de_20_párrafo_20_predeter."><text:span text:style-name="T43"><text:tab/></text:span></text:span><text:span text:style-name="Fuente_20_de_20_párrafo_20_predeter."><text:span text:style-name="T40">DeclaracionProcFact.nh</text:span></text:span></text:p>
      <text:p text:style-name="P50"><text:span text:style-name="Fuente_20_de_20_párrafo_20_predeter."><text:span text:style-name="T40"><text:tab/><text:tab/>DeclaracionProcFact.props = &lt;&gt;</text:span></text:span></text:p>
      <text:p text:style-name="P50"><text:span text:style-name="Fuente_20_de_20_párrafo_20_predeter."><text:span text:style-name="T43"><text:tab/><text:tab/></text:span></text:span><text:span text:style-name="Fuente_20_de_20_párrafo_20_predeter."><text:span text:style-name="T40">DeclaracionProcFact.cod = {}</text:span></text:span></text:p>
      <text:p text:style-name="P42"><text:span text:style-name="Fuente_20_de_20_párrafo_20_predeter."><text:span text:style-name="T97"><text:tab/><text:tab/></text:span></text:span><text:span text:style-name="Fuente_20_de_20_párrafo_20_predeter."><text:span text:style-name="T96">DeclaracionProcFact.etq = </text:span></text:span><text:span text:style-name="Fuente_20_de_20_párrafo_20_predeter."><text:span text:style-name="T97"><text:tab/></text:span></text:span><text:span text:style-name="Fuente_20_de_20_párrafo_20_predeter."><text:span text:style-name="T96">DeclaracionProcFact.etqh</text:span></text:span></text:p>
      <text:p text:style-name="P9"><text:tab/><text:span text:style-name="T50">}</text:span></text:p>
      <text:p text:style-name="P9"/>
      <text:p text:style-name="P4"/>
      <text:p text:style-name="P3">DeclaracionTipo → tipo id =</text:p>
      <text:p text:style-name="P11">{</text:p>
      <text:p text:style-name="Standard"><text:span text:style-name="Fuente_20_de_20_párrafo_20_predeter."><text:span text:style-name="T1"><text:tab/><text:tab/>Tipo.tsh = DeclaracionTipo.tsh</text:span></text:span></text:p>
      <text:p text:style-name="P11">}</text:p>
      <text:p text:style-name="P11">Tipo</text:p>
      <text:p text:style-name="P11">{</text:p>
      <text:p text:style-name="P4"><text:tab/><text:tab/>DeclaracionTipo.id = id.lex</text:p>
      <text:p text:style-name="Standard"><text:span text:style-name="Fuente_20_de_20_párrafo_20_predeter."><text:span text:style-name="T1"><text:tab/><text:tab/>DeclaracionTipo.props = &lt;clase:tipo, tipo:DeclaracionTipo.tipo, nivel: DeclaracionTipo.nh&gt;</text:span></text:span></text:p>
      <text:p text:style-name="P12"><text:tab/>DeclaracionTipo.tipo = Tipo.tipo</text:p>
      <text:p text:style-name="P4"><text:tab/><text:tab/>DeclaracionTipo.error = Tipo.error v existeID(DeclaracionTipo.tsh, id.lex) v</text:p>
      <text:p text:style-name="P4"><text:tab/><text:tab/><text:tab/><text:tab/><text:tab/><text:tab/><text:tab/>¬existeRef(DeclaracionTipo.tsh,Tipo.tipo)</text:p>
      <text:p text:style-name="P12"><text:tab/>DeclaracionTipo.pend = Tipo.pend</text:p>
      <text:p text:style-name="P11">}</text:p>
      <text:p text:style-name="P11"/>
      <text:p text:style-name="P3"/>
      <text:p text:style-name="P3">DeclaraciónVariable →</text:p>
      <text:p text:style-name="P11">{</text:p>
      <text:p text:style-name="P12"><text:soft-page-break/><text:tab/>Tipo.tsh = DeclaracionVariable.tsh</text:p>
      <text:p text:style-name="P11">}</text:p>
      <text:p text:style-name="P11">Tipo id</text:p>
      <text:p text:style-name="P11">{</text:p>
      <text:p text:style-name="P12"><text:tab/>DeclaracionVariable.id = id.lex</text:p>
      <text:p text:style-name="P17"><text:span text:style-name="Fuente_20_de_20_párrafo_20_predeter."><text:span text:style-name="T1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12"><text:tab/>DeclaracionVariable.tipo = Tipo.tipo</text:p>
      <text:p text:style-name="P1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2"><text:tab/>DeclaracionVariable.pend = Tipo.pend</text:p>
      <text:p text:style-name="P11">}</text:p>
      <text:p text:style-name="P4"/>
      <text:p text:style-name="P4"/>
      <text:p text:style-name="Standard"><text:span text:style-name="Fuente_20_de_20_párrafo_20_predeter."><text:span text:style-name="T6">DeclaracionProcedimiento → procedure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s.tsh = creaTS(DeclaracionProcedimiento.tsh)</text:span></text:span></text:p>
      <text:p text:style-name="P27"><text:span text:style-name="Fuente_20_de_20_párrafo_20_predeter."><text:span text:style-name="T1">FParametros.nh = DeclaracionProcedimiento.nh +1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FParametro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0"><text:s text:c="4"/>nivel: DeclaracionProcedimiento.nh + 1&gt;</text:span></text:span><text:bookmark-end text:name="__DdeLink__22085_1730890738"/><text:span text:style-name="Fuente_20_de_20_párrafo_20_predeter."><text:span text:style-name="T1">)</text:span></text:span></text:p>
      <text:p text:style-name="P27"><text:span text:style-name="Fuente_20_de_20_párrafo_20_predeter."><text:span text:style-name="T1">Bloque.nh = DeclaracionProcedimiento.nh +1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Bloque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Procedimiento.error = FParametros.error v Bloque.error v</text:span></text:span></text:p>
      <text:p text:style-name="P17"><text:span text:style-name="Fuente_20_de_20_párrafo_20_predeter."><text:span text:style-name="T1"><text:tab/><text:tab/><text:tab/><text:tab/><text:tab/>(existeID(FParametros.ts, id.lex) <text:s/></text:span></text:span><text:span text:style-name="Fuente_20_de_20_párrafo_20_predeter."><text:span text:style-name="T10">٨</text:span></text:span></text:p>
      <text:p text:style-name="P17"><text:span text:style-name="Fuente_20_de_20_párrafo_20_predeter."><text:span text:style-name="T10"><text:tab/><text:tab/><text:tab/><text:tab/><text:tab/>FParametros.ts[id.lex].nivel = DeclaracionProcedimiento.nh +1)</text:span></text:span></text:p>
      <text:p text:style-name="P17"><text:span text:style-name="Fuente_20_de_20_párrafo_20_predeter."><text:span text:style-name="T10"><text:tab/>DeclaracionProcedimiento.pend = Bloque.pend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DeclaracionProcedimiento.id = id.lex</text:span></text:span></text:p>
      <text:p text:style-name="P12"><text:tab/>DeclaracionProcedimiento.props = <text:bookmark-start text:name="__DdeLink__22083_1730890738"/><text:bookmark-start text:name="__DdeLink__22087_1730890738"/>&lt;clase:proc, tipo: &lt;t:proc, params: Fparametros.parametros&gt;,</text:p>
      <text:p text:style-name="P17"><text:span text:style-name="Fuente_20_de_20_párrafo_20_predeter."><text:span text:style-name="T10"><text:tab/><text:tab/><text:tab/><text:tab/><text:tab/><text:tab/><text:tab/><text:tab/><text:tab/>nivel: DeclaracionProcedimiento.nh + 1</text:span></text:span><text:bookmark-end text:name="__DdeLink__22083_1730890738"/><text:bookmark-end text:name="__DdeLink__22087_1730890738"/><text:span text:style-name="Fuente_20_de_20_párrafo_20_predeter."><text:span text:style-name="T10">,</text:span></text:span></text:p>
      <text:p text:style-name="P17"><text:span text:style-name="Fuente_20_de_20_párrafo_20_predeter."><text:span text:style-name="T10"><text:tab/><text:tab/><text:tab/><text:tab/><text:tab/><text:tab/><text:tab/><text:tab/><text:tab/>inicio: Bloque.inicio&gt;</text:span></text:span></text:p>
      <text:p text:style-name="P17"><text:span text:style-name="Fuente_20_de_20_párrafo_20_predeter."><text:span text:style-name="T6">}</text:span></text:span></text:p>
      <text:p text:style-name="P4"/>
      <text:p text:style-name="P4"/>
      <text:p text:style-name="Standard"><text:span text:style-name="Fuente_20_de_20_párrafo_20_predeter."><text:span text:style-name="T6">Bloque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Declaraciones.tsh = Bloque.tsh</text:span></text:span></text:p>
      <text:p text:style-name="P17"><text:span text:style-name="Fuente_20_de_20_párrafo_20_predeter."><text:span text:style-name="T1"><text:tab/>Declaraciones.nh = Bloque.nh</text:span></text:span></text:p>
      <text:p text:style-name="P17"><text:span text:style-name="Fuente_20_de_20_párrafo_20_predeter."><text:span text:style-name="T1"><text:tab/>Declaraciones.dirh <text:s text:c="6"/>= Bloque.dirh</text:span></text:span></text:p>
      <text:p text:style-name="P17"><text:span text:style-name="Fuente_20_de_20_párrafo_20_predeter."><text:span text:style-name="T1"><text:tab/>Declaraciones.etqh <text:s text:c="6"/>= Bloque.etq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Declaraciones &amp;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ones.etqh <text:s text:c="9"/>= Declaraciones.etq + longPrologo</text:span></text:span></text:p>
      <text:p text:style-name="P17"><text:span text:style-name="Fuente_20_de_20_párrafo_20_predeter."><text:span text:style-name="T1"><text:tab/>Instrucciones.tsh = Declaraciones.ts</text:span></text:span></text:p>
      <text:p text:style-name="P17"><text:soft-page-break/><text:span text:style-name="Fuente_20_de_20_párrafo_20_predeter."><text:span text:style-name="T6">}</text:span></text:span></text:p>
      <text:p text:style-name="P17"><text:span text:style-name="Fuente_20_de_20_párrafo_20_predeter."><text:span text:style-name="T6">Instruccione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Bloque.ts = Declaraciones.ts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Bloque.error = Declaraciones.error v Instrucciones.error</text:span></text:span></text:p>
      <text:p text:style-name="P17"><text:span text:style-name="Fuente_20_de_20_párrafo_20_predeter."><text:span text:style-name="T1"><text:tab/>Bloque.pend = Declaraciones.pend</text:span></text:span></text:p>
      <text:p text:style-name="P17"><text:span text:style-name="Fuente_20_de_20_párrafo_20_predeter."><text:span text:style-name="T1"><text:tab/>Bloque.n <text:s text:c="7"/>= Declaraciones.n</text:span></text:span></text:p>
      <text:p text:style-name="P17"><text:span text:style-name="Fuente_20_de_20_párrafo_20_predeter."><text:span text:style-name="T1"><text:tab/>Bloque.inicio <text:s text:c="2"/>= Declaraciones.etq</text:span></text:span></text:p>
      <text:p text:style-name="P17"><text:span text:style-name="Fuente_20_de_20_párrafo_20_predeter."><text:span text:style-name="T1"><text:tab/>Bloque.etq <text:s text:c="5"/>= Instrucciones.etq + longEpilogo + 1</text:span></text:span></text:p>
      <text:p text:style-name="P17"><text:span text:style-name="Fuente_20_de_20_párrafo_20_predeter."><text:span text:style-name="T1"><text:tab/>Bloque.cod <text:s text:c="5"/>=</text:span></text:span></text:p>
      <text:p text:style-name="P17"><text:span text:style-name="Fuente_20_de_20_párrafo_20_predeter."><text:span text:style-name="T1"><text:s text:c="8"/><text:tab/><text:tab/>Declaracioness.cod <text:s text:c="19"/>||</text:span></text:span></text:p>
      <text:p text:style-name="P17"><text:span text:style-name="Fuente_20_de_20_párrafo_20_predeter."><text:span text:style-name="T1"><text:tab/> <text:s text:c="8"/>prologo(Bloque.nh,Declaraciones.dir) ||</text:span></text:span></text:p>
      <text:p text:style-name="P17"><text:span text:style-name="Fuente_20_de_20_párrafo_20_predeter."><text:span text:style-name="T1"><text:tab/> <text:s text:c="8"/>Instrucciones.cod <text:s text:c="20"/>||</text:span></text:span></text:p>
      <text:p text:style-name="P17"><text:span text:style-name="Fuente_20_de_20_párrafo_20_predeter."><text:span text:style-name="T1"><text:tab/> <text:s text:c="8"/>epilogo(Bloque.nh) <text:s text:c="9"/>||</text:span></text:span></text:p>
      <text:p text:style-name="P17"><text:span text:style-name="Fuente_20_de_20_párrafo_20_predeter."><text:span text:style-name="T1"><text:tab/> <text:s text:c="8"/>ir-ind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Standard"><text:span text:style-name="Fuente_20_de_20_párrafo_20_predeter."><text:span text:style-name="T6">Bloque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Instrucciones.tsh = <text:s/>Bloque.tsh</text:span></text:span></text:p>
      <text:p text:style-name="P17"><text:span text:style-name="Fuente_20_de_20_párrafo_20_predeter."><text:span text:style-name="T1"><text:tab/>Instrucciones.etqh <text:s text:c="7"/>= Bloque.etqh + longPrologo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Instruccione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Bloque.error = Instrucciones.error</text:span></text:span></text:p>
      <text:p text:style-name="P12"><text:tab/>Bloque.n <text:s text:c="7"/>= Bloque.nh</text:p>
      <text:p text:style-name="P12"><text:tab/>Bloque.cod <text:s text:c="5"/>=</text:p>
      <text:p text:style-name="P12"><text:tab/> <text:s text:c="3"/>prologo(Bloque.nh,Bloque.dirh) <text:s/>||</text:p>
      <text:p text:style-name="P12"><text:tab/> <text:s text:c="3"/>Instrucciones.cod <text:s text:c="24"/>||</text:p>
      <text:p text:style-name="P12"><text:tab/> <text:s text:c="3"/>epilogo(Bloque.nh) <text:s text:c="13"/>||</text:p>
      <text:p text:style-name="P12"><text:tab/> <text:s text:c="3"/>ir-ind</text:p>
      <text:p text:style-name="P12"><text:tab/></text:p>
      <text:p text:style-name="P12"><text:tab/>Bloque.inicio <text:s text:c="2"/>= Bloque.etqh</text:p>
      <text:p text:style-name="P12"><text:tab/>Bloque.etq <text:s text:c="5"/>= Instrucciones.etq + longEpilogo + 1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6">F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LFParametros.tsh = FParametros.tsh</text:span></text:span></text:p>
      <text:p text:style-name="P17"><text:span text:style-name="Fuente_20_de_20_párrafo_20_predeter."><text:span text:style-name="T1"><text:tab/>LFPatametros.nh = FParametros.n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(LFParametros)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s.ts = LFParametros.ts</text:span></text:span></text:p>
      <text:p text:style-name="P17"><text:span text:style-name="Fuente_20_de_20_párrafo_20_predeter."><text:span text:style-name="T1"><text:tab/>FParametros.parametros = LFParametros.parametros</text:span></text:span></text:p>
      <text:p text:style-name="P17"><text:span text:style-name="Fuente_20_de_20_párrafo_20_predeter."><text:span text:style-name="T1"><text:tab/>FParametros.error = LFParametros.error</text:span></text:span></text:p>
      <text:p text:style-name="P17"><text:span text:style-name="Fuente_20_de_20_párrafo_20_predeter."><text:span text:style-name="T1"><text:tab/>FParams.dir = LFParams.dir</text:span></text:span></text:p>
      <text:p text:style-name="P17"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FParametros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s.dir = 0</text:span></text:span></text:p>
      <text:p text:style-name="P17"><text:soft-page-break/><text:span text:style-name="Fuente_20_de_20_párrafo_20_predeter."><text:span text:style-name="T6"><text:tab/></text:span></text:span><text:span text:style-name="Fuente_20_de_20_párrafo_20_predeter."><text:span text:style-name="T1">FParametros.error = false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FParametros.ts = FParametros.tsh</text:span></text:span></text:p>
      <text:p text:style-name="P17"><text:span text:style-name="Fuente_20_de_20_párrafo_20_predeter."><text:span text:style-name="T1"><text:tab/>FParametros.parametros = {}</text:span></text:span></text:p>
      <text:p text:style-name="P17"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LF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FParametro.nh = LFParametros.n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FParametro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LFParametrosRec.nh = LFParametros.nh</text:span></text:span></text:p>
      <text:p text:style-name="P17"><text:span text:style-name="Fuente_20_de_20_párrafo_20_predeter."><text:span text:style-name="T1"><text:tab/>LFParametrosRec.tsh = inserta(LFParametros.tsh, FParametro.id, FParametro.props ++ &lt;dir:0&gt;)</text:span></text:span></text:p>
      <text:p text:style-name="P17"><text:span text:style-name="Fuente_20_de_20_párrafo_20_predeter."><text:span text:style-name="T1"><text:tab/>LFParametrosRec.parametrosh = FParametro.parametro</text:span></text:span></text:p>
      <text:p text:style-name="P17"><text:span text:style-name="Fuente_20_de_20_párrafo_20_predeter."><text:span text:style-name="T1"><text:tab/>LFParametrosRec.dirh = FParametro.tam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51">LFParametrosRec.errorh = Fparametro.error v <text:tab/><text:tab/><text:tab/><text:tab/><text:tab/><text:tab/><text:tab/><text:tab/><text:tab/></text:span></text:span><text:span text:style-name="Fuente_20_de_20_párrafo_20_predeter."><text:span text:style-name="T52">existeID(LFParametros.tsh,FParametro.id) <text:s/>٨ </text:span></text:span><text:span text:style-name="Fuente_20_de_20_párrafo_20_predeter."><text:span text:style-name="T52"><text:tab/><text:tab/><text:tab/><text:tab/><text:tab/><text:tab/><text:tab/><text:tab/>LFParametros.tsh[FParametro.id].nivel = LFParametros.nh)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F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LFParametros.ts = LFParametrosRec.ts</text:span></text:span></text:p>
      <text:p text:style-name="P17"><text:span text:style-name="Fuente_20_de_20_párrafo_20_predeter."><text:span text:style-name="T1"><text:tab/>LFParametros.parametros = LEParametrosRec.parametros</text:span></text:span></text:p>
      <text:p text:style-name="P17"><text:span text:style-name="Fuente_20_de_20_párrafo_20_predeter."><text:span text:style-name="T52"><text:tab/>LFParametros.error = LFParametrosRec.error</text:span></text:span></text:p>
      <text:p text:style-name="P17"><text:span text:style-name="Fuente_20_de_20_párrafo_20_predeter."><text:span text:style-name="T10"><text:tab/>LFParametros.dir = LFParametrosRec.dir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1"><text:tab/></text:span></text:span></text:p>
      <text:p text:style-name="P9"><text:bookmark-start text:name="__DdeLink__7007_1948327631"/></text:p>
      <text:p text:style-name="Standard"><text:span text:style-name="Fuente_20_de_20_párrafo_20_predeter."><text:span text:style-name="T6">LFParametrosRec → ','</text:span></text:span></text:p>
      <text:p text:style-name="P17"><text:span text:style-name="Fuente_20_de_20_párrafo_20_predeter."><text:span text:style-name="T6">{</text:span></text:span></text:p>
      <text:p text:style-name="P20"/>
      <text:p text:style-name="P17"><text:span text:style-name="Fuente_20_de_20_párrafo_20_predeter."><text:span text:style-name="T1"><text:tab/>FParametro.nh = LFParametrosRec0.nh</text:span></text:span></text:p>
      <text:p text:style-name="P17"><text:span text:style-name="Fuente_20_de_20_párrafo_20_predeter."><text:span text:style-name="T1"><text:tab/>FParametro.dirh = LFParametrosRec0.dir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FParametro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FParametrosRec1.nh = LFParametrosRec0.nh</text:span></text:span></text:p>
      <text:p text:style-name="P17"><text:span text:style-name="Fuente_20_de_20_párrafo_20_predeter."><text:span text:style-name="T1"><text:tab/>LFParametrosRec1.dirh = LFParametrosRec0.dirh + FParametro.tam</text:span></text:span></text:p>
      <text:p text:style-name="P17"><text:span text:style-name="Fuente_20_de_20_párrafo_20_predeter."><text:span text:style-name="T1"><text:tab/>LFParametrosRec1.tsh = inserta(LFParametrosRec0.tsh, Fparametro.id, FParametro.props)</text:span></text:span></text:p>
      <text:p text:style-name="P17"><text:span text:style-name="Fuente_20_de_20_párrafo_20_predeter."><text:span text:style-name="T1"><text:tab/>LFParametrosRec1.parametrosh = LFParametrosRec0.parametros ++ FParametro.parametro</text:span></text:span></text:p>
      <text:p text:style-name="P17"><text:span text:style-name="Fuente_20_de_20_párrafo_20_predeter."><text:span text:style-name="T1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0">٨ <text:tab/><text:tab/><text:tab/><text:tab/><text:tab/><text:tab/><text:tab/><text:tab/><text:tab/><text:tab/><text:tab/>LFParametrosRec0.tsh[FParametro.id].nivel = LFParametrosRec0.nh)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F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FParametrosRec0.ts = LFParametrosRec1.ts</text:span></text:span></text:p>
      <text:p text:style-name="P17"><text:span text:style-name="Fuente_20_de_20_párrafo_20_predeter."><text:span text:style-name="T1"><text:tab/></text:span></text:span><text:bookmark-start text:name="__DdeLink__22141_1730890738"/><text:span text:style-name="Fuente_20_de_20_párrafo_20_predeter."><text:span text:style-name="T1">LFParametrosRec0</text:span></text:span><text:bookmark-end text:name="__DdeLink__22141_1730890738"/><text:span text:style-name="Fuente_20_de_20_párrafo_20_predeter."><text:span text:style-name="T1">.parametros = LFParametrosRec1.parametros</text:span></text:span></text:p>
      <text:p text:style-name="P17"><text:span text:style-name="Fuente_20_de_20_párrafo_20_predeter."><text:span text:style-name="T1"><text:tab/> LFParametrosRec0.error = LFParametrosRec1.error</text:span></text:span></text:p>
      <text:p text:style-name="P17"><text:span text:style-name="Fuente_20_de_20_párrafo_20_predeter."><text:span text:style-name="T31"><text:tab/></text:span></text:span><text:span text:style-name="Fuente_20_de_20_párrafo_20_predeter."><text:span text:style-name="T51">LFParametrosRec0.dir = LFParametrosRec1.dir</text:span></text:span></text:p>
      <text:p text:style-name="P17"><text:soft-page-break/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LFParametrosRec → </text:span></text:span><text:bookmark-start text:name="__DdeLink__7009_1948327631"/><text:span text:style-name="Fuente_20_de_20_párrafo_20_predeter."><text:span text:style-name="T6">λ</text:span></text:span><text:bookmark-end text:name="__DdeLink__7009_1948327631"/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FParametrosRec.ts = LFParametrosRec.tsh</text:span></text:span></text:p>
      <text:p text:style-name="P17"><text:bookmark-end text:name="__DdeLink__7007_1948327631"/><text:span text:style-name="Fuente_20_de_20_párrafo_20_predeter."><text:span text:style-name="T1"><text:tab/>LFParametrosRec.parametros= LFParametrosRec.parametrosh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LFParametrosRec.error = LFParametros.error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LFParametrosRec.dir = LFParametrosRec.dirh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Standard"><text:span text:style-name="Fuente_20_de_20_párrafo_20_predeter."><text:span text:style-name="T6">FParametro → var Tipo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.tam <text:s text:c="5"/>= 1</text:span></text:span></text:p>
      <text:p text:style-name="P17"><text:span text:style-name="Fuente_20_de_20_párrafo_20_predeter."><text:span text:style-name="T1"><text:tab/>Fparametro.parametro <text:s text:c="3"/>= &lt;modo: variable, tipo: Tipo.tipo, dir: Fparametro.dirh&gt;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FParametro.id = id.lex</text:span></text:span></text:p>
      <text:p text:style-name="P17"><text:span text:style-name="Fuente_20_de_20_párrafo_20_predeter."><text:span text:style-name="T1"><text:tab/>FParametro.props = &lt;clase: pvar, tipo: Tipo.tipo, nivel: </text:span></text:span><text:span text:style-name="Fuente_20_de_20_párrafo_20_predeter."><text:span text:style-name="T1">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FParametro → Tipo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.tam = Tipo.tipo.tam</text:span></text:span></text:p>
      <text:p text:style-name="P17"><text:span text:style-name="Fuente_20_de_20_párrafo_20_predeter."><text:span text:style-name="T1"><text:tab/>Fparametro.parametro = &lt;modo: valor, tipo: Tipo.tipo, dir: Fparametro.dirh&gt;</text:span></text:span></text:p>
      <text:p text:style-name="P17"><text:span text:style-name="Fuente_20_de_20_párrafo_20_predeter."><text:span text:style-name="T1"><text:tab/>FParametro.id = id.lex</text:span></text:span></text:p>
      <text:p text:style-name="P17"><text:span text:style-name="Fuente_20_de_20_párrafo_20_predeter."><text:span text:style-name="T1"><text:tab/>FParametro.props = &lt;clase: var, tipo: Tipo.tipo, nivel: 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6">}</text:span></text:span></text:p>
      <text:p text:style-name="P23"/>
      <text:p text:style-name="P3">Tipo → id</text:p>
      <text:p text:style-name="P11">{</text:p>
      <text:p text:style-name="P12"><text:s text:c="4"/>Tipo.tipo =</text:p>
      <text:p text:style-name="P12"><text:s text:c="8"/>&lt;</text:p>
      <text:p text:style-name="P12"><text:s text:c="12"/>t:ref,</text:p>
      <text:p text:style-name="P12"><text:s text:c="12"/>id:id.lex,</text:p>
      <text:p text:style-name="P12"><text:s text:c="12"/>tam:Tipo.tsh[id.lex].tipo.tam</text:p>
      <text:p text:style-name="P12"><text:s text:c="8"/>&gt;</text:p>
      <text:p text:style-name="P13"><text:tab/>Tipo.error = <text:s/>si existeID(Tipo.tsh,id.lex)</text:p>
      <text:p text:style-name="P13"><text:tab/><text:tab/><text:tab/>Tipo.tsh[id.lex].clase != tipo</text:p>
      <text:p text:style-name="P13"><text:tab/><text:tab/> <text:s text:c="7"/>sino</text:p>
      <text:p text:style-name="P26"><text:span text:style-name="Fuente_20_de_20_párrafo_20_predeter."><text:span text:style-name="T2">false</text:span></text:span><text:span text:style-name="Fuente_20_de_20_párrafo_20_predeter."><text:span text:style-name="T6"><text:tab/><text:tab/></text:span></text:span></text:p>
      <text:p text:style-name="P13"><text:tab/>Tipo.pend = <text:s/>si (¬existeID(Tipo.tsh,id.lex))</text:p>
      <text:p text:style-name="P13"><text:tab/><text:tab/><text:tab/>{id.lex}</text:p>
      <text:p text:style-name="P13"><text:tab/><text:tab/> <text:s text:c="7"/>sino</text:p>
      <text:p text:style-name="P25"><text:span text:style-name="Fuente_20_de_20_párrafo_20_predeter."><text:span text:style-name="T8">ⵁ</text:span></text:span></text:p>
      <text:p text:style-name="P17"><text:span text:style-name="Fuente_20_de_20_párrafo_20_predeter."><text:span text:style-name="T7">}</text:span></text:span><text:span text:style-name="Fuente_20_de_20_párrafo_20_predeter."><text:span text:style-name="T6"><text:tab/></text:span></text:span></text:p>
      <text:p text:style-name="P19"/>
      <text:p text:style-name="P3">Tipo → Boolean</text:p>
      <text:p text:style-name="P11">{</text:p>
      <text:p text:style-name="P12"><text:tab/>Tipo.tipo = &lt;t:boolean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1">}</text:p>
      <text:p text:style-name="P11"><text:soft-page-break/></text:p>
      <text:p text:style-name="P3"/>
      <text:p text:style-name="P3">Tipo → Character</text:p>
      <text:p text:style-name="P11">{</text:p>
      <text:p text:style-name="P12"><text:tab/>Tipo.tipo = &lt;t:character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7"><text:span text:style-name="Fuente_20_de_20_párrafo_20_predeter."><text:span text:style-name="T7">}</text:span></text:span></text:p>
      <text:p text:style-name="P3"/>
      <text:p text:style-name="P3">Tipo → Float</text:p>
      <text:p text:style-name="P11">{</text:p>
      <text:p text:style-name="P12"><text:tab/>Tipo.tipo = &lt;t:float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1">}</text:p>
      <text:p text:style-name="P3"/>
      <text:p text:style-name="P3">Tipo → Natural</text:p>
      <text:p text:style-name="P11">{</text:p>
      <text:p text:style-name="P12"><text:tab/>Tipo.tipo = &lt;t:natural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1">}</text:p>
      <text:p text:style-name="P11"/>
      <text:p text:style-name="P3">Tipo → Integer</text:p>
      <text:p text:style-name="P11">{</text:p>
      <text:p text:style-name="P12"><text:tab/>Tipo.tipo = &lt;t:integer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7"><text:span text:style-name="Fuente_20_de_20_párrafo_20_predeter."><text:span text:style-name="T11">}</text:span></text:span></text:p>
      <text:p text:style-name="P5"/>
      <text:p text:style-name="P6">Tipo → array [num] of Tipo</text:p>
      <text:p text:style-name="P14">{</text:p>
      <text:p text:style-name="P17"><text:span text:style-name="Fuente_20_de_20_párrafo_20_predeter."><text:span text:style-name="T14"><text:s text:c="4"/></text:span></text:span><text:span text:style-name="Fuente_20_de_20_párrafo_20_predeter."><text:span text:style-name="T1">Tipo0.tipo =</text:span></text:span></text:p>
      <text:p text:style-name="P12"><text:s text:c="8"/>&lt;</text:p>
      <text:p text:style-name="P12"><text:s text:c="12"/>t:array,</text:p>
      <text:p text:style-name="P12"><text:s text:c="12"/>nelems:valorDe(num.lex),</text:p>
      <text:p text:style-name="P12"><text:s text:c="12"/>tbase:Tipo1.tipo,</text:p>
      <text:p text:style-name="P12"><text:s text:c="12"/>tam:valorDe(num.lex)*Tipo1.tipo.tam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3">1</text:span></text:span><text:span text:style-name="Fuente_20_de_20_párrafo_20_predeter."><text:span text:style-name="T1">.tsh = Tipo</text:span></text:span><text:span text:style-name="Fuente_20_de_20_párrafo_20_predeter."><text:span text:style-name="T23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3">o</text:span></text:span><text:span text:style-name="Fuente_20_de_20_párrafo_20_predeter."><text:span text:style-name="T1">.error = Expresion.tipo.t != natural v Tipo</text:span></text:span><text:span text:style-name="Fuente_20_de_20_párrafo_20_predeter."><text:span text:style-name="T23">1</text:span></text:span><text:span text:style-name="Fuente_20_de_20_párrafo_20_predeter."><text:span text:style-name="T1">.error v ¬existeRef (Tipo</text:span></text:span><text:span text:style-name="Fuente_20_de_20_párrafo_20_predeter."><text:span text:style-name="T23">o</text:span></text:span><text:span text:style-name="Fuente_20_de_20_párrafo_20_predeter."><text:span text:style-name="T1">.tsh , Tipo</text:span></text:span><text:span text:style-name="Fuente_20_de_20_párrafo_20_predeter."><text:span text:style-name="T23">1</text:span></text:span><text:span text:style-name="Fuente_20_de_20_párrafo_20_predeter."><text:span text:style-name="T1">.tipo)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3">o</text:span></text:span><text:span text:style-name="Fuente_20_de_20_párrafo_20_predeter."><text:span text:style-name="T1">.pend = Tipo</text:span></text:span><text:span text:style-name="Fuente_20_de_20_párrafo_20_predeter."><text:span text:style-name="T23">1</text:span></text:span><text:span text:style-name="Fuente_20_de_20_párrafo_20_predeter."><text:span text:style-name="T1">.pend</text:span></text:span></text:p>
      <text:p text:style-name="P11">}</text:p>
      <text:p text:style-name="P4"/>
      <text:p text:style-name="P3">Tipo → ^Tipo</text:p>
      <text:p text:style-name="P11">{</text:p>
      <text:p text:style-name="P12"><text:s text:c="4"/>Tipo0.tipo =</text:p>
      <text:p text:style-name="P12"><text:s text:c="8"/>&lt;</text:p>
      <text:p text:style-name="P12"><text:s text:c="12"/>t:puntero,</text:p>
      <text:p text:style-name="P12"><text:s text:c="12"/>tbase:Tipo1.tipo,</text:p>
      <text:p text:style-name="P12"><text:s text:c="12"/>tam:1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3">1</text:span></text:span><text:span text:style-name="Fuente_20_de_20_párrafo_20_predeter."><text:span text:style-name="T1">.tsh = Tipo</text:span></text:span><text:span text:style-name="Fuente_20_de_20_párrafo_20_predeter."><text:span text:style-name="T23">o</text:span></text:span><text:span text:style-name="Fuente_20_de_20_párrafo_20_predeter."><text:span text:style-name="T1">.tsh</text:span></text:span></text:p>
      <text:p text:style-name="P17"><text:soft-page-break/><text:span text:style-name="Fuente_20_de_20_párrafo_20_predeter."><text:span text:style-name="T6"><text:tab/></text:span></text:span><text:span text:style-name="Fuente_20_de_20_párrafo_20_predeter."><text:span text:style-name="T1">Tipo</text:span></text:span><text:span text:style-name="Fuente_20_de_20_párrafo_20_predeter."><text:span text:style-name="T23">o</text:span></text:span><text:span text:style-name="Fuente_20_de_20_párrafo_20_predeter."><text:span text:style-name="T1">.error = Tipo</text:span></text:span><text:span text:style-name="Fuente_20_de_20_párrafo_20_predeter."><text:span text:style-name="T23">1</text:span></text:span><text:span text:style-name="Fuente_20_de_20_párrafo_20_predeter."><text:span text:style-name="T1">.error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3">o</text:span></text:span><text:span text:style-name="Fuente_20_de_20_párrafo_20_predeter."><text:span text:style-name="T1">.pend = Tipo</text:span></text:span><text:span text:style-name="Fuente_20_de_20_párrafo_20_predeter."><text:span text:style-name="T23">1</text:span></text:span><text:span text:style-name="Fuente_20_de_20_párrafo_20_predeter."><text:span text:style-name="T1">.pend</text:span></text:span></text:p>
      <text:p text:style-name="P11">}</text:p>
      <text:p text:style-name="P11"/>
      <text:p text:style-name="P3"/>
      <text:p text:style-name="P3">Tipo → reg</text:p>
      <text:p text:style-name="P11">{</text:p>
      <text:p text:style-name="P17"><text:span text:style-name="Fuente_20_de_20_párrafo_20_predeter."><text:span text:style-name="T1"><text:tab/>Campos.tsh = Tipo.tsh</text:span></text:span></text:p>
      <text:p text:style-name="P11">}</text:p>
      <text:p text:style-name="P11">Campos freg</text:p>
      <text:p text:style-name="P11">{</text:p>
      <text:p text:style-name="P12"><text:s text:c="4"/>Tipo.tipo =</text:p>
      <text:p text:style-name="P12"><text:s text:c="8"/>&lt;</text:p>
      <text:p text:style-name="P12"><text:s text:c="12"/>t:array,</text:p>
      <text:p text:style-name="P12"><text:s text:c="12"/>campos:Campos.campos,</text:p>
      <text:p text:style-name="P12"><text:s text:c="12"/>tam:Campos.tam</text:p>
      <text:p text:style-name="P12"><text:s text:c="8"/>&gt;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Tipo.error = Campos.error</text:span></text:span></text:p>
      <text:p text:style-name="P17"><text:span text:style-name="Fuente_20_de_20_párrafo_20_predeter."><text:span text:style-name="T1"><text:tab/>Tipo.pend = Campos.pend</text:span></text:span></text:p>
      <text:p text:style-name="P11">}</text:p>
      <text:p text:style-name="P4"/>
      <text:p text:style-name="Standard"><text:span text:style-name="Fuente_20_de_20_párrafo_20_predeter."><text:span text:style-name="T5">Campos →</text:span></text:span></text:p>
      <text:p text:style-name="P17"><text:span text:style-name="Fuente_20_de_20_párrafo_20_predeter."><text:span text:style-name="T12">{</text:span></text:span></text:p>
      <text:p text:style-name="P17"><text:span text:style-name="Fuente_20_de_20_párrafo_20_predeter."><text:span text:style-name="T14"><text:tab/>Campo.desh = 0</text:span></text:span></text:p>
      <text:p text:style-name="P17"><text:span text:style-name="Fuente_20_de_20_párrafo_20_predeter."><text:span text:style-name="T14"><text:tab/>Campo.tsh = Campos.tsh</text:span></text:span></text:p>
      <text:p text:style-name="P17"><text:span text:style-name="Fuente_20_de_20_párrafo_20_predeter."><text:span text:style-name="T5">}</text:span></text:span></text:p>
      <text:p text:style-name="P17"><text:span text:style-name="Fuente_20_de_20_párrafo_20_predeter."><text:span text:style-name="T5">Campo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1"><text:tab/>CamposRec.camposh = [Campo.campo]</text:span></text:span></text:p>
      <text:p text:style-name="P17"><text:span text:style-name="Fuente_20_de_20_párrafo_20_predeter."><text:span text:style-name="T1"><text:tab/>CamposRec.errorh = Campo.error</text:span></text:span></text:p>
      <text:p text:style-name="P17"><text:span text:style-name="Fuente_20_de_20_párrafo_20_predeter."><text:span text:style-name="T1"><text:tab/>CamposRec.pendh = Campo.pend</text:span></text:span></text:p>
      <text:p text:style-name="P17"><text:span text:style-name="Fuente_20_de_20_párrafo_20_predeter."><text:span text:style-name="T1"><text:tab/>CamposRec.desh = Campo.tam</text:span></text:span></text:p>
      <text:p text:style-name="P17"><text:span text:style-name="Fuente_20_de_20_párrafo_20_predeter."><text:span text:style-name="T1"><text:tab/>CamposRec.tsh = Campos.tsh</text:span></text:span></text:p>
      <text:p text:style-name="P17"><text:span text:style-name="Fuente_20_de_20_párrafo_20_predeter."><text:span text:style-name="T5">}</text:span></text:span></text:p>
      <text:p text:style-name="P17"><text:span text:style-name="Fuente_20_de_20_párrafo_20_predeter."><text:span text:style-name="T5">CamposRec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Campos.campos = CamposRec.campos</text:span></text:span></text:p>
      <text:p text:style-name="P12"><text:tab/>Campos.error = CamposRec.error</text:p>
      <text:p text:style-name="P17"><text:span text:style-name="Fuente_20_de_20_párrafo_20_predeter."><text:span text:style-name="T1"><text:tab/>Campos.pend = CamposRec.pend</text:span></text:span></text:p>
      <text:p text:style-name="P17"><text:span text:style-name="Fuente_20_de_20_párrafo_20_predeter."><text:span text:style-name="T1"><text:tab/>Campos.tam = CamposRec.tam</text:span></text:span></text:p>
      <text:p text:style-name="P17"><text:span text:style-name="Fuente_20_de_20_párrafo_20_predeter."><text:span text:style-name="T5">}</text:span></text:span></text:p>
      <text:p text:style-name="Standard"><text:span text:style-name="Fuente_20_de_20_párrafo_20_predeter."><text:span text:style-name="T5"><text:tab/></text:span></text:span></text:p>
      <text:p text:style-name="P9"/>
      <text:p text:style-name="P9"/>
      <text:p text:style-name="Standard"><text:span text:style-name="Fuente_20_de_20_párrafo_20_predeter."><text:span text:style-name="T5">CamposRec → ';'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Campo.desh=CamposRec0.desh</text:span></text:span></text:p>
      <text:p text:style-name="P17"><text:span text:style-name="Fuente_20_de_20_párrafo_20_predeter."><text:span text:style-name="T14"><text:tab/>Campo.tsh = CamposRec0.tsh</text:span></text:span></text:p>
      <text:p text:style-name="P17"><text:span text:style-name="Fuente_20_de_20_párrafo_20_predeter."><text:span text:style-name="T12">}</text:span></text:span></text:p>
      <text:p text:style-name="P17"><text:span text:style-name="Fuente_20_de_20_párrafo_20_predeter."><text:span text:style-name="T12">Campo</text:span></text:span></text:p>
      <text:p text:style-name="P17"><text:span text:style-name="Fuente_20_de_20_párrafo_20_predeter."><text:span text:style-name="T12">{</text:span></text:span></text:p>
      <text:p text:style-name="P17"><text:span text:style-name="Fuente_20_de_20_párrafo_20_predeter."><text:span text:style-name="T12"><text:tab/></text:span></text:span><text:span text:style-name="Fuente_20_de_20_párrafo_20_predeter."><text:span text:style-name="T14">CamposRec1.tsh = CamposRec0.tsh</text:span></text:span></text:p>
      <text:p text:style-name="P17"><text:span text:style-name="Fuente_20_de_20_párrafo_20_predeter."><text:span text:style-name="T14"><text:tab/>CamposRec1.camposh = CamposRec0.camposh ++ Campo.campo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CamposRec1.errorh = CamposRec0.errorh v existeCampo(CamposRec0.camposh, Campo.id)</text:span></text:span></text:p>
      <text:p text:style-name="P17"><text:soft-page-break/><text:span text:style-name="Fuente_20_de_20_párrafo_20_predeter."><text:span text:style-name="T1"><text:tab/>CamposRec1.pendh = CamposRec0.pendh U Campo.pend</text:span></text:span></text:p>
      <text:p text:style-name="P17"><text:span text:style-name="Fuente_20_de_20_párrafo_20_predeter."><text:span text:style-name="T1"><text:tab/>CamposRec1.desh = Campo.tam + CamposRec0.desh</text:span></text:span></text:p>
      <text:p text:style-name="P17"><text:span text:style-name="Fuente_20_de_20_párrafo_20_predeter."><text:span text:style-name="T5">}</text:span></text:span></text:p>
      <text:p text:style-name="P17"><text:span text:style-name="Fuente_20_de_20_párrafo_20_predeter."><text:span text:style-name="T5">CamposRec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1"><text:tab/>CamposRec0.campos = CamposRec1.campos</text:span></text:span></text:p>
      <text:p text:style-name="P12"><text:tab/>CamposRec0.pend = CamposRec1.pend</text:p>
      <text:p text:style-name="P17"><text:span text:style-name="Fuente_20_de_20_párrafo_20_predeter."><text:span text:style-name="T1"><text:tab/>CamposRec0.error = CamposRec1.error</text:span></text:span></text:p>
      <text:p text:style-name="P17"><text:span text:style-name="Fuente_20_de_20_párrafo_20_predeter."><text:span text:style-name="T1"><text:tab/>CamposRec0.tam = CamposRec1.tam</text:span></text:span></text:p>
      <text:p text:style-name="P17"><text:span text:style-name="Fuente_20_de_20_párrafo_20_predeter."><text:span text:style-name="T5">}</text:span></text:span></text:p>
      <text:p text:style-name="Standard"><text:span text:style-name="Fuente_20_de_20_párrafo_20_predeter."><text:span text:style-name="T5"><text:tab/></text:span></text:span></text:p>
      <text:p text:style-name="P9"/>
      <text:p text:style-name="Standard"><text:span text:style-name="Fuente_20_de_20_párrafo_20_predeter."><text:span text:style-name="T5">CamposRec → </text:span></text:span><text:span text:style-name="Fuente_20_de_20_párrafo_20_predeter."><text:span text:style-name="T6">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CamposRec.campos = CamposRec.camposh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CamposRec.error = <text:s/>CamposRec.error</text:span></text:span></text:p>
      <text:p text:style-name="P17"><text:span text:style-name="Fuente_20_de_20_párrafo_20_predeter."><text:span text:style-name="T1"><text:tab/>CamposRec.pend = CamposRec.pendh</text:span></text:span></text:p>
      <text:p text:style-name="P17"><text:span text:style-name="Fuente_20_de_20_párrafo_20_predeter."><text:span text:style-name="T1"><text:tab/>CamposRec.tam = CamposRec.desh</text:span></text:span></text:p>
      <text:p text:style-name="P17"><text:span text:style-name="Fuente_20_de_20_párrafo_20_predeter."><text:span text:style-name="T6">}</text:span></text:span></text:p>
      <text:p text:style-name="P8"/>
      <text:p text:style-name="P23"/>
      <text:p text:style-name="P3">Campo → </text:p>
      <text:p text:style-name="P11">{</text:p>
      <text:p text:style-name="P24"><text:span text:style-name="Fuente_20_de_20_párrafo_20_predeter."><text:span text:style-name="T6"><text:tab/></text:span></text:span><text:span text:style-name="Fuente_20_de_20_párrafo_20_predeter."><text:span text:style-name="T1">Tipo.tsh = Campo.tsh</text:span></text:span></text:p>
      <text:p text:style-name="P11">}</text:p>
      <text:p text:style-name="P11">Tipo id</text:p>
      <text:p text:style-name="P11">{</text:p>
      <text:p text:style-name="P12"><text:span text:style-name="T55"><text:tab/></text:span>Campo.campo =</text:p>
      <text:p text:style-name="P12"><text:s text:c="8"/>&lt;</text:p>
      <text:p text:style-name="P12"><text:s text:c="12"/>id:iden.lex,</text:p>
      <text:p text:style-name="P12"><text:s text:c="12"/>tipo:Tipo.tipo,</text:p>
      <text:p text:style-name="P12"><text:s text:c="12"/>desp:Campo.desh</text:p>
      <text:p text:style-name="P12"><text:s text:c="8"/>&gt;</text:p>
      <text:p text:style-name="P12"><text:tab/>Campo.tam <text:s text:c="2"/>= Tipo.tam</text:p>
      <text:p text:style-name="P12"><text:tab/>Campo.error = Tipo.error v ¬existeRef(Campo.tsh , Tipo.tipo)</text:p>
      <text:p text:style-name="P12"><text:tab/>Campo.pend = Tipo.pend</text:p>
      <text:p text:style-name="P11">}</text:p>
      <text:p text:style-name="P4"/>
      <text:p text:style-name="P4"/>
      <text:p text:style-name="P3">Instrucciones →</text:p>
      <text:p text:style-name="P11">{</text:p>
      <text:p text:style-name="P12"><text:tab/>Instruccion.tsh = Instrucciones.tsh</text:p>
      <text:p text:style-name="P17"><text:span text:style-name="Fuente_20_de_20_párrafo_20_predeter."><text:span text:style-name="T1"><text:tab/>Instruccion.etqh = Instrucciones.etqh</text:span></text:span></text:p>
      <text:p text:style-name="P11">}</text:p>
      <text:p text:style-name="P11">Instrucción</text:p>
      <text:p text:style-name="P11">{</text:p>
      <text:p text:style-name="P12"><text:tab/>InstrucciónesRec.tsh = Instrucciones.tsh</text:p>
      <text:p text:style-name="P12"><text:tab/>InstruccionesRec.errorh = Instrucción.error</text:p>
      <text:p text:style-name="P17"><text:span text:style-name="Fuente_20_de_20_párrafo_20_predeter."><text:span text:style-name="T1"><text:tab/>InstruccionesRec.etqh = Instruccion.etq</text:span></text:span></text:p>
      <text:p text:style-name="P17"><text:span text:style-name="Fuente_20_de_20_párrafo_20_predeter."><text:span text:style-name="T1"><text:tab/>InstruccionesRec.codh = Instruccion.cod</text:span></text:span></text:p>
      <text:p text:style-name="P11">}</text:p>
      <text:p text:style-name="P11">InstruccionesRec</text:p>
      <text:p text:style-name="P11">{</text:p>
      <text:p text:style-name="P12"><text:tab/>Instrucciones.error = InstruccionesRec.error</text:p>
      <text:p text:style-name="P17"><text:span text:style-name="Fuente_20_de_20_párrafo_20_predeter."><text:span text:style-name="T1"><text:tab/>Instrucciones.etq = InstruccionesRec.etq</text:span></text:span></text:p>
      <text:p text:style-name="P17"><text:span text:style-name="Fuente_20_de_20_párrafo_20_predeter."><text:span text:style-name="T1"><text:tab/>Instrucciones.cod = InstruccionRec.cod</text:span></text:span></text:p>
      <text:p text:style-name="P11"><text:soft-page-break/>}</text:p>
      <text:p text:style-name="P4"/>
      <text:p text:style-name="P4"><text:tab/></text:p>
      <text:p text:style-name="P3">InstruccionesRec → ;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on.tsh = InstruccionesRec0.tsh</text:span></text:span></text:p>
      <text:p text:style-name="P17"><text:span text:style-name="Fuente_20_de_20_párrafo_20_predeter."><text:span text:style-name="T1"><text:tab/>Instruccion.etqh = InstruccionesRec0.etqh</text:span></text:span></text:p>
      <text:p text:style-name="P11">}</text:p>
      <text:p text:style-name="P11">Instrucción</text:p>
      <text:p text:style-name="P11">{</text:p>
      <text:p text:style-name="P12"><text:tab/>InstruccionesRec1.tsh = InstruccionesRec0.tsh</text:p>
      <text:p text:style-name="P12"><text:tab/>InstruccionesRec1.errorh = Instrucción.error v InstruccionesRec0.errorh</text:p>
      <text:p text:style-name="P17"><text:span text:style-name="Fuente_20_de_20_párrafo_20_predeter."><text:span text:style-name="T1"><text:tab/>InstruccionesRec1.etqh = Instruccion.etq</text:span></text:span></text:p>
      <text:p text:style-name="P17"><text:span text:style-name="Fuente_20_de_20_párrafo_20_predeter."><text:span text:style-name="T1"><text:tab/>InstruccionesRec1.codh = InstruccionesRec0.cod | | Instruccion.cod</text:span></text:span></text:p>
      <text:p text:style-name="P11">}</text:p>
      <text:p text:style-name="P11">InstruccionesRec</text:p>
      <text:p text:style-name="P11">{</text:p>
      <text:p text:style-name="P12"><text:tab/>InstruccionesRec0.error = InstruccionesRec1.error</text:p>
      <text:p text:style-name="P17"><text:span text:style-name="Fuente_20_de_20_párrafo_20_predeter."><text:span text:style-name="T1"><text:tab/>InstruccionesRec0.cod = InstruccionesRec1.cod</text:span></text:span></text:p>
      <text:p text:style-name="P17"><text:span text:style-name="Fuente_20_de_20_párrafo_20_predeter."><text:span text:style-name="T1"><text:tab/>InstruccionesRec0.etq = InstruccionesRec1.etq</text:span></text:span></text:p>
      <text:p text:style-name="P11">}</text:p>
      <text:p text:style-name="P3"><text:tab/></text:p>
      <text:p text:style-name="P4"/>
      <text:p text:style-name="P4"><text:tab/></text:p>
      <text:p text:style-name="P3">InstruccionesRec → <text:bookmark-start text:name="__DdeLink__20807_213522392"/>λ<text:bookmark-end text:name="__DdeLink__20807_213522392"/>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onesRec.error = InstruccionesRec.errorh</text:span></text:span></text:p>
      <text:p text:style-name="P17"><text:span text:style-name="Fuente_20_de_20_párrafo_20_predeter."><text:span text:style-name="T1"><text:tab/>InstruccionesRec.etq = InstruccionesRec.etqh</text:span></text:span></text:p>
      <text:p text:style-name="P17"><text:span text:style-name="Fuente_20_de_20_párrafo_20_predeter."><text:span text:style-name="T1"><text:tab/>InstruccionesRec.cod = InstruccionesRec.codh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4"/>
      <text:p text:style-name="Standard"><text:span text:style-name="Fuente_20_de_20_párrafo_20_predeter."><text:span text:style-name="T6">Instrucción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bookmark-start text:name="__DdeLink__20853_213522392"/><text:span text:style-name="Fuente_20_de_20_párrafo_20_predeter."><text:span text:style-name="T1">InsProcedimiento.tsh = Instrucción.tsh</text:span></text:span><text:bookmark-end text:name="__DdeLink__20853_213522392"/></text:p>
      <text:p text:style-name="P17"><text:span text:style-name="Fuente_20_de_20_párrafo_20_predeter."><text:span text:style-name="T1"><text:tab/>InsProcedimiento.etqh = Instrucción.etq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InsProcedimiento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Instrucción.error = InsProcedimiento.error</text:span></text:span></text:p>
      <text:p text:style-name="P17"><text:span text:style-name="Fuente_20_de_20_párrafo_20_predeter."><text:span text:style-name="T1"><text:tab/>Instrucción.cod = InstruccionProcedimiento.cod</text:span></text:span></text:p>
      <text:p text:style-name="P17"><text:span text:style-name="Fuente_20_de_20_párrafo_20_predeter."><text:span text:style-name="T1"><text:tab/>Instrucción.etq = InstruccionProcedimiento.etq</text:span></text:span></text:p>
      <text:p text:style-name="P17"><text:span text:style-name="Fuente_20_de_20_párrafo_20_predeter."><text:span text:style-name="T6">}</text:span></text:span></text:p>
      <text:p text:style-name="P3"/>
      <text:p text:style-name="P3">Instrucción →</text:p>
      <text:p text:style-name="P12">{</text:p>
      <text:p text:style-name="P12"><text:bookmark-start text:name="__DdeLink__20855_213522392"/><text:tab/>InsLectura.tsh = Instrucción.tsh<text:bookmark-end text:name="__DdeLink__20855_213522392"/></text:p>
      <text:p text:style-name="P12"><text:tab/>InsLectura.etqh = Instrucción.eth</text:p>
      <text:p text:style-name="P11">}</text:p>
      <text:p text:style-name="P11">InsLectura</text:p>
      <text:p text:style-name="P11">{</text:p>
      <text:p text:style-name="P17"><text:span text:style-name="Fuente_20_de_20_párrafo_20_predeter."><text:span text:style-name="T1"><text:tab/>Instrucción.error = InsLectura.error</text:span></text:span></text:p>
      <text:p text:style-name="P17"><text:span text:style-name="Fuente_20_de_20_párrafo_20_predeter."><text:span text:style-name="T1"><text:tab/>Instrucción.cod = InsLectura.cod</text:span></text:span></text:p>
      <text:p text:style-name="P17"><text:span text:style-name="Fuente_20_de_20_párrafo_20_predeter."><text:span text:style-name="T1"><text:tab/>Instrucción.etq = InsLectura.etq</text:span></text:span></text:p>
      <text:p text:style-name="P11"><text:soft-page-break/>}</text:p>
      <text:p text:style-name="P3"/>
      <text:p text:style-name="P3">Instrucción →</text:p>
      <text:p text:style-name="P12">{<text:bookmark-start text:name="__DdeLink__20836_213522392"/><text:bookmark-end text:name="__DdeLink__20836_213522392"/></text:p>
      <text:p text:style-name="P12"><text:bookmark-start text:name="__DdeLink__20857_213522392"/><text:tab/>InsEscritura.tsh = Instrucción.tsh<text:bookmark-end text:name="__DdeLink__20857_213522392"/></text:p>
      <text:p text:style-name="P12"><text:tab/>InsEscritura.etqh = Instrucción.etqh</text:p>
      <text:p text:style-name="P11">}</text:p>
      <text:p text:style-name="P11">InsEscritura</text:p>
      <text:p text:style-name="P11">{</text:p>
      <text:p text:style-name="P17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17"><text:span text:style-name="Fuente_20_de_20_párrafo_20_predeter."><text:span text:style-name="T1"><text:tab/>Instruccion.cod = InsEscritura.cod</text:span></text:span></text:p>
      <text:p text:style-name="P17"><text:span text:style-name="Fuente_20_de_20_párrafo_20_predeter."><text:span text:style-name="T1"><text:tab/>Instrucción.etq = InsEscritura.etq</text:span></text:span></text:p>
      <text:p text:style-name="P11">{</text:p>
      <text:p text:style-name="P3"/>
      <text:p text:style-name="P3">Instrucción →</text:p>
      <text:p text:style-name="P12">{</text:p>
      <text:p text:style-name="P12"><text:bookmark-start text:name="__DdeLink__20859_213522392"/><text:tab/>InsAsignacion.tsh = Instrucción.tsh<text:bookmark-end text:name="__DdeLink__20859_213522392"/></text:p>
      <text:p text:style-name="P12"><text:tab/>InsAsignacion.etqh = Instrucción.etqh</text:p>
      <text:p text:style-name="P11">}</text:p>
      <text:p text:style-name="P11">InsAsignación</text:p>
      <text:p text:style-name="P11">{</text:p>
      <text:p text:style-name="P12"><text:tab/>Instrucción.error = InsAsignacion.error <text:s/></text:p>
      <text:p text:style-name="P17"><text:span text:style-name="Fuente_20_de_20_párrafo_20_predeter."><text:span text:style-name="T1"><text:tab/> Instrucción.cod = InsAsignación.cod</text:span></text:span></text:p>
      <text:p text:style-name="P17"><text:span text:style-name="Fuente_20_de_20_párrafo_20_predeter."><text:span text:style-name="T1"><text:tab/> Instrucción.etq = InsAsignacion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1_213522392"/><text:tab/>InsCompuesta.tsh = Instrucción.tsh<text:bookmark-end text:name="__DdeLink__20861_213522392"/></text:p>
      <text:p text:style-name="P12"><text:tab/>InsCompuesta.etqh = Instrucción.etqh</text:p>
      <text:p text:style-name="P11">}</text:p>
      <text:p text:style-name="P11">InsCompuesta</text:p>
      <text:p text:style-name="P11">{</text:p>
      <text:p text:style-name="P17"><text:span text:style-name="Fuente_20_de_20_párrafo_20_predeter."><text:span text:style-name="T1"><text:tab/>Instrucción.error = InsCompuesta.error</text:span></text:span></text:p>
      <text:p text:style-name="P17"><text:span text:style-name="Fuente_20_de_20_párrafo_20_predeter."><text:span text:style-name="T1"><text:tab/>Instrucción.cod = InsCompuesta.cod</text:span></text:span></text:p>
      <text:p text:style-name="P17"><text:span text:style-name="Fuente_20_de_20_párrafo_20_predeter."><text:span text:style-name="T1"><text:tab/></text:span></text:span><text:bookmark-start text:name="__DdeLink__20873_213522392"/><text:span text:style-name="Fuente_20_de_20_párrafo_20_predeter."><text:span text:style-name="T1">Instrucción</text:span></text:span><text:bookmark-end text:name="__DdeLink__20873_213522392"/><text:span text:style-name="Fuente_20_de_20_párrafo_20_predeter."><text:span text:style-name="T1">.etq = InsCompuesta.etq</text:span></text:span></text:p>
      <text:p text:style-name="P11">}</text:p>
      <text:p text:style-name="P11"/>
      <text:p text:style-name="P3">Instrucción →</text:p>
      <text:p text:style-name="P12">{</text:p>
      <text:p text:style-name="P12"><text:bookmark-start text:name="__DdeLink__20863_213522392"/><text:tab/>InsIf.tsh = Instrucción.tsh<text:bookmark-end text:name="__DdeLink__20863_213522392"/></text:p>
      <text:p text:style-name="P12"><text:tab/>InsIf.etqh = Instrucción.etqh</text:p>
      <text:p text:style-name="P11">}</text:p>
      <text:p text:style-name="P11">InsIf</text:p>
      <text:p text:style-name="P11">{</text:p>
      <text:p text:style-name="P17"><text:span text:style-name="Fuente_20_de_20_párrafo_20_predeter."><text:span text:style-name="T1"><text:tab/>Instrucción.error = InsIf.error</text:span></text:span></text:p>
      <text:p text:style-name="P17"><text:span text:style-name="Fuente_20_de_20_párrafo_20_predeter."><text:span text:style-name="T1"><text:tab/>Instrucción.cod = InsIf.cod</text:span></text:span></text:p>
      <text:p text:style-name="P17"><text:span text:style-name="Fuente_20_de_20_párrafo_20_predeter."><text:span text:style-name="T1"><text:tab/>Instrucción.etq = InsIf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5_213522392"/><text:tab/>InsWhile.tsh = Instrucción.tsh<text:bookmark-end text:name="__DdeLink__20865_213522392"/></text:p>
      <text:p text:style-name="P12"><text:tab/>InsWhile.etqh = Instrucción.etqh</text:p>
      <text:p text:style-name="P11">}</text:p>
      <text:p text:style-name="P11">InsWhile</text:p>
      <text:p text:style-name="P11"><text:soft-page-break/>{</text:p>
      <text:p text:style-name="P12"><text:tab/>Instrucción.error = InsWhile.error</text:p>
      <text:p text:style-name="P17"><text:span text:style-name="Fuente_20_de_20_párrafo_20_predeter."><text:span text:style-name="T1"><text:tab/>Instrucción.cod = InsWhile.cod</text:span></text:span></text:p>
      <text:p text:style-name="P17"><text:span text:style-name="Fuente_20_de_20_párrafo_20_predeter."><text:span text:style-name="T1"><text:tab/>Instrucción.etq = InsWhile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7_213522392"/><text:tab/>InsFor.tsh = Instrucción.tsh<text:bookmark-end text:name="__DdeLink__20867_213522392"/></text:p>
      <text:p text:style-name="P12"><text:tab/>InsFor.etqh = Instrucción.etqh</text:p>
      <text:p text:style-name="P11">}</text:p>
      <text:p text:style-name="P11">InsFor</text:p>
      <text:p text:style-name="P11">{</text:p>
      <text:p text:style-name="P12"><text:tab/>Instrucción.error = InsFor.error</text:p>
      <text:p text:style-name="P17"><text:span text:style-name="Fuente_20_de_20_párrafo_20_predeter."><text:span text:style-name="T1"><text:tab/>Instrucción.cod = InsFor.cod</text:span></text:span></text:p>
      <text:p text:style-name="P17"><text:span text:style-name="Fuente_20_de_20_párrafo_20_predeter."><text:span text:style-name="T1"><text:tab/>Instrucción.etq = InsFor.etq</text:span></text:span></text:p>
      <text:p text:style-name="P11">}</text:p>
      <text:p text:style-name="P3">Instrucción →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New.etqh = instrucción.etqh</text:span></text:span></text:p>
      <text:p text:style-name="P11">}</text:p>
      <text:p text:style-name="P11">InsNew</text:p>
      <text:p text:style-name="P11">{</text:p>
      <text:p text:style-name="P17"><text:span text:style-name="Fuente_20_de_20_párrafo_20_predeter."><text:span text:style-name="T1"><text:tab/>Instrucción.error =InsNew.error</text:span></text:span></text:p>
      <text:p text:style-name="P17"><text:span text:style-name="Fuente_20_de_20_párrafo_20_predeter."><text:span text:style-name="T1"><text:tab/>Instrucción.cod = InsNew.cod</text:span></text:span></text:p>
      <text:p text:style-name="P17"><text:span text:style-name="Fuente_20_de_20_párrafo_20_predeter."><text:span text:style-name="T1"><text:tab/>Instrucción.etq = InsNew.etq</text:span></text:span></text:p>
      <text:p text:style-name="P11">}</text:p>
      <text:p text:style-name="P3"/>
      <text:p text:style-name="P3">Instrucción →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Dis.etqh = Instrucción.etqh</text:span></text:span></text:p>
      <text:p text:style-name="P11">}</text:p>
      <text:p text:style-name="P11">InsDis</text:p>
      <text:p text:style-name="P11">{</text:p>
      <text:p text:style-name="P17"><text:span text:style-name="Fuente_20_de_20_párrafo_20_predeter."><text:span text:style-name="T1"><text:tab/>Instrucción.error = InsDis.error</text:span></text:span></text:p>
      <text:p text:style-name="P17"><text:span text:style-name="Fuente_20_de_20_párrafo_20_predeter."><text:span text:style-name="T1"><text:tab/>Instrucción.cod = InsDis.cod</text:span></text:span></text:p>
      <text:p text:style-name="P17"><text:span text:style-name="Fuente_20_de_20_párrafo_20_predeter."><text:span text:style-name="T1"><text:tab/>Instrucción.etq = InsDis.etq</text:span></text:span></text:p>
      <text:p text:style-name="P11">}</text:p>
      <text:p text:style-name="P12"/>
      <text:p text:style-name="P4"/>
      <text:p text:style-name="Standard"><text:span text:style-name="Fuente_20_de_20_párrafo_20_predeter."><text:span text:style-name="T6">InsProcedimiento →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AParametros.tsh = InsProcedimiento.tsh</text:span></text:span></text:p>
      <text:p text:style-name="P17"><text:span text:style-name="Fuente_20_de_20_párrafo_20_predeter."><text:span text:style-name="T1"><text:tab/>AParametros.fparametrosh = InsProcedimiento.tsh[id.lex].tipo.parametros</text:span></text:span></text:p>
      <text:p text:style-name="P17"><text:span text:style-name="Fuente_20_de_20_párrafo_20_predeter."><text:span text:style-name="T1"><text:tab/>AParametros.etqh <text:s text:c="11"/>= InsProcedimiento.etqh + longApilaRet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AParametro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Procedimiento.error = ¬existeID(InsProcedimiento.tsh,id.lex) v</text:span></text:span></text:p>
      <text:p text:style-name="P17"><text:span text:style-name="Fuente_20_de_20_párrafo_20_predeter."><text:span text:style-name="T1"><text:tab/><text:tab/><text:tab/><text:tab/>InsProcedimiento.tsh[id.lex].clase != proc v <text:tab/><text:tab/><text:tab/><text:tab/><text:tab/><text:tab/><text:tab/><text:tab/>Aparametros.error</text:span></text:span></text:p>
      <text:p text:style-name="P57"><text:span text:style-name="Fuente_20_de_20_párrafo_20_predeter."><text:span text:style-name="T1"/></text:span></text:p>
      <text:p text:style-name="P57"><text:span text:style-name="Fuente_20_de_20_párrafo_20_predeter."><text:span text:style-name="T31"><text:tab/>InsProcedimiento.cod <text:s text:c="3"/>= </text:span></text:span></text:p>
      <text:p text:style-name="P57"><text:span text:style-name="Fuente_20_de_20_párrafo_20_predeter."><text:span text:style-name="T32"><text:tab/><text:tab/>si (InsProcedimiento.tsh[id.lex].props.t==forward)</text:span></text:span></text:p>
      <text:p text:style-name="P57"><text:span text:style-name="Fuente_20_de_20_párrafo_20_predeter."><text:span text:style-name="T32"><text:tab/><text:tab/><text:tab/>apila-ret(InsProcedimiento.etq) ||</text:span></text:span></text:p>
      <text:p text:style-name="P57"><text:soft-page-break/><text:span text:style-name="Fuente_20_de_20_párrafo_20_predeter."><text:span text:style-name="T32"><text:tab/><text:tab/><text:tab/>Aparametros.cod<text:tab/><text:tab/><text:tab/><text:tab/>||</text:span></text:span></text:p>
      <text:p text:style-name="P57"><text:span text:style-name="Fuente_20_de_20_párrafo_20_predeter."><text:span text:style-name="T32"><text:tab/><text:tab/><text:tab/>nop(id.lex)</text:span></text:span></text:p>
      <text:p text:style-name="P57"><text:span text:style-name="Fuente_20_de_20_párrafo_20_predeter."><text:span text:style-name="T32"><text:tab/><text:tab/>sino</text:span></text:span></text:p>
      <text:p text:style-name="P17"><text:span text:style-name="Fuente_20_de_20_párrafo_20_predeter."><text:span text:style-name="T31"><text:tab/><text:tab/> <text:s text:c="3"/>apila-ret(InsProcedimiento.etq) <text:s text:c="8"/>||</text:span></text:span></text:p>
      <text:p text:style-name="P17"><text:span text:style-name="Fuente_20_de_20_párrafo_20_predeter."><text:span text:style-name="T31"><text:tab/><text:tab/> <text:s text:c="3"/>AParametros.cod <text:s text:c="24"/>||</text:span></text:span></text:p>
      <text:p text:style-name="P17"><text:span text:style-name="Fuente_20_de_20_párrafo_20_predeter."><text:span text:style-name="T31"><text:tab/><text:tab/> <text:s text:c="3"/>ir-a(InsProcedimiento.tsh[iden.lex].inicio)</text:span></text:span></text:p>
      <text:p text:style-name="P17"><text:span text:style-name="Fuente_20_de_20_párrafo_20_predeter."><text:span text:style-name="T31"><text:tab/>InsProcedimiento.etq <text:s text:c="3"/>= AParametros.etq + 1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6">A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AParametros.tsh = Aparametros.tsh</text:span></text:span></text:p>
      <text:p text:style-name="P17"><text:span text:style-name="Fuente_20_de_20_párrafo_20_predeter."><text:span text:style-name="T1"><text:tab/>LAParametros.fparametrosh = Aparametros.fparametros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(LAParametros)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AParametros.error = LAParametros.error v |Aparametros.fparametrosh| != LAParametros.nparametros</text:span></text:span></text:p>
      <text:p text:style-name="P17"><text:span text:style-name="Fuente_20_de_20_párrafo_20_predeter."><text:span text:style-name="T1"><text:tab/>AParametros.cod <text:s text:c="4"/>= inicio-paso || LAParametros.cod || fin-paso</text:span></text:span></text:p>
      <text:p text:style-name="P17"><text:span text:style-name="Fuente_20_de_20_párrafo_20_predeter."><text:span text:style-name="T1"><text:tab/>AParametros.etq <text:s text:c="4"/>= LAParametros.etq + longFinPaso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6">AParametros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AParametros.error = |AParametros.fparametrosh | &gt; 0</text:span></text:span></text:p>
      <text:p text:style-name="P17"><text:span text:style-name="Fuente_20_de_20_párrafo_20_predeter."><text:span text:style-name="T1"><text:tab/>AParametros.cod <text:s text:c="4"/>= λ</text:span></text:span></text:p>
      <text:p text:style-name="P17"><text:span text:style-name="Fuente_20_de_20_párrafo_20_predeter."><text:span text:style-name="T1"><text:tab/>AParametros.etq <text:s text:c="4"/>= AParametros.etqh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7"/>
      <text:p text:style-name="Standard"><text:span text:style-name="Fuente_20_de_20_párrafo_20_predeter."><text:span text:style-name="T6">LA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0"><text:tab/>Expresion.tsh = LAParametros.tsh</text:span></text:span></text:p>
      <text:p text:style-name="Standard"><text:span text:style-name="Fuente_20_de_20_párrafo_20_predeter."><text:span text:style-name="T1"><text:tab/><text:tab/>Expresion.etqh = LAParametros.etqh + 1</text:span></text:span></text:p>
      <text:p text:style-name="P17"><text:span text:style-name="Fuente_20_de_20_párrafo_20_predeter."><text:span text:style-name="T10"><text:tab/>Expresion.parh = <text:s/>LAParametros.fparametrosh[LAParametros.nparametros_h].modo == var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on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0"><text:tab/>LAParametrosRec.nparametrosh = 1</text:span></text:span></text:p>
      <text:p text:style-name="P17"><text:span text:style-name="Fuente_20_de_20_párrafo_20_predeter."><text:span text:style-name="T10"><text:tab/>LAParametrosRec.tsh = LAParametros.tsh</text:span></text:span></text:p>
      <text:p text:style-name="P17"><text:span text:style-name="Fuente_20_de_20_párrafo_20_predeter."><text:span text:style-name="T10"><text:tab/>LAParametrosRec.fparametrosh = LAParametros.fparametrosh</text:span></text:span></text:p>
      <text:p text:style-name="P17"><text:span text:style-name="Fuente_20_de_20_párrafo_20_predeter."><text:span text:style-name="T10"><text:tab/>LAParametrosRec.errorh = Expresion.error v | LAParametros.fparametrosh | &lt; 1 v</text:span></text:span></text:p>
      <text:p text:style-name="P17"><text:span text:style-name="Fuente_20_de_20_párrafo_20_predeter."><text:span text:style-name="T1"><text:tab/><text:tab/><text:tab/>LAParametros.fparametrosh[0].modo = var </text:span></text:span><text:bookmark-start text:name="__DdeLink__14735_1844718597"/><text:span text:style-name="Fuente_20_de_20_párrafo_20_predeter."><text:span text:style-name="T10">٨</text:span></text:span><text:bookmark-end text:name="__DdeLink__14735_1844718597"/><text:span text:style-name="Fuente_20_de_20_párrafo_20_predeter."><text:span text:style-name="T10"> <text:tab/>Expresion.modo = val</text:span></text:span></text:p>
      <text:p text:style-name="P17"><text:span text:style-name="Fuente_20_de_20_párrafo_20_predeter."><text:span text:style-name="T10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"><text:tab/><text:tab/>LAParametrosRec.codh =</text:span></text:span></text:p>
      <text:p text:style-name="Standard"><text:span text:style-name="Fuente_20_de_20_párrafo_20_predeter."><text:span text:style-name="T1"><text:tab/><text:tab/><text:tab/>copia ||</text:span></text:span></text:p>
      <text:p text:style-name="Standard"><text:span text:style-name="Fuente_20_de_20_párrafo_20_predeter."><text:span text:style-name="T1"><text:tab/><text:tab/><text:tab/>Expresion.cod ||</text:span></text:span></text:p>
      <text:p text:style-name="Standard"><text:span text:style-name="Fuente_20_de_20_párrafo_20_predeter."><text:span text:style-name="T1"><text:tab/><text:tab/><text:tab/>pasoParametro(Exp.modo,LAParametros.fparametrosh[0])</text:span></text:span></text:p>
      <text:p text:style-name="Standard"><text:span text:style-name="Fuente_20_de_20_párrafo_20_predeter."><text:span text:style-name="T1"><text:tab/><text:tab/>LAParametrosRec.etqh = Expresion.etq + longPaseoParametro</text:span></text:span></text:p>
      <text:p text:style-name="P17"><text:span text:style-name="Fuente_20_de_20_párrafo_20_predeter."><text:span text:style-name="T6">}</text:span></text:span></text:p>
      <text:p text:style-name="P17"><text:soft-page-break/><text:span text:style-name="Fuente_20_de_20_párrafo_20_predeter."><text:span text:style-name="T6">LA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0"><text:tab/>LAParametros.error = LAParametrosRec.error</text:span></text:span></text:p>
      <text:p text:style-name="Standard"><text:span text:style-name="Fuente_20_de_20_párrafo_20_predeter."><text:span text:style-name="T1"><text:tab/><text:tab/>LAParametros.cod = LAParametrosRec.cod</text:span></text:span></text:p>
      <text:p text:style-name="P17"><text:span text:style-name="Fuente_20_de_20_párrafo_20_predeter."><text:span text:style-name="T10"><text:tab/>LAParametros.etq = LAParametrosRec.etq</text:span></text:span></text:p>
      <text:p text:style-name="P17"><text:span text:style-name="Fuente_20_de_20_párrafo_20_predeter."><text:span text:style-name="T6">}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Fuente_20_de_20_párrafo_20_predeter."><text:span text:style-name="T6">LAParametrosRec → ','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.tsh = LAParametrosRec0.tsh</text:span></text:span></text:p>
      <text:p text:style-name="P17"><text:span text:style-name="Fuente_20_de_20_párrafo_20_predeter."><text:span text:style-name="T1"><text:tab/>Expresion.etqh = LAParametrosRec0.etqh + 1 + longDireccionParFormal</text:span></text:span></text:p>
      <text:p text:style-name="P17"><text:span text:style-name="Fuente_20_de_20_párrafo_20_predeter."><text:span text:style-name="T1"><text:tab/>Expresion.parh = LAParametrosRec0.fParametrosh[LAParametros0Rec.nParametros_h].modo == var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on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7">LAParametrosRec1.nparametrosh = LAParametrosRec0.nparametrosh + 1</text:span></text:span></text:p>
      <text:p text:style-name="P17"><text:span text:style-name="Fuente_20_de_20_párrafo_20_predeter."><text:span text:style-name="T17"><text:tab/>LAParametrosRec1.tsh = LAParametrosRec0.tsh</text:span></text:span></text:p>
      <text:p text:style-name="P17"><text:span text:style-name="Fuente_20_de_20_párrafo_20_predeter."><text:span text:style-name="T17"><text:tab/>LAParametrosRec1.fparametrosh = LAParametrosRec0.fparametrosh</text:span></text:span></text:p>
      <text:p text:style-name="P17"><text:span text:style-name="Fuente_20_de_20_párrafo_20_predeter."><text:span text:style-name="T17"><text:tab/>LAParametrosRec1.errorh =</text:span></text:span></text:p>
      <text:p text:style-name="P17"><text:span text:style-name="Fuente_20_de_20_párrafo_20_predeter."><text:span text:style-name="T17"><text:tab/><text:tab/></text:span></text:span><text:span text:style-name="Fuente_20_de_20_párrafo_20_predeter."><text:span text:style-name="T53">LAParametrosRec0.errorh </text:span></text:span><text:span text:style-name="Fuente_20_de_20_párrafo_20_predeter."><text:span text:style-name="T17">v <text:s/>Expresion.error v</text:span></text:span></text:p>
      <text:p text:style-name="P17"><text:span text:style-name="Fuente_20_de_20_párrafo_20_predeter."><text:span text:style-name="T17"><text:tab/><text:tab/>|LAParametros.fparametrosh|&lt; LAParametrosRec0.nparametrosh + 1 v</text:span></text:span></text:p>
      <text:p text:style-name="P17"><text:span text:style-name="Fuente_20_de_20_párrafo_20_predeter."><text:span text:style-name="T17"><text:tab/><text:tab/>LAParametrosRec0.parametrosh[LAParametrosRec0.nparametrosh].modo = var <text:s/></text:span></text:span><text:span text:style-name="Fuente_20_de_20_párrafo_20_predeter."><text:span text:style-name="T18">٨<text:tab/><text:tab/><text:tab/><text:tab/><text:tab/><text:tab/><text:tab/><text:tab/><text:tab/><text:tab/>Expresion.modo = val v</text:span></text:span></text:p>
      <text:p text:style-name="P17"><text:span text:style-name="Fuente_20_de_20_párrafo_20_predeter."><text:span text:style-name="T18"><text:tab/><text:tab/>not compatibles</text:span></text:span><text:span text:style-name="Fuente_20_de_20_párrafo_20_predeter."><text:span text:style-name="T18">(</text:span></text:span><text:span text:style-name="Fuente_20_de_20_párrafo_20_predeter."><text:span text:style-name="T18">LAParametrosRec0.fparametrosh</text:span></text:span></text:p>
      <text:p text:style-name="P17"><text:span text:style-name="Fuente_20_de_20_párrafo_20_predeter."><text:span text:style-name="T18"><text:tab/><text:tab/> <text:s text:c="2"/>[LAParametrosRec0.nparametrosh].tipo, Expresion.tipo, LAParametrosRec0.tsh)</text:span></text:span></text:p>
      <text:p text:style-name="P17"><text:span text:style-name="Fuente_20_de_20_párrafo_20_predeter."><text:span text:style-name="T18"><text:tab/></text:span></text:span></text:p>
      <text:p text:style-name="P17"><text:span text:style-name="Fuente_20_de_20_párrafo_20_predeter."><text:span text:style-name="T18"><text:tab/>LAParametrosRec1.etqh = Expresion.etq + longPasoParametro</text:span></text:span></text:p>
      <text:p text:style-name="P17"><text:span text:style-name="Fuente_20_de_20_párrafo_20_predeter."><text:span text:style-name="T18"><text:tab/>L</text:span></text:span><text:span text:style-name="Fuente_20_de_20_párrafo_20_predeter."><text:span text:style-name="T17">AParametrosRec1.codh =</text:span></text:span></text:p>
      <text:p text:style-name="Standard"><text:span text:style-name="Fuente_20_de_20_párrafo_20_predeter."><text:span text:style-name="T17"><text:tab/><text:tab/>LAParametrosRec0.codh ||</text:span></text:span></text:p>
      <text:p text:style-name="Standard"><text:span text:style-name="Fuente_20_de_20_párrafo_20_predeter."><text:span text:style-name="T17"><text:tab/><text:tab/>copia ||</text:span></text:span></text:p>
      <text:p text:style-name="Standard"><text:span text:style-name="Fuente_20_de_20_párrafo_20_predeter."><text:span text:style-name="T17"><text:tab/><text:tab/>direccionParFormal(LAParametrosRec0.fparametrosh[LAParametrosRec0.nparametros_h]) ||</text:span></text:span></text:p>
      <text:p text:style-name="Standard"><text:span text:style-name="Fuente_20_de_20_párrafo_20_predeter."><text:span text:style-name="T17"><text:tab/><text:tab/>Expresion.cod ||</text:span></text:span></text:p>
      <text:p text:style-name="Standard"><text:span text:style-name="Fuente_20_de_20_párrafo_20_predeter."><text:span text:style-name="T18"><text:tab/><text:tab/></text:span></text:span><text:span text:style-name="Fuente_20_de_20_párrafo_20_predeter."><text:span text:style-name="T18">pasoParametro(Expresion.modo, <text:tab/><text:tab/><text:tab/><text:tab/><text:tab/><text:tab/><text:tab/><text:tab/><text:tab/><text:tab/><text:tab/><text:tab/>LAParametrosRec0.fparametrosh[LAParametrosRec0.nparametros_h])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A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0"><text:tab/>LAParametrosRec0.error = LAParametrosRec1.error</text:span></text:span></text:p>
      <text:p text:style-name="P17"><text:span text:style-name="Fuente_20_de_20_párrafo_20_predeter."><text:span text:style-name="T10"><text:tab/></text:span></text:span><text:span text:style-name="Fuente_20_de_20_párrafo_20_predeter."><text:span text:style-name="T1">LAParametrosRec0.etq = LAParametrosRec1.etq</text:span></text:span></text:p>
      <text:p text:style-name="P17"><text:span text:style-name="Fuente_20_de_20_párrafo_20_predeter."><text:span text:style-name="T10"><text:tab/>LAParametrosRec0.cod = LAParametrosRec1.cod</text:span></text:span></text:p>
      <text:p text:style-name="P17"><text:span text:style-name="Fuente_20_de_20_párrafo_20_predeter."><text:span text:style-name="T6">}</text:span></text:span></text:p>
      <text:p text:style-name="Standard"><text:soft-page-break/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P7"/>
      <text:p text:style-name="Standard"><text:span text:style-name="Fuente_20_de_20_párrafo_20_predeter."><text:span text:style-name="T6">LAParametrosRec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AParametros.error = LAParametrosRec.errorh</text:span></text:span></text:p>
      <text:p text:style-name="P17"><text:span text:style-name="Fuente_20_de_20_párrafo_20_predeter."><text:span text:style-name="T1"><text:tab/>LAParametrosRec.cod = LAParametrosRec.codh</text:span></text:span></text:p>
      <text:p text:style-name="P17"><text:span text:style-name="Fuente_20_de_20_párrafo_20_predeter."><text:span text:style-name="T1"><text:tab/>LAParametrosRec.etq = LAParametrosRec.etqh</text:span></text:span></text:p>
      <text:p text:style-name="P17"><text:span text:style-name="Fuente_20_de_20_párrafo_20_predeter."><text:span text:style-name="T6">}</text:span></text:span></text:p>
      <text:p text:style-name="P9"/>
      <text:p text:style-name="P3">InsLectura → <text:s/>in(id)</text:p>
      <text:p text:style-name="P11">{</text:p>
      <text:p text:style-name="P17"><text:span text:style-name="Fuente_20_de_20_párrafo_20_predeter."><text:span text:style-name="T1"><text:tab/>InsLectura.error <text:tab/>= NOT existeID(InsLectura.tsh,id.lex)</text:span></text:span></text:p>
      <text:p text:style-name="P17"><text:span text:style-name="Fuente_20_de_20_párrafo_20_predeter."><text:span text:style-name="T1"><text:tab/></text:span></text:span><text:bookmark-start text:name="DDE_LINK"/><text:bookmark-start text:name="DDE_LINK1"/><text:span text:style-name="Fuente_20_de_20_párrafo_20_predeter."><text:span text:style-name="T1">InsLectura.cod <text:tab/>= </text:span></text:span></text:p>
      <text:p text:style-name="P17"><text:span text:style-name="Fuente_20_de_20_párrafo_20_predeter."><text:span text:style-name="T1"><text:tab/><text:tab/>accesoVar(InsLectura.tsh[id.lex].props) ||</text:span></text:span></text:p>
      <text:p text:style-name="P17"><text:span text:style-name="Fuente_20_de_20_párrafo_20_predeter."><text:span text:style-name="T1"><text:tab/><text:tab/>in<text:tab/>||</text:span></text:span></text:p>
      <text:p text:style-name="P17"><text:span text:style-name="Fuente_20_de_20_párrafo_20_predeter."><text:span text:style-name="T1"><text:tab/><text:tab/>desapilaInd</text:span></text:span></text:p>
      <text:p text:style-name="P17"><text:span text:style-name="Fuente_20_de_20_párrafo_20_predeter."><text:span text:style-name="T1"><text:tab/>InsLectura.etq <text:tab/>= InsLectura.etqh + longAccesoVar + 2</text:span></text:span><text:bookmark-end text:name="DDE_LINK"/><text:bookmark-end text:name="DDE_LINK1"/></text:p>
      <text:p text:style-name="P14">}</text:p>
      <text:p text:style-name="P6"/>
      <text:p text:style-name="P6">InsEscritura → out</text:p>
      <text:p text:style-name="P11">{</text:p>
      <text:p text:style-name="P12"><text:tab/>Expresion.etqh = InsEscritura.etqh</text:p>
      <text:p text:style-name="P12"><text:tab/>Expresion.parh = false</text:p>
      <text:p text:style-name="P11">}</text:p>
      <text:p text:style-name="P11">(Expresion)</text:p>
      <text:p text:style-name="P11">{</text:p>
      <text:p text:style-name="P12"><text:tab/>InsEscritura.error = (Expresion.tipo = &lt;t:error&gt;)</text:p>
      <text:p text:style-name="P12"><text:tab/>InsEscritura.etq <text:s text:c="2"/>= Expresion.etq + 1</text:p>
      <text:p text:style-name="P12"><text:tab/>InsEscritura.cod <text:s text:c="2"/>= Expresion.cod || out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>InsAsignación →</text:p>
      <text:p text:style-name="P11">{</text:p>
      <text:p text:style-name="P12"><text:tab/>Mem.etqh = InsAsignación.etqh</text:p>
      <text:p text:style-name="P12"><text:tab/>Mem.tsh = InsAsignacion.tsh</text:p>
      <text:p text:style-name="P11">}</text:p>
      <text:p text:style-name="P11">Mem :=</text:p>
      <text:p text:style-name="P11">{</text:p>
      <text:p text:style-name="P12"><text:tab/>Expresion.parh = false</text:p>
      <text:p text:style-name="P12"><text:tab/>Expresion.etqh = Mem.etq</text:p>
      <text:p text:style-name="P12"><text:tab/>Expresion.tsh = InsAsignacion.tsh</text:p>
      <text:p text:style-name="P11">}</text:p>
      <text:p text:style-name="P11">Expresión</text:p>
      <text:p text:style-name="P11">{</text:p>
      <text:p text:style-name="P12"><text:tab/>InsAsignación.etq = Expresion.etq + 1</text:p>
      <text:p text:style-name="P12"><text:tab/>InsAsignación.cod =</text:p>
      <text:p text:style-name="P12"><text:tab/><text:tab/>si esCompatibleConTipoBasico(Mem.tipo,Expresion.tsh)</text:p>
      <text:p text:style-name="P12"><text:tab/> <text:s text:c="8"/><text:tab/><text:tab/>Mem.cod || Expresion.cod || desapila-ind</text:p>
      <text:p text:style-name="P12"><text:tab/><text:tab/>si no</text:p>
      <text:p text:style-name="P12"><text:soft-page-break/><text:tab/><text:tab/><text:tab/>Mem.cod || Expresion.cod || mueve(Mem.tipo.tam)</text:p>
      <text:p text:style-name="P12"><text:tab/>InsAsignacion.error = ¬ esCompatible(Mem.tipo, Expresion.tipo, <text:tab/><text:tab/><text:tab/><text:tab/><text:tab/><text:tab/><text:tab/><text:tab/><text:tab/>InsAsignacion.tsh)</text:p>
      <text:p text:style-name="P11">}</text:p>
      <text:p text:style-name="P4"/>
      <text:p text:style-name="P3">InsCompuesta →</text:p>
      <text:p text:style-name="P11">{</text:p>
      <text:p text:style-name="P12"><text:tab/>Instrucciones.tsh = InsCompuesta.tsh</text:p>
      <text:p text:style-name="P12"><text:tab/>Instrucciones.etqh = InsCompuesta.etqh</text:p>
      <text:p text:style-name="P11">}</text:p>
      <text:p text:style-name="P11">'{' Instrucciones '}'</text:p>
      <text:p text:style-name="P11">{</text:p>
      <text:p text:style-name="P12"><text:tab/>InsCompuesta.error <text:s/>= Instrucciones.error</text:p>
      <text:p text:style-name="P12"><text:tab/>InsCompuesta.cod = Instrucciones.cod</text:p>
      <text:p text:style-name="P12"><text:tab/>InsCompuesta.etq = Instrucciones.etq</text:p>
      <text:p text:style-name="P11">}</text:p>
      <text:p text:style-name="P4"/>
      <text:p text:style-name="P3">InsIf → if</text:p>
      <text:p text:style-name="P11">{</text:p>
      <text:p text:style-name="P12"><text:tab/>Expresion.tsh = InsIf.tsh</text:p>
      <text:p text:style-name="P12"><text:tab/>Expresion.etqh = InsIf.etqh</text:p>
      <text:p text:style-name="P12"><text:tab/>Expresion.parh = false</text:p>
      <text:p text:style-name="P11">}</text:p>
      <text:p text:style-name="P14">Expresion then</text:p>
      <text:p text:style-name="P14">{</text:p>
      <text:p text:style-name="P15"><text:tab/>Instrucción.tsh = InsIf.tsh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Instruccion.etqh = Expresion.etq + 1</text:span></text:span>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Pelse.tsh = InsIf.tsh</text:span></text:span></text:p>
      <text:p text:style-name="P12"><text:tab/>PElse.etqh = Instruccion.etq + 1</text:p>
      <text:p text:style-name="P11">}</text:p>
      <text:p text:style-name="P11">Pelse</text:p>
      <text:p text:style-name="P11">{</text:p>
      <text:p text:style-name="P17"><text:span text:style-name="Fuente_20_de_20_párrafo_20_predeter."><text:span text:style-name="T1"><text:tab/>InsIf.error = Expresion.tipo != </text:span></text:span><text:span text:style-name="Fuente_20_de_20_párrafo_20_predeter."><text:span text:style-name="T14">&lt;t:bool&gt; v Instrucción.error v Pelse.error</text:span></text:span></text:p>
      <text:p text:style-name="P17"><text:span text:style-name="Fuente_20_de_20_párrafo_20_predeter."><text:span text:style-name="T14"><text:tab/>InsIf.etq = PElse.etq</text:span></text:span></text:p>
      <text:p text:style-name="P17"><text:span text:style-name="Fuente_20_de_20_párrafo_20_predeter."><text:span text:style-name="T14"><text:tab/>InsIf.cod =</text:span></text:span></text:p>
      <text:p text:style-name="P17"><text:span text:style-name="Fuente_20_de_20_párrafo_20_predeter."><text:span text:style-name="T14"><text:tab/><text:tab/></text:span></text:span><text:span text:style-name="Fuente_20_de_20_párrafo_20_predeter."><text:span text:style-name="T1">Expresion.cod ||</text:span></text:span></text:p>
      <text:p text:style-name="P17"><text:span text:style-name="Fuente_20_de_20_párrafo_20_predeter."><text:span text:style-name="T1"><text:tab/><text:tab/>ir-f(Instruccion.etq + 1) ||</text:span></text:span></text:p>
      <text:p text:style-name="P17"><text:span text:style-name="Fuente_20_de_20_párrafo_20_predeter."><text:span text:style-name="T1"><text:tab/><text:tab/>Instruccion.cod ||</text:span></text:span></text:p>
      <text:p text:style-name="P17"><text:span text:style-name="Fuente_20_de_20_párrafo_20_predeter."><text:span text:style-name="T1"><text:tab/><text:tab/>ir-a(PElse.etq) ||</text:span></text:span></text:p>
      <text:p text:style-name="P17"><text:span text:style-name="Fuente_20_de_20_párrafo_20_predeter."><text:span text:style-name="T1"><text:tab/><text:tab/>PElse.cod</text:span></text:span></text:p>
      <text:p text:style-name="P11">}</text:p>
      <text:p text:style-name="P4"/>
      <text:p text:style-name="P3">PElse → else</text:p>
      <text:p text:style-name="P11">{</text:p>
      <text:p text:style-name="P12"><text:tab/>Instrucción.tsh = PElse.tsh</text:p>
      <text:p text:style-name="P12"><text:tab/>Instruccion.etqh = PElse.etqh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PElse.error = Instrucción.error</text:span></text:span></text:p>
      <text:p text:style-name="Standard"><text:span text:style-name="Fuente_20_de_20_párrafo_20_predeter."><text:span text:style-name="T1"><text:tab/><text:tab/>PElse.cod = Instruccion.cod</text:span></text:span></text:p>
      <text:p text:style-name="Standard"><text:span text:style-name="Fuente_20_de_20_párrafo_20_predeter."><text:span text:style-name="T1"><text:tab/><text:tab/>PElse.etq = Instruccion.etq</text:span></text:span></text:p>
      <text:p text:style-name="P11"><text:soft-page-break/>}</text:p>
      <text:p text:style-name="P9"/>
      <text:p text:style-name="Standard"><text:span text:style-name="Fuente_20_de_20_párrafo_20_predeter."><text:span text:style-name="T6">PElse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PElse.error = false</text:span></text:span></text:p>
      <text:p text:style-name="P17"><text:span text:style-name="Fuente_20_de_20_párrafo_20_predeter."><text:span text:style-name="T1"><text:tab/>PElse.cod <text:s/>= λ</text:span></text:span></text:p>
      <text:p text:style-name="P17"><text:span text:style-name="Fuente_20_de_20_párrafo_20_predeter."><text:span text:style-name="T1"><text:tab/>PElse.etq <text:s/>= PElse.etqh</text:span></text:span></text:p>
      <text:p text:style-name="P17"><text:span text:style-name="Fuente_20_de_20_párrafo_20_predeter."><text:span text:style-name="T13">}</text:span></text:span></text:p>
      <text:p text:style-name="P5"/>
      <text:p text:style-name="P6">InsWhile → while</text:p>
      <text:p text:style-name="P14">{</text:p>
      <text:p text:style-name="P15"><text:tab/>Expresion.etqh = InsWhile.etqh</text:p>
      <text:p text:style-name="P15"><text:tab/>Expresion.tsh = InsWhile.tsh</text:p>
      <text:p text:style-name="P14">}</text:p>
      <text:p text:style-name="P14">Expresion do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ón.tsh </text:span></text:span><text:bookmark-start text:name="__DdeLink__28824_213522392"/><text:span text:style-name="Fuente_20_de_20_párrafo_20_predeter."><text:span text:style-name="T1">= InsWhile.tsh</text:span></text:span><text:bookmark-end text:name="__DdeLink__28824_213522392"/></text:p>
      <text:p text:style-name="P12"><text:tab/>Instruccion.etqh = Expresion.etq + 1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InsWhile.error = Expresion.tipo != </text:span></text:span><text:span text:style-name="Fuente_20_de_20_párrafo_20_predeter."><text:span text:style-name="T14">&lt;t:bool&gt; v Instrucción.error</text:span></text:span></text:p>
      <text:p text:style-name="P15"><text:tab/>InsWhile.etq <text:s/>= Instruccion.etq + 1</text:p>
      <text:p text:style-name="P15"><text:tab/>InsWhile.cod <text:s/>=</text:p>
      <text:p text:style-name="P17"><text:span text:style-name="Fuente_20_de_20_párrafo_20_predeter."><text:span text:style-name="T14"><text:tab/><text:tab/></text:span></text:span><text:span text:style-name="Fuente_20_de_20_párrafo_20_predeter."><text:span text:style-name="T1">Expresion.cod <text:s text:c="14"/>||</text:span></text:span></text:p>
      <text:p text:style-name="P17"><text:span text:style-name="Fuente_20_de_20_párrafo_20_predeter."><text:span text:style-name="T1"><text:tab/><text:tab/></text:span></text:span><text:span text:style-name="T1">ir-f(Instruccion.etq + 1) <text:s text:c="2"/>||</text:span></text:p>
      <text:p text:style-name="P12"><text:tab/><text:tab/>Instruccion.cod <text:s text:c="12"/>||</text:p>
      <text:p text:style-name="P12"><text:tab/><text:tab/>ir-a(InsWhile.etqh)</text:p>
      <text:p text:style-name="P14">}</text:p>
      <text:p text:style-name="P5"/>
      <text:p text:style-name="P6">InsFor → 'for' id=</text:p>
      <text:p text:style-name="P14">{</text:p>
      <text:p text:style-name="P17"><text:span text:style-name="Fuente_20_de_20_párrafo_20_predeter."><text:span text:style-name="T14"><text:tab/>Expresion0.tsh = InsFor.tsh</text:span></text:span></text:p>
      <text:p text:style-name="P17"><text:span text:style-name="Fuente_20_de_20_párrafo_20_predeter."><text:span text:style-name="T14"><text:tab/>Expresion0.etqh <text:s text:c="2"/>= InsFor.etqh</text:span></text:span></text:p>
      <text:p text:style-name="P14">}</text:p>
      <text:p text:style-name="P14">Expresion 'to'</text:p>
      <text:p text:style-name="P14">{</text:p>
      <text:p text:style-name="P17"><text:span text:style-name="Fuente_20_de_20_párrafo_20_predeter."><text:span text:style-name="T14"><text:tab/>Expresion1.tsh = InsFor.tsh</text:span></text:span></text:p>
      <text:p text:style-name="P17"><text:span text:style-name="Fuente_20_de_20_párrafo_20_predeter."><text:span text:style-name="T14"><text:tab/>Expresion1.etqh <text:s text:c="2"/>= </text:span></text:span></text:p>
      <text:p text:style-name="P17"><text:span text:style-name="Fuente_20_de_20_párrafo_20_predeter."><text:span text:style-name="T14"><text:tab/><text:tab/>Expresion0.etq + 1 + longAccesoVar(</text:span></text:span><text:span text:style-name="Fuente_20_de_20_párrafo_20_predeter."><text:span text:style-name="T29">InsFor.tsh[id.lex].props)</text:span></text:span></text:p>
      <text:p text:style-name="P14">}</text:p>
      <text:p text:style-name="P14">Expresion 'do'</text:p>
      <text:p text:style-name="P14">{</text:p>
      <text:p text:style-name="P17"><text:span text:style-name="Fuente_20_de_20_párrafo_20_predeter."><text:span text:style-name="T14"><text:tab/>Instrucción.tsh = InsFor.tsh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Instruccion.etqh <text:s/>= </text:span></text:span></text:p>
      <text:p text:style-name="P17"><text:span text:style-name="Fuente_20_de_20_párrafo_20_predeter."><text:span text:style-name="T1"><text:tab/><text:tab/>Expresion1.etq + 4 + longAccesoVar</text:span></text:span><text:span text:style-name="Fuente_20_de_20_párrafo_20_predeter."><text:span text:style-name="T29">(InsFor.tsh[id.lex].props)</text:span></text:span></text:p>
      <text:p text:style-name="P11">}</text:p>
      <text:p text:style-name="P11">Instruccion</text:p>
      <text:p text:style-name="P11">{</text:p>
      <text:p text:style-name="P17"><text:span text:style-name="Fuente_20_de_20_párrafo_20_predeter."><text:span text:style-name="T20"><text:tab/></text:span></text:span><text:span text:style-name="Fuente_20_de_20_párrafo_20_predeter."><text:span text:style-name="T21">InsFor.error =(Expresion0.tipo!=&lt;t:natural&gt; ˄ Expresion0.tipo !=&lt;t:integer&gt;) v</text:span></text:span></text:p>
      <text:p text:style-name="P17"><text:span text:style-name="Fuente_20_de_20_párrafo_20_predeter."><text:span text:style-name="T21"><text:tab/><text:tab/></text:span></text:span><text:span text:style-name="T20">(Expresion1.tipo != &lt;t:natural&gt; ˄ Expresion1.tipo != &lt;t:integer&gt;) v</text:span></text:p>
      <text:p text:style-name="P17"><text:span text:style-name="Fuente_20_de_20_párrafo_20_predeter."><text:span text:style-name="T21"><text:tab/><text:tab/>(id.tipo != &lt;t:natural&gt; ˄ id.tipo != &lt;t:integer&gt;)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InsFor.etq = Instruccion.etq + 6</text:span></text:span></text:p>
      <text:p text:style-name="P17"><text:span text:style-name="Fuente_20_de_20_párrafo_20_predeter."><text:span text:style-name="T1"><text:tab/>InsFor.cod <text:s/>=</text:span></text:span></text:p>
      <text:p text:style-name="P17"><text:span text:style-name="Fuente_20_de_20_párrafo_20_predeter."><text:span text:style-name="T1"><text:tab/><text:tab/> <text:s text:c="2"/><text:tab/></text:span></text:span><text:span text:style-name="Fuente_20_de_20_párrafo_20_predeter."><text:span text:style-name="T15">accesoVar(InsFor.tsh[id.lex].props) ||</text:span></text:span></text:p>
      <text:p text:style-name="P34"><text:tab/><text:tab/><text:tab/> <text:s text:c="3"/>Expresion0.cod ||</text:p>
      <text:p text:style-name="P34"><text:soft-page-break/><text:tab/><text:tab/><text:tab/> <text:s text:c="3"/>desapila-ind ||</text:p>
      <text:p text:style-name="P34"><text:tab/><text:tab/><text:tab/> <text:s text:c="3"/>Expresion1.cod ||</text:p>
      <text:p text:style-name="P34"><text:tab/><text:tab/><text:tab/> <text:s text:c="3"/>Copia ||</text:p>
      <text:p text:style-name="P34"><text:tab/><text:tab/><text:tab/> <text:s text:c="3"/>accesoVar(InsFor.tsh[id.lex].props) ||</text:p>
      <text:p text:style-name="P17"><text:span text:style-name="Fuente_20_de_20_párrafo_20_predeter."><text:span text:style-name="T16"><text:tab/><text:tab/><text:tab/>apila-ind<text:tab/><text:tab/><text:tab/><text:tab/><text:tab/>||</text:span></text:span></text:p>
      <text:p text:style-name="P17"><text:span text:style-name="Fuente_20_de_20_párrafo_20_predeter."><text:span text:style-name="T1"><text:tab/><text:tab/> <text:s text:c="3"/><text:tab/>igual <text:s text:c="30"/>||</text:span></text:span></text:p>
      <text:p text:style-name="P17"><text:span text:style-name="Fuente_20_de_20_párrafo_20_predeter."><text:span text:style-name="T1"><text:tab/><text:tab/> <text:s text:c="3"/><text:tab/>ir-v( InsFor.etq - 1) <text:s text:c="14"/>||</text:span></text:span></text:p>
      <text:p text:style-name="P17"><text:span text:style-name="Fuente_20_de_20_párrafo_20_predeter."><text:span text:style-name="T1"><text:tab/><text:tab/> <text:s text:c="3"/><text:tab/>Instruccion.cod <text:s text:c="20"/>||</text:span></text:span></text:p>
      <text:p text:style-name="P17"><text:span text:style-name="Fuente_20_de_20_párrafo_20_predeter."><text:span text:style-name="T1"><text:tab/><text:tab/> <text:s text:c="3"/><text:tab/>apila-dir InsFor.tsh[id.lex].dir <text:s text:c="3"/>||</text:span></text:span></text:p>
      <text:p text:style-name="P17"><text:span text:style-name="Fuente_20_de_20_párrafo_20_predeter."><text:span text:style-name="T1"><text:tab/><text:tab/> <text:s text:c="3"/><text:tab/>apilar 1 <text:s text:c="27"/>||</text:span></text:span></text:p>
      <text:p text:style-name="P17"><text:span text:style-name="Fuente_20_de_20_párrafo_20_predeter."><text:span text:style-name="T1"><text:tab/><text:tab/> <text:s text:c="3"/><text:tab/>sumar <text:s text:c="30"/>||</text:span></text:span></text:p>
      <text:p text:style-name="P17"><text:span text:style-name="Fuente_20_de_20_párrafo_20_predeter."><text:span text:style-name="T1"><text:tab/><text:tab/> <text:s text:c="2"/><text:tab/>desapila-dir InsFor.tsh[id.lex].dir ||</text:span></text:span></text:p>
      <text:p text:style-name="P17"><text:span text:style-name="Fuente_20_de_20_párrafo_20_predeter."><text:span text:style-name="T1"><text:tab/><text:tab/> <text:s text:c="3"/><text:tab/>ir-a (Expresion1.etq)</text:span></text:span></text:p>
      <text:p text:style-name="P17"><text:span text:style-name="Fuente_20_de_20_párrafo_20_predeter."><text:span text:style-name="T1"><text:tab/><text:tab/> <text:s text:c="3"/><text:tab/>desapila</text:span></text:span></text:p>
      <text:p text:style-name="P11">}</text:p>
      <text:p text:style-name="P4"/>
      <text:p text:style-name="P6">InsNew → new</text:p>
      <text:p text:style-name="P14">{</text:p>
      <text:p text:style-name="P17"><text:span text:style-name="Fuente_20_de_20_párrafo_20_predeter."><text:span text:style-name="T13"><text:tab/></text:span></text:span><text:span text:style-name="Fuente_20_de_20_párrafo_20_predeter."><text:span text:style-name="T14">Mem.tsh = InsNew.tsh</text:span></text:span></text:p>
      <text:p text:style-name="P15"><text:tab/>Mem.etqh <text:s text:c="3"/>= InsNew.etqh</text:p>
      <text:p text:style-name="P14">}<text:tab/></text:p>
      <text:p text:style-name="P14">Mem</text:p>
      <text:p text:style-name="P14">{</text:p>
      <text:p text:style-name="P17"><text:span text:style-name="Fuente_20_de_20_párrafo_20_predeter."><text:span text:style-name="T14"><text:tab/>InsNew.error = Mem.tipo.t != &lt;t:puntero&gt;</text:span></text:span></text:p>
      <text:p text:style-name="P17"><text:span text:style-name="Fuente_20_de_20_párrafo_20_predeter."><text:span text:style-name="T14"><text:tab/>InsNew.etq <text:s/>= Mem.etq + 2</text:span></text:span></text:p>
      <text:p text:style-name="P15"><text:tab/>InsNew.cod <text:s/>=</text:p>
      <text:p text:style-name="P15"><text:tab/><text:tab/>Mem.cod ||</text:p>
      <text:p text:style-name="P15"><text:tab/><text:tab/>new(</text:p>
      <text:p text:style-name="P15"><text:tab/><text:tab/><text:tab/>si Mem.tipo.tbase = ref</text:p>
      <text:p text:style-name="P15"><text:tab/><text:tab/><text:tab/><text:tab/>InsNew.tsh[Mem.tipo.tbase.id].tam</text:p>
      <text:p text:style-name="P17"><text:span text:style-name="Fuente_20_de_20_párrafo_20_predeter."><text:span text:style-name="T14"><text:tab/><text:tab/><text:tab/></text:span></text:span><text:span text:style-name="Fuente_20_de_20_párrafo_20_predeter."><text:span text:style-name="T1">si no</text:span></text:span></text:p>
      <text:p text:style-name="P12"><text:tab/><text:tab/><text:tab/><text:tab/>1</text:p>
      <text:p text:style-name="P12"><text:tab/><text:tab/> <text:s text:c="7"/>)</text:p>
      <text:p text:style-name="P17"><text:span text:style-name="Fuente_20_de_20_párrafo_20_predeter."><text:span text:style-name="T1"><text:tab/> <text:s text:c="7"/>|| desapila-ind</text:span></text:span></text:p>
      <text:p text:style-name="P11">}</text:p>
      <text:p text:style-name="P4"/>
      <text:p text:style-name="P3">InsDis → dispose</text:p>
      <text:p text:style-name="P11">{</text:p>
      <text:p text:style-name="P17"><text:span text:style-name="Fuente_20_de_20_párrafo_20_predeter."><text:span text:style-name="T1"><text:tab/>Mem.tsh = InsDis.tsh</text:span></text:span></text:p>
      <text:p text:style-name="P17"><text:span text:style-name="Fuente_20_de_20_párrafo_20_predeter."><text:span text:style-name="T1"><text:tab/>Mem.etqh <text:s text:c="3"/>= InsDis.etqh</text:span></text:span></text:p>
      <text:p text:style-name="P11">}</text:p>
      <text:p text:style-name="P11">Mem</text:p>
      <text:p text:style-name="P11">{</text:p>
      <text:p text:style-name="P17"><text:span text:style-name="Fuente_20_de_20_párrafo_20_predeter."><text:span text:style-name="T1"><text:tab/>InsDis.error = Mem.tipo.t != </text:span></text:span><text:span text:style-name="Fuente_20_de_20_párrafo_20_predeter."><text:span text:style-name="T14">&lt;t:puntero&gt;</text:span></text:span></text:p>
      <text:p text:style-name="P17"><text:span text:style-name="Fuente_20_de_20_párrafo_20_predeter."><text:span text:style-name="T14"><text:tab/>InsDis.etq <text:s/>= Mem.etq + 1</text:span></text:span></text:p>
      <text:p text:style-name="P17"><text:span text:style-name="Fuente_20_de_20_párrafo_20_predeter."><text:span text:style-name="T14"><text:tab/>InsDis.cod <text:s/>=</text:span></text:span></text:p>
      <text:p text:style-name="P17"><text:span text:style-name="Fuente_20_de_20_párrafo_20_predeter."><text:span text:style-name="T14"><text:tab/><text:tab/></text:span></text:span><text:span text:style-name="Fuente_20_de_20_párrafo_20_predeter."><text:span text:style-name="T1">Mem.cod ||</text:span></text:span></text:p>
      <text:p text:style-name="P17"><text:span text:style-name="Fuente_20_de_20_párrafo_20_predeter."><text:span text:style-name="T1"><text:tab/><text:tab/>del(</text:span></text:span></text:p>
      <text:p text:style-name="P17"><text:span text:style-name="Fuente_20_de_20_párrafo_20_predeter."><text:span text:style-name="T1"><text:tab/><text:tab/><text:tab/>si Mem.tipo.tbase = ref</text:span></text:span></text:p>
      <text:p text:style-name="P17"><text:span text:style-name="Fuente_20_de_20_párrafo_20_predeter."><text:span text:style-name="T1"><text:tab/><text:tab/><text:tab/><text:tab/>InsDis.tsh[Mem.tipo.tbase.id].tam</text:span></text:span></text:p>
      <text:p text:style-name="P17"><text:span text:style-name="Fuente_20_de_20_párrafo_20_predeter."><text:span text:style-name="T1"><text:tab/><text:tab/><text:tab/>si no</text:span></text:span></text:p>
      <text:p text:style-name="P17"><text:span text:style-name="Fuente_20_de_20_párrafo_20_predeter."><text:span text:style-name="T1"><text:tab/><text:tab/><text:tab/><text:tab/>1</text:span></text:span></text:p>
      <text:p text:style-name="P17"><text:span text:style-name="Fuente_20_de_20_párrafo_20_predeter."><text:span text:style-name="T1"><text:tab/><text:tab/> <text:s text:c="7"/>)</text:span></text:span></text:p>
      <text:p text:style-name="P11">}</text:p>
      <text:p text:style-name="P4"/>
      <text:p text:style-name="P3"/>
      <text:p text:style-name="P3"><text:soft-page-break/>Mem → id</text:p>
      <text:p text:style-name="P11">{</text:p>
      <text:p text:style-name="P4"><text:tab/><text:tab/>MemRec.tsh = Mem.tsh</text:p>
      <text:p text:style-name="Standard"><text:span text:style-name="Fuente_20_de_20_párrafo_20_predeter."><text:span text:style-name="T1"><text:tab/><text:tab/>MemRec.tipoh = si existe(Mem.tsh, id.lex)</text:span></text:span></text:p>
      <text:p text:style-name="P4"><text:tab/><text:tab/><text:tab/><text:tab/><text:tab/><text:tab/>si Mem.tsh[id.lex].clase = var</text:p>
      <text:p text:style-name="Standard"><text:span text:style-name="Fuente_20_de_20_párrafo_20_predeter."><text:span text:style-name="T1"><text:tab/><text:tab/><text:tab/><text:tab/><text:tab/><text:tab/><text:tab/></text:span></text:span><text:span text:style-name="Fuente_20_de_20_párrafo_20_predeter."><text:span text:style-name="T14">ref!(Mem.tsh[id.lex].tipo,Mem.tsh)</text:span></text:span></text:p>
      <text:p text:style-name="Standard"><text:span text:style-name="Fuente_20_de_20_párrafo_20_predeter."><text:span text:style-name="T14"><text:tab/><text:tab/><text:tab/><text:tab/><text:tab/><text:tab/></text:span></text:span><text:span text:style-name="Fuente_20_de_20_párrafo_20_predeter."><text:span text:style-name="T1">sino &lt;t:error&gt;</text:span></text:span></text:p>
      <text:p text:style-name="P12"><text:tab/><text:tab/><text:tab/><text:tab/>sino &lt;t:error&gt;</text:p>
      <text:p text:style-name="P17"><text:span text:style-name="Fuente_20_de_20_párrafo_20_predeter."><text:span text:style-name="T1"><text:tab/>MemRec.etqh = Mem.etqh + longAcessoVar(Mem.tsh[id.lex])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MemRec.codh = accesoVar(Mem.tsh[id.lex])</text:span></text:span></text:p>
      <text:p text:style-name="P14">}</text:p>
      <text:p text:style-name="P14">MemRec</text:p>
      <text:p text:style-name="P14">{</text:p>
      <text:p text:style-name="P17"><text:span text:style-name="Fuente_20_de_20_párrafo_20_predeter."><text:span text:style-name="T13"><text:tab/></text:span></text:span><text:span text:style-name="Fuente_20_de_20_párrafo_20_predeter."><text:span text:style-name="T14">Mem.tipo = MemRec.tipo</text:span></text:span></text:p>
      <text:p text:style-name="P17"><text:span text:style-name="Fuente_20_de_20_párrafo_20_predeter."><text:span text:style-name="T14"><text:tab/>Mem.cod = <text:s/>MemRec.cod</text:span></text:span></text:p>
      <text:p text:style-name="P17"><text:span text:style-name="Fuente_20_de_20_párrafo_20_predeter."><text:span text:style-name="T14"><text:tab/>Mem.etq = MemRec.etq</text:span></text:span></text:p>
      <text:p text:style-name="P14">}</text:p>
      <text:p text:style-name="P5"/>
      <text:p text:style-name="P6"/>
      <text:p text:style-name="P6">MemRec → '^'</text:p>
      <text:p text:style-name="P14">{</text:p>
      <text:p text:style-name="P15"><text:tab/>MemRec1.tsh = MemRec0.tsh</text:p>
      <text:p text:style-name="P15"><text:tab/>MemRec1.tipoh = si (MemRec0.tipoh.t = puntero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4"><text:tab/><text:tab/><text:tab/><text:tab/> <text:s/></text:span></text:span><text:span text:style-name="Fuente_20_de_20_párrafo_20_predeter."><text:span text:style-name="T1">sino &lt;t:error&gt;</text:span></text:span></text:p>
      <text:p text:style-name="P17"><text:span text:style-name="Fuente_20_de_20_párrafo_20_predeter."><text:span text:style-name="T1"><text:tab/>MemRec1.etqh = MemRec0.etqh + 1</text:span></text:span></text:p>
      <text:p text:style-name="P17"><text:span text:style-name="Fuente_20_de_20_párrafo_20_predeter."><text:span text:style-name="T1"><text:tab/>MemRec1.codh = MemRec0.codh || apila-ind</text:span></text:span></text:p>
      <text:p text:style-name="P11">}</text:p>
      <text:p text:style-name="P11">MemRec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MemRec0.tipo = MemRec1.tipo</text:span></text:span>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MemRec0.cod = MemRec1.cod</text:span></text:span></text:p>
      <text:p text:style-name="P14">}</text:p>
      <text:p text:style-name="P6"><text:tab/></text:p>
      <text:p text:style-name="P6">MemRec → '['</text:p>
      <text:p text:style-name="P14">{</text:p>
      <text:p text:style-name="P17"><text:span text:style-name="Fuente_20_de_20_párrafo_20_predeter."><text:span text:style-name="T13"><text:tab/></text:span></text:span><text:span text:style-name="Fuente_20_de_20_párrafo_20_predeter."><text:span text:style-name="T14">Expresion.tsh = MemRec0.tsh</text:span></text:span></text:p>
      <text:p text:style-name="P17"><text:span text:style-name="Fuente_20_de_20_párrafo_20_predeter."><text:span text:style-name="T14"><text:tab/>Expresion.etq = MemRec0.etqh</text:span></text:span></text:p>
      <text:p text:style-name="P14">}</text:p>
      <text:p text:style-name="P14">Expresion']'</text:p>
      <text:p text:style-name="P14">{</text:p>
      <text:p text:style-name="P15"><text:tab/>MemRec1.tsh = MemRec0.tsh</text:p>
      <text:p text:style-name="P17"><text:span text:style-name="Fuente_20_de_20_párrafo_20_predeter."><text:span text:style-name="T14"><text:tab/>MemRec1.etqh = Expresion.etq + 3</text:span></text:span></text:p>
      <text:p text:style-name="P17"><text:span text:style-name="Fuente_20_de_20_párrafo_20_predeter."><text:span text:style-name="T14"><text:tab/>MemRec1.codh = MemRec0.codh || Exp.cod || </text:span></text:span></text:p>
      <text:p text:style-name="P17"><text:span text:style-name="Fuente_20_de_20_párrafo_20_predeter."><text:span text:style-name="T14"><text:tab/><text:tab/><text:tab/>apila<text:tab/>MemRec0.tipoh.tbase.tam || multiplica || suma</text:span></text:span></text:p>
      <text:p text:style-name="P15"><text:tab/>MemRec1.tipoh = si MemRec0.tipo.t = array AND Expresion.tipo.t = num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4"><text:tab/><text:tab/><text:tab/><text:tab/> <text:s/></text:span></text:span><text:span text:style-name="Fuente_20_de_20_párrafo_20_predeter."><text:span text:style-name="T1">sino &lt;t:error&gt;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3"><text:soft-page-break/><text:tab/></text:p>
      <text:p text:style-name="P4"><text:tab/></text:p>
      <text:p text:style-name="P3">MemRec → '.'id</text:p>
      <text:p text:style-name="P11">{</text:p>
      <text:p text:style-name="P12"><text:tab/>MemRec1.tsh = MemRec0.tsh</text:p>
      <text:p text:style-name="P17"><text:span text:style-name="Fuente_20_de_20_párrafo_20_predeter."><text:span text:style-name="T1"><text:tab/>MemRec1.etqh = MemRec0.etqh + 2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MemRec1.tipoh </text:span></text:span><text:span text:style-name="Fuente_20_de_20_párrafo_20_predeter."><text:span text:style-name="T1">=</text:span></text:span><text:span text:style-name="Fuente_20_de_20_párrafo_20_predeter."><text:span text:style-name="T1"> </text:span></text:span></text:p>
      <text:p text:style-name="P17"><text:span text:style-name="Fuente_20_de_20_párrafo_20_predeter."><text:span text:style-name="T1"><text:tab/><text:tab/>si MemRec0.tipoh.t = rec</text:span></text:span></text:p>
      <text:p text:style-name="P4"><text:tab/><text:tab/><text:tab/>si campo?(MemRec0.tipoh.campos, id.lex)</text:p>
      <text:p text:style-name="P4"><text:tab/><text:tab/><text:tab/><text:tab/>ref!(MemRec0.tipoh.campos[id.lex].tipo, MemRec0.tsh)</text:p>
      <text:p text:style-name="P4"><text:tab/><text:tab/><text:tab/>sino &lt;t:error&gt;</text:p>
      <text:p text:style-name="P12"><text:tab/><text:tab/>sino &lt;t:error&gt;</text:p>
      <text:p text:style-name="P17"><text:span text:style-name="Fuente_20_de_20_párrafo_20_predeter."><text:span text:style-name="T1"><text:tab/>MemRec1.codh = </text:span></text:span></text:p>
      <text:p text:style-name="P17"><text:span text:style-name="Fuente_20_de_20_párrafo_20_predeter."><text:span text:style-name="T1"><text:tab/><text:tab/>MemRec0.codh || apila(MemRec0.tipo.campos[id.lex].desp || suma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4"/>
      <text:p text:style-name="P4"><text:tab/></text:p>
      <text:p text:style-name="P3">MemRec → λ</text:p>
      <text:p text:style-name="P11">{</text:p>
      <text:p text:style-name="P12"><text:tab/>MemRec.tipo = MemRec.tipoh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.etq = MemRec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MemRec.cod = MemRec.codh</text:span></text:span></text:p>
      <text:p text:style-name="P14">}</text:p>
      <text:p text:style-name="P5"/>
      <text:p text:style-name="P5"/>
      <text:p text:style-name="P5"/>
      <text:p text:style-name="Standard"><text:span text:style-name="Fuente_20_de_20_párrafo_20_predeter."><text:span text:style-name="T13">Expresion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Niv1.tsh = Expresion.tsh</text:span></text:span></text:p>
      <text:p text:style-name="P17"><text:span text:style-name="Fuente_20_de_20_párrafo_20_predeter."><text:span text:style-name="T1"><text:tab/>ExpresionNiv1.etqh = Expresion.etqh</text:span></text:span></text:p>
      <text:p text:style-name="P17"><text:span text:style-name="Fuente_20_de_20_párrafo_20_predeter."><text:span text:style-name="T1"><text:tab/>ExpresionNiv1.parh = </text:span></text:span><text:span text:style-name="Fuente_20_de_20_párrafo_20_predeter."><text:span text:style-name="T51">Expresion.par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ónNiv1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Fact.tipoh = ExpresionNiv1.tipo</text:span></text:span></text:p>
      <text:p text:style-name="P17"><text:span text:style-name="Fuente_20_de_20_párrafo_20_predeter."><text:span text:style-name="T1"><text:tab/>ExpresionFact.tsh = Expresion.tsh</text:span></text:span></text:p>
      <text:p text:style-name="P17"><text:span text:style-name="Fuente_20_de_20_párrafo_20_predeter."><text:span text:style-name="T1"><text:tab/>ExpresionFact.modoh = ExpresionNiv1.modo</text:span></text:span></text:p>
      <text:p text:style-name="P17"><text:span text:style-name="Fuente_20_de_20_párrafo_20_predeter."><text:span text:style-name="T1"><text:tab/>ExpresionFact.etqh = ExpresionNiv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E</text:span></text:span><text:span text:style-name="Fuente_20_de_20_párrafo_20_predeter."><text:span text:style-name="T1">xpresionFact.codh = ExpresionNiv1.cod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ónFact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.tipo = ExpresionFact.tipo</text:span></text:span></text:p>
      <text:p text:style-name="P17"><text:span text:style-name="Fuente_20_de_20_párrafo_20_predeter."><text:span text:style-name="T1"><text:tab/>Expresion.modo=ExpresionFact.modo</text:span></text:span></text:p>
      <text:p text:style-name="P17"><text:span text:style-name="Fuente_20_de_20_párrafo_20_predeter."><text:span text:style-name="T1"><text:tab/>Expresion.cod = ExpresionFact.cod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51">Expresion.etq = ExpresionFact.etq</text:span></text:span></text:p>
      <text:p text:style-name="P17"><text:span text:style-name="Fuente_20_de_20_párrafo_20_predeter."><text:span text:style-name="T6">}</text:span></text:span></text:p>
      <text:p text:style-name="P7"/>
      <text:p text:style-name="P7"/>
      <text:p text:style-name="P7"><text:soft-page-break/></text:p>
      <text:p text:style-name="Standard"><text:span text:style-name="Fuente_20_de_20_párrafo_20_predeter."><text:span text:style-name="T6">ExpresionFact → OpNiv0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Niv1.tsh = ExpresionFact.tsh</text:span></text:span></text:p>
      <text:p text:style-name="P17"><text:span text:style-name="Fuente_20_de_20_párrafo_20_predeter."><text:span text:style-name="T1"><text:tab/>ExpresionNiv1.parh= false</text:span></text:span></text:p>
      <text:p text:style-name="P17"><text:span text:style-name="Fuente_20_de_20_párrafo_20_predeter."><text:span text:style-name="T1"><text:tab/>ExpresionNiv1.etqh = ExpresionFact.etq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onNiv1</text:span></text:span></text:p>
      <text:p text:style-name="P17"><text:span text:style-name="Fuente_20_de_20_párrafo_20_predeter."><text:span text:style-name="T6">{</text:span></text:span></text:p>
      <text:p text:style-name="P12"><text:tab/>ExpresionFact.tipo = si (ExpresionFact.tipoh = &lt;t:error&gt; v <text:tab/>ExpresionNiv1.tipo = &lt;t:error&gt;) v</text:p>
      <text:p text:style-name="P12"><text:tab/><text:tab/> <text:tab/> <text:s text:c="5"/>( ExpresionFact.tipoh = <text:bookmark-start text:name="__DdeLink__14752_1844718597"/>&lt;t:<text:bookmark-end text:name="__DdeLink__14752_1844718597"/>character&gt; v <text:tab/>ExpresionNiv1.tipo =/= &lt;t:character&gt;) v</text:p>
      <text:p text:style-name="P12"><text:tab/><text:tab/><text:tab/> <text:s text:c="5"/>( ExpresionFact.tipoh =/= &lt;t:character&gt; ᴧ <text:tab/>ExpresionNiv1.tipo = &lt;t:character&gt;)</text:p>
      <text:p text:style-name="P12"><text:tab/><text:tab/> <text:tab/> <text:s text:c="5"/>(ExpresionFact.tipoh = &lt;t:boolean&gt; ᴧ <text:tab/>ExpresionNiv1.tipo =/= &lt;t:boolean&gt;) v</text:p>
      <text:p text:style-name="P12"><text:tab/><text:tab/><text:tab/> <text:s text:c="5"/>( ExpresionFact.tipoh =/= &lt;t:boolean&gt; ᴧ <text:tab/>ExpresionNiv1.tipo = &lt;t:boolean&gt;))</text:p>
      <text:p text:style-name="P12"><text:tab/><text:tab/><text:tab/> <text:s text:c="13"/>error</text:p>
      <text:p text:style-name="P12"><text:tab/><text:tab/><text:tab/> <text:s/>sino <text:s/>boolean</text:p>
      <text:p text:style-name="P17"><text:span text:style-name="Fuente_20_de_20_párrafo_20_predeter."><text:span text:style-name="T1"><text:tab/>ExpresionFact.modo = val</text:span></text:span></text:p>
      <text:p text:style-name="P17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<text:tab/>ExpresionFact.codh ||</text:span></text:span></text:p>
      <text:p text:style-name="Standard"><text:span text:style-name="Fuente_20_de_20_párrafo_20_predeter."><text:span text:style-name="T1"><text:tab/><text:tab/><text:tab/>ExpresionNiv1.cod ||</text:span></text:span></text:p>
      <text:p text:style-name="Standard"><text:span text:style-name="Fuente_20_de_20_párrafo_20_predeter."><text:span text:style-name="T1"><text:tab/><text:tab/><text:tab/>case (OpNiv0)</text:span></text:span></text:p>
      <text:p text:style-name="Standard"><text:span text:style-name="Fuente_20_de_20_párrafo_20_predeter."><text:span text:style-name="T1"><text:tab/><text:tab/><text:tab/><text:tab/>menor: menor</text:span></text:span></text:p>
      <text:p text:style-name="Standard"><text:span text:style-name="Fuente_20_de_20_párrafo_20_predeter."><text:span text:style-name="T1"><text:tab/><text:tab/><text:tab/><text:tab/>mayor: mayor</text:span></text:span></text:p>
      <text:p text:style-name="Standard"><text:span text:style-name="Fuente_20_de_20_párrafo_20_predeter."><text:span text:style-name="T1"><text:tab/><text:tab/><text:tab/><text:tab/>menor-ig: menorIg</text:span></text:span></text:p>
      <text:p text:style-name="Standard"><text:span text:style-name="Fuente_20_de_20_párrafo_20_predeter."><text:span text:style-name="T1"><text:tab/><text:tab/><text:tab/><text:tab/>mayor-ig: mayorIg</text:span></text:span></text:p>
      <text:p text:style-name="Standard"><text:span text:style-name="Fuente_20_de_20_párrafo_20_predeter."><text:span text:style-name="T1"><text:tab/><text:tab/><text:tab/><text:tab/>igual : igual</text:span></text:span></text:p>
      <text:p text:style-name="Standard"><text:span text:style-name="Fuente_20_de_20_párrafo_20_predeter."><text:span text:style-name="T1"><text:tab/><text:tab/><text:tab/><text:tab/>no-igual: no-igual</text:span></text:span></text:p>
      <text:p text:style-name="P18"/>
      <text:p text:style-name="P17"><text:span text:style-name="Fuente_20_de_20_párrafo_20_predeter."><text:span text:style-name="T1"><text:tab/>ExpresionFact.etq = ExpresionNiv1.etq + 1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6">ExpresionFact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Fact.modo = ExpresionFact.modoh</text:span></text:span></text:p>
      <text:p text:style-name="P17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<text:tab/>ExpresionFact.cod = ExpresionFact.codh</text:span></text:span></text:p>
      <text:p text:style-name="P17"><text:span text:style-name="Fuente_20_de_20_párrafo_20_predeter."><text:span text:style-name="T1"><text:tab/>ExpresionFact.etq = ExpresionFact.etqh</text:span></text:span></text:p>
      <text:p text:style-name="P17"><text:span text:style-name="Fuente_20_de_20_párrafo_20_predeter."><text:span text:style-name="T6">}</text:span></text:span></text:p>
      <text:p text:style-name="P4"/>
      <text:p text:style-name="P3">ExpresiónNiv1 →</text:p>
      <text:p text:style-name="P11">{</text:p>
      <text:p text:style-name="P12"><text:tab/>ExpresionNiv2.tsh = ExpresionNiv1.tsh</text:p>
      <text:p text:style-name="P17"><text:span text:style-name="Fuente_20_de_20_párrafo_20_predeter."><text:span text:style-name="T1"><text:tab/>ExpresionNiv2.etqh = ExpresionNiv1.etqh</text:span></text:span></text:p>
      <text:p text:style-name="P17"><text:span text:style-name="Fuente_20_de_20_párrafo_20_predeter."><text:span text:style-name="T1"><text:tab/>ExpresionNiv2.parh = ExpresionNiv1.parh</text:span></text:span></text:p>
      <text:p text:style-name="P11">}</text:p>
      <text:p text:style-name="P11">ExpresiónNiv2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1Rec.tsh = ExpresionNiv1.tsh<text:tab/>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1Rec.tipoh = ExpresiónNiv2.tipo.</text:span></text:span></text:p>
      <text:p text:style-name="P17"><text:span text:style-name="Fuente_20_de_20_párrafo_20_predeter."><text:span text:style-name="T1"><text:tab/>ExpresionNiv1Rec.modoh = ExpresionNiv2.modo</text:span></text:span></text:p>
      <text:p text:style-name="P17"><text:span text:style-name="Fuente_20_de_20_párrafo_20_predeter."><text:span text:style-name="T1"><text:tab/>ExpresionNiv1Rec.etqh = ExpresionNiv2.etq</text:span></text:span></text:p>
      <text:p text:style-name="P17"><text:soft-page-break/><text:span text:style-name="Fuente_20_de_20_párrafo_20_predeter."><text:span text:style-name="T1"><text:s/><text:tab/>ExpresionNiv1Rec.codh = ExpresionNiv2.cod</text:span></text:span></text:p>
      <text:p text:style-name="P11">}</text:p>
      <text:p text:style-name="P11">ExpresionNiv1Rec</text:p>
      <text:p text:style-name="P11">{</text:p>
      <text:p text:style-name="P17"><text:span text:style-name="Fuente_20_de_20_párrafo_20_predeter."><text:span text:style-name="T1"><text:tab/>ExpresionNiv1.tipo = </text:span></text:span><text:span text:style-name="Fuente_20_de_20_párrafo_20_predeter."><text:span text:style-name="T51">ExpresiónNiv1Rec.tipo</text:span></text:span></text:p>
      <text:p text:style-name="P17"><text:span text:style-name="Fuente_20_de_20_párrafo_20_predeter."><text:span text:style-name="T1"><text:tab/>ExpresionNiv1.cod = ExpresionNiv1Rec.cod</text:span></text:span></text:p>
      <text:p text:style-name="P17"><text:span text:style-name="Fuente_20_de_20_párrafo_20_predeter."><text:span text:style-name="T1"><text:tab/>ExpresionNiv1.etq = ExpresionNiv1Rec.etq</text:span></text:span></text:p>
      <text:p text:style-name="P17"><text:span text:style-name="Fuente_20_de_20_párrafo_20_predeter."><text:span text:style-name="T1"><text:tab/>ExpresionNiv1.modo = ExpresionNiv1Rec.modo</text:span></text:span></text:p>
      <text:p text:style-name="P11">}</text:p>
      <text:p text:style-name="P11"/>
      <text:p text:style-name="P29"/>
      <text:p text:style-name="P3">ExpresiónNiv1Rec → OpNiv1</text:p>
      <text:p text:style-name="P11">{</text:p>
      <text:p text:style-name="P17"><text:span text:style-name="Fuente_20_de_20_párrafo_20_predeter."><text:span text:style-name="T1"><text:tab/>ExpresionNiv2.tsh = ExpresionNiv1Rec</text:span></text:span><text:span text:style-name="Fuente_20_de_20_párrafo_20_predeter."><text:span text:style-name="T25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ExpresionNiv2.parh = false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if (opNiv1.op == or):</text:span></text:span></text:p>
      <text:p text:style-name="P17"><text:span text:style-name="Fuente_20_de_20_párrafo_20_predeter."><text:span text:style-name="T14"><text:tab/><text:tab/>ExpresionNiv2.etqh = ExpresionNiv1Rec0.etqh + 3</text:span></text:span></text:p>
      <text:p text:style-name="P17"><text:span text:style-name="Fuente_20_de_20_párrafo_20_predeter."><text:span text:style-name="T14"><text:tab/>else</text:span></text:span></text:p>
      <text:p text:style-name="P17"><text:span text:style-name="Fuente_20_de_20_párrafo_20_predeter."><text:span text:style-name="T14"><text:tab/><text:tab/>ExpresionNiv2.etqh = ExpresionNiv1Rec0.etqh</text:span></text:span></text:p>
      <text:p text:style-name="P14">}</text:p>
      <text:p text:style-name="P11">ExpresiónNiv2</text:p>
      <text:p text:style-name="P11">{</text:p>
      <text:p text:style-name="P17"><text:span text:style-name="Fuente_20_de_20_párrafo_20_predeter."><text:span text:style-name="T1"><text:tab/></text:span></text:span><text:span text:style-name="Fuente_20_de_20_párrafo_20_predeter."><text:span text:style-name="T17">ExpresionNiv1Rec1.tsh = ExpresionNiv1Rec0.tsh</text:span></text:span></text:p>
      <text:p text:style-name="P17"><text:span text:style-name="Fuente_20_de_20_párrafo_20_predeter."><text:span text:style-name="T19"><text:tab/></text:span></text:span><text:span text:style-name="Fuente_20_de_20_párrafo_20_predeter."><text:span text:style-name="T17">ExpresionNiv1Rec1.tipoh =</text:span></text:span></text:p>
      <text:p text:style-name="P17"><text:span text:style-name="Fuente_20_de_20_párrafo_20_predeter."><text:span text:style-name="T17"><text:tab/><text:tab/>si (ExpresionNiv1Rec</text:span></text:span><text:span text:style-name="Fuente_20_de_20_párrafo_20_predeter."><text:span text:style-name="T27">o</text:span></text:span><text:span text:style-name="Fuente_20_de_20_párrafo_20_predeter."><text:span text:style-name="T17">.tipoh = </text:span></text:span><text:bookmark-start text:name="__DdeLink__14763_1844718597"/><text:span text:style-name="Fuente_20_de_20_párrafo_20_predeter."><text:span text:style-name="T17">&lt;t:</text:span></text:span><text:bookmark-end text:name="__DdeLink__14763_1844718597"/><text:span text:style-name="Fuente_20_de_20_párrafo_20_predeter."><text:span text:style-name="T17">error&gt; v ExpresionNiv2.tipo = &lt;t:error&gt; v</text:span></text:span></text:p>
      <text:p text:style-name="P17"><text:span text:style-name="Fuente_20_de_20_párrafo_20_predeter."><text:span text:style-name="T17"><text:s text:c="9"/><text:tab/> <text:s text:c="4"/>ExpresionNiv1Rec</text:span></text:span><text:span text:style-name="Fuente_20_de_20_párrafo_20_predeter."><text:span text:style-name="T27">o</text:span></text:span><text:span text:style-name="Fuente_20_de_20_párrafo_20_predeter."><text:span text:style-name="T17">.tipoh=&lt;t:character&gt; v ExpresionNiv2.tipo=&lt;t:character&gt; v</text:span></text:span></text:p>
      <text:p text:style-name="P17"><text:span text:style-name="Fuente_20_de_20_párrafo_20_predeter."><text:span text:style-name="T17"><text:tab/><text:tab/> <text:s text:c="3"/>(ExpresionNiv1Rec</text:span></text:span><text:span text:style-name="Fuente_20_de_20_párrafo_20_predeter."><text:span text:style-name="T27">o</text:span></text:span><text:span text:style-name="Fuente_20_de_20_párrafo_20_predeter."><text:span text:style-name="T17">.tipoh =&lt;t:boolean&gt; ᴧ ExpresionNiv2.tipo =/= &lt;t:boolean&gt;) v</text:span></text:span></text:p>
      <text:p text:style-name="P17"><text:span text:style-name="Fuente_20_de_20_párrafo_20_predeter."><text:span text:style-name="T17"><text:s text:c="18"/>(ExpresionNiv1Rec</text:span></text:span><text:span text:style-name="Fuente_20_de_20_párrafo_20_predeter."><text:span text:style-name="T27">o</text:span></text:span><text:span text:style-name="Fuente_20_de_20_párrafo_20_predeter."><text:span text:style-name="T17">.tipoh=/=</text:span></text:span><text:bookmark-start text:name="__DdeLink__14767_1844718597"/><text:span text:style-name="Fuente_20_de_20_párrafo_20_predeter."><text:span text:style-name="T17">&lt;t:</text:span></text:span><text:bookmark-end text:name="__DdeLink__14767_1844718597"/><text:span text:style-name="Fuente_20_de_20_párrafo_20_predeter."><text:span text:style-name="T17">boolean&gt; ᴧ ExpresionNiv2.tipo = &lt;t:boolean&gt;))</text:span></text:span></text:p>
      <text:p text:style-name="P17"><text:span text:style-name="Fuente_20_de_20_párrafo_20_predeter."><text:span text:style-name="T17"><text:tab/><text:tab/><text:tab/>&lt;t:error</text:span></text:span><text:bookmark-start text:name="__DdeLink__14765_1844718597"/><text:span text:style-name="Fuente_20_de_20_párrafo_20_predeter."><text:span text:style-name="T17">&gt;</text:span></text:span><text:bookmark-end text:name="__DdeLink__14765_1844718597"/></text:p>
      <text:p text:style-name="P16"><text:tab/><text:tab/>sino case (OpNiv1.op)</text:p>
      <text:p text:style-name="P16"><text:tab/><text:tab/> <text:s/>suma,resta:</text:p>
      <text:p text:style-name="P17"><text:span text:style-name="Fuente_20_de_20_párrafo_20_predeter."><text:span text:style-name="T17"><text:tab/><text:tab/> <text:s text:c="2"/>si (ExpresionNiv1Rec</text:span></text:span><text:span text:style-name="Fuente_20_de_20_párrafo_20_predeter."><text:span text:style-name="T27">o</text:span></text:span><text:span text:style-name="Fuente_20_de_20_párrafo_20_predeter."><text:span text:style-name="T17">.tipoh=&lt;t:float&gt; v ExpresionNiv2.tipo = &lt;t:float&gt;)</text:span></text:span></text:p>
      <text:p text:style-name="P17"><text:span text:style-name="Fuente_20_de_20_párrafo_20_predeter."><text:span text:style-name="T17"><text:tab/><text:tab/><text:tab/><text:tab/>&lt;t:float&gt;</text:span></text:span></text:p>
      <text:p text:style-name="P17"><text:span text:style-name="Fuente_20_de_20_párrafo_20_predeter."><text:span text:style-name="T22"><text:tab/><text:tab/> <text:s text:c="2"/>sino si (ExpresionNiv1Rec</text:span></text:span><text:span text:style-name="Fuente_20_de_20_párrafo_20_predeter."><text:span text:style-name="T28">o</text:span></text:span><text:span text:style-name="Fuente_20_de_20_párrafo_20_predeter."><text:span text:style-name="T22">.tipoh = &lt;t:integer&gt; </text:span></text:span><text:span text:style-name="Fuente_20_de_20_párrafo_20_predeter."><text:span text:style-name="T22">V</text:span></text:span><text:span text:style-name="Fuente_20_de_20_párrafo_20_predeter."><text:span text:style-name="T22"> ExpresionNiv2.tipo=&lt;t:integer&gt;)</text:span></text:span></text:p>
      <text:p text:style-name="P17"><text:span text:style-name="Fuente_20_de_20_párrafo_20_predeter."><text:span text:style-name="T22"><text:tab/><text:tab/><text:tab/><text:tab/> &lt;t:integer&gt;</text:span></text:span></text:p>
      <text:p text:style-name="P17"><text:span text:style-name="Fuente_20_de_20_párrafo_20_predeter."><text:span text:style-name="T22"><text:tab/><text:tab/> <text:s text:c="2"/>sino si (ExpresionNiv1Rec</text:span></text:span><text:span text:style-name="Fuente_20_de_20_párrafo_20_predeter."><text:span text:style-name="T28">o</text:span></text:span><text:span text:style-name="Fuente_20_de_20_párrafo_20_predeter."><text:span text:style-name="T22">.tipoh = &lt;t:natural&gt; ᴧ ExpresionNiv2.tipo = &lt;t:natural&gt;)</text:span></text:span></text:p>
      <text:p text:style-name="P17"><text:span text:style-name="Fuente_20_de_20_párrafo_20_predeter."><text:span text:style-name="T17"><text:tab/><text:tab/><text:tab/><text:tab/> &lt;t:natural&gt;</text:span></text:span></text:p>
      <text:p text:style-name="P17"><text:span text:style-name="Fuente_20_de_20_párrafo_20_predeter."><text:span text:style-name="T17"><text:tab/><text:tab/><text:tab/> <text:s text:c="16"/>&lt;t:sino error&gt;</text:span></text:span></text:p>
      <text:p text:style-name="P16"><text:tab/><text:tab/> <text:s/>o: <text:s/></text:p>
      <text:p text:style-name="P17"><text:span text:style-name="Fuente_20_de_20_párrafo_20_predeter."><text:span text:style-name="T17"><text:tab/><text:tab/> <text:s text:c="3"/>si (ExpresionNiv1Rec</text:span></text:span><text:span text:style-name="Fuente_20_de_20_párrafo_20_predeter."><text:span text:style-name="T27">o</text:span></text:span><text:span text:style-name="Fuente_20_de_20_párrafo_20_predeter."><text:span text:style-name="T17">.tipoh = &lt;t:boolean&gt; ᴧ ExpresionNiv2.tipo = &lt;t:boolean&gt;)</text:span></text:span></text:p>
      <text:p text:style-name="P17"><text:span text:style-name="Fuente_20_de_20_párrafo_20_predeter."><text:span text:style-name="T17"><text:tab/><text:tab/><text:tab/><text:tab/> <text:s text:c="3"/>&lt;t:boolean&gt;</text:span></text:span></text:p>
      <text:p text:style-name="P17"><text:span text:style-name="Fuente_20_de_20_párrafo_20_predeter."><text:span text:style-name="T17"><text:tab/><text:tab/><text:tab/> <text:s text:c="8"/>sino &lt;t:error&gt;</text:span></text:span></text:p>
      <text:p text:style-name="P17"><text:span text:style-name="Fuente_20_de_20_párrafo_20_predeter."><text:span text:style-name="T53"><text:tab/><text:tab/> <text:s/>or:</text:span></text:span></text:p>
      <text:p text:style-name="Standard"><text:span text:style-name="Fuente_20_de_20_párrafo_20_predeter."><text:span text:style-name="T53"><text:tab/><text:tab/><text:tab/><text:tab/>si <text:tab/>(ExpresionNiv1Rec0.tipoh = &lt;t:boolean&gt; y</text:span></text:span></text:p>
      <text:p text:style-name="Standard"><text:span text:style-name="Fuente_20_de_20_párrafo_20_predeter."><text:span text:style-name="T53"><text:tab/><text:tab/><text:tab/><text:tab/><text:tab/></text:span></text:span><text:span text:style-name="Fuente_20_de_20_párrafo_20_predeter."><text:span text:style-name="T54">ExpresionNiv2.tipo = &lt;t:boolean&gt;)</text:span></text:span></text:p>
      <text:p text:style-name="Standard"><text:span text:style-name="Fuente_20_de_20_párrafo_20_predeter."><text:span text:style-name="T54"><text:tab/><text:tab/><text:tab/><text:tab/><text:tab/>&lt;t:boolean&gt;</text:span></text:span></text:p>
      <text:p text:style-name="Standard"><text:span text:style-name="Fuente_20_de_20_párrafo_20_predeter."><text:span text:style-name="T54"><text:tab/><text:tab/><text:tab/><text:tab/></text:span></text:span><text:span text:style-name="Fuente_20_de_20_párrafo_20_predeter."><text:span text:style-name="T53">sino</text:span></text:span></text:p>
      <text:p text:style-name="P17"><text:span text:style-name="Fuente_20_de_20_párrafo_20_predeter."><text:span text:style-name="T53"><text:tab/><text:tab/> <text:s text:c="8"/><text:tab/><text:tab/>&lt;t:error&gt;</text:span></text:span></text:p>
      <text:p text:style-name="P22"/>
      <text:p text:style-name="P17"><text:span text:style-name="Fuente_20_de_20_párrafo_20_predeter."><text:span text:style-name="T1"><text:tab/>ExpresionNiv1Rec1.modoh = val<text:tab/>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ExpresionNiv1Rec1.tipoh = ExpresionNiv2.tipo</text:span></text:span></text:p>
      <text:p text:style-name="P17"><text:bookmark-start text:name="__DdeLink__28956_213522392"/><text:span text:style-name="Fuente_20_de_20_párrafo_20_predeter."><text:span text:style-name="T14"><text:tab/>if (opNiv1.op == or):</text:span></text:span><text:bookmark-end text:name="__DdeLink__28956_213522392"/></text:p>
      <text:p text:style-name="P17"><text:span text:style-name="Fuente_20_de_20_párrafo_20_predeter."><text:span text:style-name="T14"><text:tab/><text:tab/></text:span></text:span><text:span text:style-name="Fuente_20_de_20_párrafo_20_predeter."><text:span text:style-name="T1">ExpresionNiv1Rec1.codh =</text:span></text:span></text:p>
      <text:p text:style-name="P17"><text:span text:style-name="Fuente_20_de_20_párrafo_20_predeter."><text:span text:style-name="T1"><text:tab/><text:tab/><text:tab/>ExpresionNiv1Rec0.codh ||</text:span></text:span></text:p>
      <text:p text:style-name="P17"><text:span text:style-name="Fuente_20_de_20_párrafo_20_predeter."><text:span text:style-name="T1"><text:tab/><text:tab/><text:tab/>dup ||</text:span></text:span></text:p>
      <text:p text:style-name="P17"><text:span text:style-name="Fuente_20_de_20_párrafo_20_predeter."><text:span text:style-name="T1"><text:tab/><text:tab/><text:tab/>ir-v (ExpresionNiv2.etq) ||</text:span></text:span></text:p>
      <text:p text:style-name="P17"><text:span text:style-name="Fuente_20_de_20_párrafo_20_predeter."><text:span text:style-name="T1"><text:tab/><text:tab/><text:tab/>desapila ||</text:span></text:span></text:p>
      <text:p text:style-name="P17"><text:span text:style-name="Fuente_20_de_20_párrafo_20_predeter."><text:span text:style-name="T1"><text:tab/><text:tab/><text:tab/>ExpresionNiv2.cod</text:span></text:span></text:p>
      <text:p text:style-name="P17"><text:span text:style-name="Fuente_20_de_20_párrafo_20_predeter."><text:span text:style-name="T1"><text:tab/><text:tab/>ExpresionNiv1Rec1.etqh = ExpresionNiv2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else:<text:tab/></text:span></text:span></text:p>
      <text:p text:style-name="P17"><text:span text:style-name="Fuente_20_de_20_párrafo_20_predeter."><text:span text:style-name="T14"><text:tab/><text:tab/>ExpresionNiv1Rec1.etqh = ExpresionNiv2.etq + 1</text:span></text:span></text:p>
      <text:p text:style-name="P17"><text:span text:style-name="Fuente_20_de_20_párrafo_20_predeter."><text:span text:style-name="T14"><text:tab/><text:tab/>ExpresionNiv1Rec1.codh =</text:span></text:span></text:p>
      <text:p text:style-name="P17"><text:soft-page-break/><text:span text:style-name="Fuente_20_de_20_párrafo_20_predeter."><text:span text:style-name="T14"><text:tab/><text:tab/><text:tab/>ExpresionNiv1Rec0.codh ||</text:span></text:span></text:p>
      <text:p text:style-name="P17"><text:span text:style-name="Fuente_20_de_20_párrafo_20_predeter."><text:span text:style-name="T14"><text:tab/><text:tab/><text:tab/>ExpresionNiv2.cod ||</text:span></text:span></text:p>
      <text:p text:style-name="P17"><text:span text:style-name="Fuente_20_de_20_párrafo_20_predeter."><text:span text:style-name="T14"><text:tab/><text:tab/><text:tab/>case (OpNiv1.op)</text:span></text:span></text:p>
      <text:p text:style-name="P17"><text:span text:style-name="Fuente_20_de_20_párrafo_20_predeter."><text:span text:style-name="T14"><text:tab/><text:tab/><text:tab/><text:tab/></text:span></text:span><text:span text:style-name="Fuente_20_de_20_párrafo_20_predeter."><text:span text:style-name="T1">suma: sumar</text:span></text:span></text:p>
      <text:p text:style-name="P17"><text:span text:style-name="Fuente_20_de_20_párrafo_20_predeter."><text:span text:style-name="T1"><text:tab/><text:tab/><text:tab/><text:tab/>resta: restar</text:span></text:span></text:p>
      <text:p text:style-name="P11">}</text:p>
      <text:p text:style-name="P11">ExpresiónNiv1Rec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lRec0.tipo = ExpresionNiv1Rec1.tipo</text:span></text:span></text:p>
      <text:p text:style-name="P17"><text:span text:style-name="Fuente_20_de_20_párrafo_20_predeter."><text:span text:style-name="T1"><text:tab/>ExpresionNiv1Rec0.modo = val</text:span></text:span></text:p>
      <text:p text:style-name="P17"><text:span text:style-name="Fuente_20_de_20_párrafo_20_predeter."><text:span text:style-name="T1"><text:tab/>ExpresionNiv1Rec0.etq = ExpresionNiv1Rec1.etq</text:span></text:span></text:p>
      <text:p text:style-name="P17"><text:span text:style-name="Fuente_20_de_20_párrafo_20_predeter."><text:span text:style-name="T1"><text:tab/>ExpresionNiv1Rec0.cod = ExpresionNiv1Rec1.cod</text:span></text:span></text:p>
      <text:p text:style-name="P12">}</text:p>
      <text:p text:style-name="Standard"><text:span text:style-name="Fuente_20_de_20_párrafo_20_predeter."><text:span text:style-name="T1"><text:tab/><text:tab/></text:span></text:span></text:p>
      <text:p text:style-name="P9"/>
      <text:p text:style-name="P3">ExpresionNiv1Rec → λ</text:p>
      <text:p text:style-name="P3">{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ExpresionNiv1Rec.tipo = ExpresionNiv1Rec.tipoh</text:span></text:span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/text:p>
      <text:p text:style-name="Standard"><text:span text:style-name="Fuente_20_de_20_párrafo_20_predeter."><text:span text:style-name="T6">}</text:span></text:span></text:p>
      <text:p text:style-name="P4"/>
      <text:p text:style-name="P3">ExpresiónNiv2 →</text:p>
      <text:p text:style-name="P11">{</text:p>
      <text:p text:style-name="P12"><text:tab/>ExpresionNiv3.tsh = ExpresionNiv2.tsh</text:p>
      <text:p text:style-name="P17"><text:span text:style-name="Fuente_20_de_20_párrafo_20_predeter."><text:span text:style-name="T1"><text:tab/>ExpresionNiv3.etqh = ExpresionNiv2.etqh</text:span></text:span></text:p>
      <text:p text:style-name="P17"><text:span text:style-name="Fuente_20_de_20_párrafo_20_predeter."><text:span text:style-name="T1"><text:tab/>ExpresionNiv3.parh = ExpresionNiv2.parh</text:span></text:span></text:p>
      <text:p text:style-name="P11">}</text:p>
      <text:p text:style-name="P11">ExpresionNiv3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2Rec.tipoh = ExpresiónNiv3.tipo</text:span></text:span></text:p>
      <text:p text:style-name="P12"><text:tab/>ExpresionNiv2Rec.tsh = ExpresionNiv2.tsh</text:p>
      <text:p text:style-name="P12"><text:tab/>ExpresionNiv2Rec.modoh = ExpresionNiv3.modo</text:p>
      <text:p text:style-name="P17"><text:span text:style-name="Fuente_20_de_20_párrafo_20_predeter."><text:span text:style-name="T1"><text:tab/>ExpresionNiv2Rec.etqh = ExpresionNiv3.etq</text:span></text:span></text:p>
      <text:p text:style-name="P17"><text:span text:style-name="Fuente_20_de_20_párrafo_20_predeter."><text:span text:style-name="T1"><text:tab/>ExpresionNiv2Rec.codh = ExpresionNiv3.cod</text:span></text:span></text:p>
      <text:p text:style-name="P11">}</text:p>
      <text:p text:style-name="P11">ExpresiónNiv2Rec</text:p>
      <text:p text:style-name="P11">{</text:p>
      <text:p text:style-name="P12"><text:tab/>ExpresionNiv2.tipo = ExpresiónNiv2Rec.tipo</text:p>
      <text:p text:style-name="P17"><text:span text:style-name="Fuente_20_de_20_párrafo_20_predeter."><text:span text:style-name="T1"><text:tab/>ExpresionNiv2.cod = ExpresionNiv2Rec.cod</text:span></text:span></text:p>
      <text:p text:style-name="P17"><text:span text:style-name="Fuente_20_de_20_párrafo_20_predeter."><text:span text:style-name="T1"><text:tab/>ExpresionNiv2.modo = ExpresionNiv2Rec.modo</text:span></text:span></text:p>
      <text:p text:style-name="P17"><text:span text:style-name="Fuente_20_de_20_párrafo_20_predeter."><text:span text:style-name="T1"><text:tab/>ExpresionNiv2.etq = ExpresionNiv2Rec.etq</text:span></text:span></text:p>
      <text:p text:style-name="P14">}</text:p>
      <text:p text:style-name="P10"/>
      <text:p text:style-name="P5"><text:tab/></text:p>
      <text:p text:style-name="P5"/>
      <text:p text:style-name="P6">ExpresiónNiv2Rec → OpNiv2</text:p>
      <text:p text:style-name="P14">{</text:p>
      <text:p text:style-name="P17"><text:span text:style-name="Fuente_20_de_20_párrafo_20_predeter."><text:span text:style-name="T14"><text:tab/>ExpresionNiv3.tsh = ExpresionNiv2Rec0.tsh</text:span></text:span></text:p>
      <text:p text:style-name="P17"><text:span text:style-name="Fuente_20_de_20_párrafo_20_predeter."><text:span text:style-name="T14"><text:tab/>if (OpNiv2.op == and)</text:span></text:span></text:p>
      <text:p text:style-name="P17"><text:span text:style-name="Fuente_20_de_20_párrafo_20_predeter."><text:span text:style-name="T14"><text:tab/><text:tab/>ExpresionNiv3.etqh = ExpresionNiv2Rec0.etqh + 1</text:span></text:span></text:p>
      <text:p text:style-name="P17"><text:span text:style-name="Fuente_20_de_20_párrafo_20_predeter."><text:span text:style-name="T14"><text:tab/>else</text:span></text:span></text:p>
      <text:p text:style-name="P17"><text:span text:style-name="Fuente_20_de_20_párrafo_20_predeter."><text:span text:style-name="T14"><text:tab/><text:tab/>ExpresionNiv3.etqh = ExpresionNiv2Rec0.etqh</text:span></text:span></text:p>
      <text:p text:style-name="P14">}</text:p>
      <text:p text:style-name="P14">ExpresiónNiv3</text:p>
      <text:p text:style-name="P14">{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ExpresionNiv2Rec1.tsh = ExpresionNiv2Rec0.tsh</text:span></text:span></text:p>
      <text:p text:style-name="P17"><text:soft-page-break/><text:span text:style-name="Fuente_20_de_20_párrafo_20_predeter."><text:span text:style-name="T1"><text:tab/>ExpresionNiv2Rec1.modoh = val</text:span></text:span></text:p>
      <text:p text:style-name="P17"><text:span text:style-name="Fuente_20_de_20_párrafo_20_predeter."><text:span text:style-name="T1"><text:tab/>ExpresionNiv2Rec1.tipoh =</text:span></text:span></text:p>
      <text:p text:style-name="P17"><text:span text:style-name="Fuente_20_de_20_párrafo_20_predeter."><text:span text:style-name="T1"><text:tab/><text:tab/>si (ExpresionNiv2Rec</text:span></text:span><text:span text:style-name="Fuente_20_de_20_párrafo_20_predeter."><text:span text:style-name="T26">o</text:span></text:span><text:span text:style-name="Fuente_20_de_20_párrafo_20_predeter."><text:span text:style-name="T1">.tipoh = </text:span></text:span><text:bookmark-start text:name="__DdeLink__14769_1844718597"/><text:span text:style-name="Fuente_20_de_20_párrafo_20_predeter."><text:span text:style-name="T1">&lt;t:</text:span></text:span><text:bookmark-end text:name="__DdeLink__14769_1844718597"/><text:span text:style-name="Fuente_20_de_20_párrafo_20_predeter."><text:span text:style-name="T1">error</text:span></text:span><text:bookmark-start text:name="__DdeLink__14771_1844718597"/><text:span text:style-name="Fuente_20_de_20_párrafo_20_predeter."><text:span text:style-name="T1">&gt;</text:span></text:span><text:bookmark-end text:name="__DdeLink__14771_1844718597"/><text:span text:style-name="Fuente_20_de_20_párrafo_20_predeter."><text:span text:style-name="T1"> v ExpresionNiv3.tipo = &lt;t:error&gt; v</text:span></text:span></text:p>
      <text:p text:style-name="P17"><text:span text:style-name="Fuente_20_de_20_párrafo_20_predeter."><text:span text:style-name="T1"><text:s text:c="24"/>ExpresionNiv2Rec</text:span></text:span><text:span text:style-name="Fuente_20_de_20_párrafo_20_predeter."><text:span text:style-name="T26">o.</text:span></text:span><text:span text:style-name="Fuente_20_de_20_párrafo_20_predeter."><text:span text:style-name="T1">tipoh = &lt;t:character&gt; v ExpresionNiv3.tipo = &lt;t:character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6">o</text:span></text:span><text:span text:style-name="Fuente_20_de_20_párrafo_20_predeter."><text:span text:style-name="T1">.tipoh = &lt;t:boolean&gt; ᴧ ExpresionNiv3.tipo =/= &lt;t:boolean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6">o</text:span></text:span><text:span text:style-name="Fuente_20_de_20_párrafo_20_predeter."><text:span text:style-name="T1">.tipoh =/= &lt;t:boolean&gt; ᴧ ExpresionNiv3.tipo = &lt;t:boolean&gt;))</text:span></text:span></text:p>
      <text:p text:style-name="P17"><text:span text:style-name="Fuente_20_de_20_párrafo_20_predeter."><text:span text:style-name="T1"><text:tab/><text:tab/> <text:s text:c="9"/>&lt;t:error&gt;</text:span></text:span></text:p>
      <text:p text:style-name="P12"><text:tab/><text:tab/>sino case (OpNiv2.op)</text:p>
      <text:p text:style-name="P12"><text:tab/><text:tab/><text:tab/>multiplica,divide: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6">o</text:span></text:span><text:span text:style-name="Fuente_20_de_20_párrafo_20_predeter."><text:span text:style-name="T1">.tipoh=&lt;t:float&gt; v ExpresionNiv3.tipo = &lt;t:float&gt;)</text:span></text:span></text:p>
      <text:p text:style-name="P12"><text:tab/><text:tab/><text:tab/><text:tab/> <text:s text:c="3"/>float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6">o</text:span></text:span><text:span text:style-name="Fuente_20_de_20_párrafo_20_predeter."><text:span text:style-name="T1">.tipoh = &lt;t:integer&gt; v </text:span></text:span><text:span text:style-name="Fuente_20_de_20_párrafo_20_predeter."><text:span text:style-name="T1">ExpresionNiv3.tipo = &lt;t:integer&gt;)</text:span></text:span></text:p>
      <text:p text:style-name="P17"><text:span text:style-name="Fuente_20_de_20_párrafo_20_predeter."><text:span text:style-name="T1"><text:tab/><text:tab/><text:tab/><text:tab/><text:tab/>&lt;t:integer</text:span></text:span>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6">o</text:span></text:span><text:span text:style-name="Fuente_20_de_20_párrafo_20_predeter."><text:span text:style-name="T1">.tipoh = &lt;t:natural&gt; ᴧ ExpresionNiv3.tipo= &lt;t:natural&gt;)</text:span></text:span></text:p>
      <text:p text:style-name="P17"><text:span text:style-name="Fuente_20_de_20_párrafo_20_predeter."><text:span text:style-name="T1"><text:tab/><text:tab/><text:tab/><text:tab/> <text:s/><text:tab/>&lt;t:natural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2"><text:tab/><text:tab/><text:tab/>modulo:</text:p>
      <text:p text:style-name="P17"><text:span text:style-name="Fuente_20_de_20_párrafo_20_predeter."><text:span text:style-name="T1"><text:tab/><text:tab/><text:tab/> <text:s text:c="8"/>si (ExpresionNiv3.tipo = &lt;t:natural&gt; ᴧ</text:span></text:span></text:p>
      <text:p text:style-name="P17"><text:span text:style-name="Fuente_20_de_20_párrafo_20_predeter."><text:span text:style-name="T1"><text:tab/><text:tab/><text:tab/><text:tab/>(ExpresionNiv2Rec</text:span></text:span><text:span text:style-name="Fuente_20_de_20_párrafo_20_predeter."><text:span text:style-name="T26">o</text:span></text:span><text:span text:style-name="Fuente_20_de_20_párrafo_20_predeter."><text:span text:style-name="T1">.tipoh= &lt;t:natural&gt; v ExpresionNiv2Rec0.tipoh= &lt;t:integer&gt;))<text:tab/></text:span></text:span></text:p>
      <text:p text:style-name="P17"><text:span text:style-name="Fuente_20_de_20_párrafo_20_predeter."><text:span text:style-name="T1"><text:tab/><text:tab/><text:tab/><text:tab/> <text:s text:c="5"/>ExpresionNiv2Rec</text:span></text:span><text:span text:style-name="Fuente_20_de_20_párrafo_20_predeter."><text:span text:style-name="T26">o</text:span></text:span><text:span text:style-name="Fuente_20_de_20_párrafo_20_predeter."><text:span text:style-name="T1">.tipoh</text:span></text:span></text:p>
      <text:p text:style-name="P17"><text:span text:style-name="Fuente_20_de_20_párrafo_20_predeter."><text:span text:style-name="T1"><text:tab/><text:tab/><text:tab/> <text:s text:c="8"/>sino <text:s text:c="4"/>&lt;t:error&gt;</text:span></text:span></text:p>
      <text:p text:style-name="P12"><text:tab/><text:tab/><text:tab/>y: <text:s/>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6">o</text:span></text:span><text:span text:style-name="Fuente_20_de_20_párrafo_20_predeter."><text:span text:style-name="T1">.tipoh = &lt;t:boolean&gt; ᴧ ExpresionNiv3.tipo = &lt;t:boolean&gt;)</text:span></text:span></text:p>
      <text:p text:style-name="P17"><text:span text:style-name="Fuente_20_de_20_párrafo_20_predeter."><text:span text:style-name="T1"><text:tab/><text:tab/><text:tab/><text:tab/> <text:s text:c="3"/>&lt;t:boolean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7"><text:span text:style-name="Fuente_20_de_20_párrafo_20_predeter."><text:span text:style-name="T51"><text:tab/><text:tab/><text:tab/>and:</text:span></text:span></text:p>
      <text:p text:style-name="Standard"><text:span text:style-name="Fuente_20_de_20_párrafo_20_predeter."><text:span text:style-name="T51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51"><text:tab/><text:tab/><text:tab/><text:tab/><text:tab/><text:tab/>ExpresionNiv3.tipo = &lt;t:boolean&gt;</text:span></text:span></text:p>
      <text:p text:style-name="Standard"><text:span text:style-name="Fuente_20_de_20_párrafo_20_predeter."><text:span text:style-name="T51"><text:tab/><text:tab/><text:tab/><text:tab/><text:tab/><text:tab/>&lt;t:boolean&gt;</text:span></text:span></text:p>
      <text:p text:style-name="Standard"><text:span text:style-name="Fuente_20_de_20_párrafo_20_predeter."><text:span text:style-name="T51"><text:tab/><text:tab/><text:tab/><text:tab/><text:tab/>sino</text:span></text:span></text:p>
      <text:p text:style-name="P17"><text:span text:style-name="Fuente_20_de_20_párrafo_20_predeter."><text:span text:style-name="T51"><text:tab/><text:tab/><text:tab/><text:tab/><text:tab/><text:tab/>&lt;t:error&gt;</text:span></text:span></text:p>
      <text:p text:style-name="P17"><text:span text:style-name="Fuente_20_de_20_párrafo_20_predeter."><text:span text:style-name="T1"><text:tab/></text:span></text:span><text:bookmark-start text:name="__DdeLink__28983_213522392"/><text:span text:style-name="Fuente_20_de_20_párrafo_20_predeter."><text:span text:style-name="T14">if (OpNiv2.op == and)</text:span></text:span><text:bookmark-end text:name="__DdeLink__28983_213522392"/></text:p>
      <text:p text:style-name="P17"><text:span text:style-name="Fuente_20_de_20_párrafo_20_predeter."><text:span text:style-name="T14"><text:tab/><text:tab/>ExpresionNiv2Rec1.cod =</text:span></text:span></text:p>
      <text:p text:style-name="P17"><text:span text:style-name="Fuente_20_de_20_párrafo_20_predeter."><text:span text:style-name="T14"><text:tab/><text:tab/><text:tab/></text:span></text:span><text:span text:style-name="Fuente_20_de_20_párrafo_20_predeter."><text:span text:style-name="T1">ExpresionNiv2Rec0.codh ||</text:span></text:span></text:p>
      <text:p text:style-name="P17"><text:span text:style-name="Fuente_20_de_20_párrafo_20_predeter."><text:span text:style-name="T1"><text:tab/><text:tab/><text:tab/>ir-f(ExpresionNiv3.etq + 1) ||</text:span></text:span></text:p>
      <text:p text:style-name="P17"><text:span text:style-name="Fuente_20_de_20_párrafo_20_predeter."><text:span text:style-name="T1"><text:tab/><text:tab/><text:tab/>ExpresionNiv3.cod ||</text:span></text:span></text:p>
      <text:p text:style-name="P17"><text:span text:style-name="Fuente_20_de_20_párrafo_20_predeter."><text:span text:style-name="T1"><text:tab/><text:tab/><text:tab/>ir-a(ExpresionNiv3.etq + 2) ||</text:span></text:span></text:p>
      <text:p text:style-name="P17"><text:span text:style-name="Fuente_20_de_20_párrafo_20_predeter."><text:span text:style-name="T1"><text:tab/><text:tab/><text:tab/>apila(0)</text:span></text:span></text:p>
      <text:p text:style-name="P17"><text:span text:style-name="Fuente_20_de_20_párrafo_20_predeter."><text:span text:style-name="T1"><text:tab/><text:tab/>ExpresionNiv2Rec1.etqh = ExpresionNiv3.etq + 2</text:span></text:span></text:p>
      <text:p text:style-name="P20"/>
      <text:p text:style-name="P17"><text:span text:style-name="Fuente_20_de_20_párrafo_20_predeter."><text:span text:style-name="T1"><text:tab/></text:span></text:span><text:span text:style-name="Fuente_20_de_20_párrafo_20_predeter."><text:span text:style-name="T14">else:</text:span></text:span></text:p>
      <text:p text:style-name="P17"><text:span text:style-name="Fuente_20_de_20_párrafo_20_predeter."><text:span text:style-name="T14"><text:tab/><text:tab/>ExpresionNiv2Rec1.cod =</text:span></text:span></text:p>
      <text:p text:style-name="P17"><text:span text:style-name="Fuente_20_de_20_párrafo_20_predeter."><text:span text:style-name="T14"><text:tab/><text:tab/><text:tab/>ExpresionNiv2Rec0.codh ||</text:span></text:span></text:p>
      <text:p text:style-name="P17"><text:span text:style-name="Fuente_20_de_20_párrafo_20_predeter."><text:span text:style-name="T14"><text:tab/><text:tab/><text:tab/>ExpresionNiv3.cod ||</text:span></text:span></text:p>
      <text:p text:style-name="P17"><text:span text:style-name="Fuente_20_de_20_párrafo_20_predeter."><text:span text:style-name="T14"><text:tab/><text:tab/><text:tab/>case (OpNiv2.op)</text:span></text:span></text:p>
      <text:p text:style-name="P17"><text:span text:style-name="Fuente_20_de_20_párrafo_20_predeter."><text:span text:style-name="T14"><text:tab/><text:tab/><text:tab/><text:tab/></text:span></text:span><text:span text:style-name="Fuente_20_de_20_párrafo_20_predeter."><text:span text:style-name="T1">Multiplica: mul</text:span></text:span></text:p>
      <text:p text:style-name="P17"><text:span text:style-name="Fuente_20_de_20_párrafo_20_predeter."><text:span text:style-name="T1"><text:tab/><text:tab/><text:tab/><text:tab/>Divide: div</text:span></text:span></text:p>
      <text:p text:style-name="P17"><text:soft-page-break/><text:span text:style-name="Fuente_20_de_20_párrafo_20_predeter."><text:span text:style-name="T1"><text:tab/><text:tab/><text:tab/><text:tab/>Modulo: Mod</text:span></text:span></text:p>
      <text:p text:style-name="P17"><text:span text:style-name="Fuente_20_de_20_párrafo_20_predeter."><text:span text:style-name="T1"><text:tab/><text:tab/>ExpresionNiv3Rec1.etqh = ExpresionNiv3.etq + 1</text:span></text:span></text:p>
      <text:p text:style-name="P21"/>
      <text:p text:style-name="P11">}</text:p>
      <text:p text:style-name="P11">ExpresiónNiv2Rec</text:p>
      <text:p text:style-name="P11">{</text:p>
      <text:p text:style-name="P17"><text:span text:style-name="Fuente_20_de_20_párrafo_20_predeter."><text:span text:style-name="T1"><text:tab/>ExpresionNiv2Rec0.tipo = ExpresionNiv2Rec1.tipo</text:span></text:span></text:p>
      <text:p text:style-name="P17"><text:span text:style-name="Fuente_20_de_20_párrafo_20_predeter."><text:span text:style-name="T1"><text:tab/>ExpresionNiv2Rec0.cod = ExpresionNiv2Rec1.cod</text:span></text:span></text:p>
      <text:p text:style-name="P17"><text:span text:style-name="Fuente_20_de_20_párrafo_20_predeter."><text:span text:style-name="T1"><text:tab/>ExpresionNiv2Rec0.modo = ExpresionNiv2Rec1.modo</text:span></text:span></text:p>
      <text:p text:style-name="P17"><text:span text:style-name="Fuente_20_de_20_párrafo_20_predeter."><text:span text:style-name="T1"><text:tab/>ExpresionNiv2Rec0.etq = ExpresionNiv2Rec1.etq</text:span></text:span></text:p>
      <text:p text:style-name="P11">}</text:p>
      <text:p text:style-name="P4"/>
      <text:p text:style-name="P3">ExpresiónNiv2Rec → λ</text:p>
      <text:p text:style-name="P11">{</text:p>
      <text:p text:style-name="P12"><text:tab/>ExpresionNiv2Rec.tipo = ExpresionNiv2Rec.tipoh</text:p>
      <text:p text:style-name="P12"><text:tab/>ExpresionNiv2Rec.modo = ExpresionNiv2Rec.modh</text:p>
      <text:p text:style-name="P17"><text:span text:style-name="Fuente_20_de_20_párrafo_20_predeter."><text:span text:style-name="T1"><text:tab/>ExpresionNiv2Rec.cod = ExpresionNiv2Rec.codh</text:span></text:span></text:p>
      <text:p text:style-name="P17"><text:span text:style-name="Fuente_20_de_20_párrafo_20_predeter."><text:span text:style-name="T1"><text:tab/>ExpresionNiv2Rec.etq = ExpresionNiv2Rec.etqh</text:span></text:span></text:p>
      <text:p text:style-name="P17"><text:span text:style-name="Fuente_20_de_20_párrafo_20_predeter."><text:span text:style-name="T6">}</text:span></text:span></text:p>
      <text:p text:style-name="P4"/>
      <text:p text:style-name="P3">ExpresionNiv3 →</text:p>
      <text:p text:style-name="P11">{</text:p>
      <text:p text:style-name="P17"><text:span text:style-name="Fuente_20_de_20_párrafo_20_predeter."><text:span text:style-name="T1"><text:tab/>ExpresiónNiv4.tsh = ExpresiónNiv3.tsh</text:span></text:span></text:p>
      <text:p text:style-name="P17"><text:span text:style-name="Fuente_20_de_20_párrafo_20_predeter."><text:span text:style-name="T1"><text:tab/>ExpresionNiv4.etqh = ExpresionNiv3.etqh</text:span></text:span></text:p>
      <text:p text:style-name="P17"><text:span text:style-name="Fuente_20_de_20_párrafo_20_predeter."><text:span text:style-name="T1"><text:tab/>ExpresionNiv4.parh = ExpresionNiv3.parh</text:span></text:span></text:p>
      <text:p text:style-name="P11">}</text:p>
      <text:p text:style-name="P11">ExpresionNiv4</text:p>
      <text:p text:style-name="P11">{</text:p>
      <text:p text:style-name="P12"><text:tab/>ExpresiónNiv3Fact.tsh = ExpresiónNiv3.tsh</text:p>
      <text:p text:style-name="P12"><text:tab/>ExpresionNiv3Fact.tipoh = ExpresiónNiv4.tipo</text:p>
      <text:p text:style-name="P12"><text:tab/>ExpresionNiv3Fact.modoh = ExpresionNiv4.modo</text:p>
      <text:p text:style-name="P17"><text:span text:style-name="Fuente_20_de_20_párrafo_20_predeter."><text:span text:style-name="T1"><text:tab/>ExpresionNiv3Fact.codh = ExpresionNiv4.cod</text:span></text:span></text:p>
      <text:p text:style-name="P17"><text:span text:style-name="Fuente_20_de_20_párrafo_20_predeter."><text:span text:style-name="T1"><text:tab/>Expresionniv3Fact.etqh = ExpresionNiv4.etq</text:span></text:span></text:p>
      <text:p text:style-name="P11">}</text:p>
      <text:p text:style-name="P11">ExpresionNiv3Fact</text:p>
      <text:p text:style-name="P11">{</text:p>
      <text:p text:style-name="P12"><text:tab/>ExpresionNiv3.tipo = ExpresionNiv3Fact.tipo</text:p>
      <text:p text:style-name="P17"><text:span text:style-name="Fuente_20_de_20_párrafo_20_predeter."><text:span text:style-name="T1"><text:tab/>ExpresionNiv3.etq = ExpresionNiv3Fact.etq</text:span></text:span></text:p>
      <text:p text:style-name="P17"><text:span text:style-name="Fuente_20_de_20_párrafo_20_predeter."><text:span text:style-name="T1"><text:tab/>ExpresionNiv3.cod = ExpresionNiv3Fact.cod</text:span></text:span></text:p>
      <text:p text:style-name="P11">}</text:p>
      <text:p text:style-name="Standard"><text:span text:style-name="Fuente_20_de_20_párrafo_20_predeter."><text:span text:style-name="T6"><text:tab/></text:span></text:span></text:p>
      <text:p text:style-name="P4"/>
      <text:p text:style-name="P4"/>
      <text:p text:style-name="P3">ExpresionNiv3Fact → OpNiv3</text:p>
      <text:p text:style-name="P11">{</text:p>
      <text:p text:style-name="P17"><text:span text:style-name="Fuente_20_de_20_párrafo_20_predeter."><text:span text:style-name="T1"><text:tab/>ExpresiónNiv3.tsh = ExpresiónNiv3Fact.tsh</text:span></text:span></text:p>
      <text:p text:style-name="P17"><text:span text:style-name="Fuente_20_de_20_párrafo_20_predeter."><text:span text:style-name="T1"><text:tab/>ExpresionNiv3.etqh = ExpresionNiv3Fact.etqh</text:span></text:span></text:p>
      <text:p text:style-name="P17"><text:span text:style-name="Fuente_20_de_20_párrafo_20_predeter."><text:span text:style-name="T1"><text:tab/>ExpresionNiv3.parh = false</text:span></text:span></text:p>
      <text:p text:style-name="P11">}</text:p>
      <text:p text:style-name="P11">ExpresiónNiv3</text:p>
      <text:p text:style-name="P11">{</text:p>
      <text:p text:style-name="P17"><text:span text:style-name="Fuente_20_de_20_párrafo_20_predeter."><text:span text:style-name="T1"><text:tab/>ExpresionNiv3Fact.modo = val</text:span></text:span></text:p>
      <text:p text:style-name="P17"><text:span text:style-name="Fuente_20_de_20_párrafo_20_predeter."><text:span text:style-name="T19"><text:tab/></text:span></text:span><text:span text:style-name="Fuente_20_de_20_párrafo_20_predeter."><text:span text:style-name="T17">ExpresionNiv3Fact.tipo =</text:span></text:span></text:p>
      <text:p text:style-name="P16"><text:tab/> <text:tab/>si (ExpresionNiv3Fact.tipoh = &lt;t:error&gt; v ExpresionNiv3.tipo = &lt;t:error&gt; v</text:p>
      <text:p text:style-name="P16"><text:s text:c="18"/>ExpresionNiv3Fact.tipoh =/= &lt;t:natural&gt; v ExpresionNiv3.tipo =/= &lt;t:natural&gt;)</text:p>
      <text:p text:style-name="P16"><text:tab/><text:tab/> <text:s text:c="6"/>&lt;t:error&gt;</text:p>
      <text:p text:style-name="P16"><text:tab/><text:tab/>sino &lt;t:natural&gt;</text:p>
      <text:p text:style-name="Standard"><text:soft-page-break/><text:span text:style-name="Fuente_20_de_20_párrafo_20_predeter."><text:span text:style-name="T1"><text:tab/><text:tab/></text:span></text:span><text:span text:style-name="Fuente_20_de_20_párrafo_20_predeter."><text:span text:style-name="T14">ExpresionNiv3Fact.cod =</text:span></text:span></text:p>
      <text:p text:style-name="Standard"><text:span text:style-name="Fuente_20_de_20_párrafo_20_predeter."><text:span text:style-name="T14"><text:tab/><text:tab/><text:tab/>case (OpNiv3.op)</text:span></text:span></text:p>
      <text:p text:style-name="Standard"><text:span text:style-name="Fuente_20_de_20_párrafo_20_predeter."><text:span text:style-name="T14"><text:tab/><text:tab/><text:tab/><text:tab/>shl: ExpresionNiv3Fact.codh || ExpresionNiv3.cod || shl</text:span></text:span></text:p>
      <text:p text:style-name="Standard"><text:span text:style-name="Fuente_20_de_20_párrafo_20_predeter."><text:span text:style-name="T14"><text:tab/><text:tab/><text:tab/><text:tab/>shr: ExpresionNiv3Fact.codh || ExpresionNiv3.cod || shr</text:span></text:span></text:p>
      <text:p text:style-name="Standard"><text:span text:style-name="Fuente_20_de_20_párrafo_20_predeter."><text:span text:style-name="T14"><text:tab/><text:tab/></text:span></text:span><text:span text:style-name="Fuente_20_de_20_párrafo_20_predeter."><text:span text:style-name="T1">ExpresionNiv3Fact.modo=val</text:span></text:span></text:p>
      <text:p text:style-name="P17"><text:span text:style-name="Fuente_20_de_20_párrafo_20_predeter."><text:span text:style-name="T1"><text:tab/>ExpresionNiv3Fact.etq = ExpresionNiv3.etq + 1</text:span></text:span></text:p>
      <text:p text:style-name="P11">}</text:p>
      <text:p text:style-name="Standard"><text:span text:style-name="Fuente_20_de_20_párrafo_20_predeter."><text:span text:style-name="T6"><text:tab/></text:span></text:span><text:bookmark-start text:name="__DdeLink__29002_213522392"/><text:bookmark-end text:name="__DdeLink__29002_213522392"/></text:p>
      <text:p text:style-name="P9"/>
      <text:p text:style-name="P3">ExpresionNiv3Fact → λ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3Fact.tipo = ExpresionNiv3Fact.tipoh</text:span></text:span></text:p>
      <text:p text:style-name="P17"><text:span text:style-name="Fuente_20_de_20_párrafo_20_predeter."><text:span text:style-name="T1"><text:tab/>ExpresionNiv3Fact.modo = ExpresionNiv3Fact.modoh</text:span></text:span></text:p>
      <text:p text:style-name="P17"><text:span text:style-name="Fuente_20_de_20_párrafo_20_predeter."><text:span text:style-name="T1"><text:tab/>ExpresionNiv3Fact.cod = {}</text:span></text:span></text:p>
      <text:p text:style-name="P17"><text:span text:style-name="Fuente_20_de_20_párrafo_20_predeter."><text:span text:style-name="T1"><text:tab/>ExpresionNiv3Fact.etq = ExpresionNiv3Fact.etqh</text:span></text:span></text:p>
      <text:p text:style-name="P17"><text:span text:style-name="Fuente_20_de_20_párrafo_20_predeter."><text:span text:style-name="T6">}</text:span></text:span></text:p>
      <text:p text:style-name="P4"/>
      <text:p text:style-name="P4"/>
      <text:p text:style-name="P3">ExpresiónNiv4 → OpNiv4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41.tsh = ExpresionNiv4o.tsh</text:span></text:span></text:p>
      <text:p text:style-name="P17"><text:span text:style-name="Fuente_20_de_20_párrafo_20_predeter."><text:span text:style-name="T1"><text:tab/>E</text:span></text:span><text:span text:style-name="Fuente_20_de_20_párrafo_20_predeter."><text:span text:style-name="T1">xpresionNiv41.modo = val</text:span></text:span></text:p>
      <text:p text:style-name="P17"><text:span text:style-name="Fuente_20_de_20_párrafo_20_predeter."><text:span text:style-name="T1"><text:tab/>ExpresionNiv41.etqh = ExpresionNiv4.etqh</text:span></text:span></text:p>
      <text:p text:style-name="P17"><text:span text:style-name="Fuente_20_de_20_párrafo_20_predeter."><text:span text:style-name="T1"><text:tab/>ExpresionNiv41.parh = false</text:span></text:span></text:p>
      <text:p text:style-name="P11">}</text:p>
      <text:p text:style-name="P11">ExpresiónNiv4</text:p>
      <text:p text:style-name="P11">{</text:p>
      <text:p text:style-name="P12"><text:tab/>ExpresionNiv40.etq <text:s/>= ExpresionNiv41.etq + 1</text:p>
      <text:p text:style-name="Standard"><text:span text:style-name="Fuente_20_de_20_párrafo_20_predeter."><text:span text:style-name="T1"><text:tab/><text:tab/>ExpresionNiv40.tipo =</text:span></text:span></text:p>
      <text:p text:style-name="Standard"><text:span text:style-name="Fuente_20_de_20_párrafo_20_predeter."><text:span text:style-name="T1"><text:tab/><text:tab/><text:tab/>si (ExpresionNiv4</text:span></text:span><text:span text:style-name="Fuente_20_de_20_párrafo_20_predeter."><text:span text:style-name="T23">1</text:span></text:span><text:span text:style-name="Fuente_20_de_20_párrafo_20_predeter."><text:span text:style-name="T1">.tipo = &lt;t:error&gt;)</text:span></text:span></text:p>
      <text:p text:style-name="Standard"><text:span text:style-name="Fuente_20_de_20_párrafo_20_predeter."><text:span text:style-name="T1"><text:tab/><text:tab/><text:tab/> <text:s text:c="9"/>&lt;t:error&gt;</text:span></text:span></text:p>
      <text:p text:style-name="P4"><text:tab/><text:tab/><text:tab/>sino case (OpNiv4.op)</text:p>
      <text:p text:style-name="P4"><text:tab/><text:tab/><text:tab/><text:tab/>no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3">1</text:span></text:span><text:span text:style-name="Fuente_20_de_20_párrafo_20_predeter."><text:span text:style-name="T1">.tipo=&lt;t:boolean&gt;)</text:span></text:span></text:p>
      <text:p text:style-name="Standard"><text:span text:style-name="Fuente_20_de_20_párrafo_20_predeter."><text:span text:style-name="T1"><text:tab/><text:tab/><text:tab/><text:tab/><text:tab/><text:tab/> <text:s text:c="3"/>&lt;t:boolean&gt;</text:span></text:span></text:p>
      <text:p text:style-name="Standard"><text:span text:style-name="Fuente_20_de_20_párrafo_20_predeter."><text:span text:style-name="T1"><text:tab/><text:tab/><text:tab/><text:tab/> <text:s text:c="8"/>sino <text:s text:c="2"/>&lt;t:error&gt;</text:span></text:span></text:p>
      <text:p text:style-name="P4"><text:tab/><text:tab/><text:tab/><text:tab/>menos:</text:p>
      <text:p text:style-name="Standard"><text:span text:style-name="Fuente_20_de_20_párrafo_20_predeter."><text:span text:style-name="T1"><text:tab/><text:tab/><text:tab/> <text:s text:c="8"/><text:tab/>si (ExpresionNiv4</text:span></text:span><text:span text:style-name="Fuente_20_de_20_párrafo_20_predeter."><text:span text:style-name="T23">1</text:span></text:span><text:span text:style-name="Fuente_20_de_20_párrafo_20_predeter."><text:span text:style-name="T1">.tipo=&lt;t:float&gt;)</text:span></text:span></text:p>
      <text:p text:style-name="Standard"><text:span text:style-name="Fuente_20_de_20_párrafo_20_predeter."><text:span text:style-name="T1"><text:tab/><text:tab/><text:tab/><text:tab/><text:tab/> <text:s text:c="3"/>&lt;t:float&gt;</text:span></text:span></text:p>
      <text:p text:style-name="Standard"><text:span text:style-name="Fuente_20_de_20_párrafo_20_predeter."><text:span text:style-name="T1"><text:tab/><text:tab/><text:tab/><text:tab/> <text:s text:c="8"/>sino si (ExpresionNiv4</text:span></text:span><text:span text:style-name="Fuente_20_de_20_párrafo_20_predeter."><text:span text:style-name="T23">1</text:span></text:span><text:span text:style-name="Fuente_20_de_20_párrafo_20_predeter."><text:span text:style-name="T1">.tipo=&lt;t:integer&gt; v <text:tab/><text:tab/><text:tab/><text:tab/><text:tab/><text:tab/><text:tab/><text:tab/>ExpresionNiv4</text:span></text:span><text:span text:style-name="Fuente_20_de_20_párrafo_20_predeter."><text:span text:style-name="T23">1</text:span></text:span><text:span text:style-name="Fuente_20_de_20_párrafo_20_predeter."><text:span text:style-name="T1">.tipo = &lt;t:natural&gt;)</text:span></text:span></text:p>
      <text:p text:style-name="Standard"><text:span text:style-name="Fuente_20_de_20_párrafo_20_predeter."><text:span text:style-name="T1"><text:tab/><text:tab/><text:tab/><text:tab/><text:tab/><text:tab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text:tab/><text:tab/></text:span></text:span><text:span text:style-name="Fuente_20_de_20_párrafo_20_predeter."><text:span text:style-name="T14">cast-float:</text:span></text:span></text:p>
      <text:p text:style-name="Standard"><text:span text:style-name="Fuente_20_de_20_párrafo_20_predeter."><text:span text:style-name="T14"><text:tab/><text:tab/><text:tab/><text:tab/> <text:s text:c="8"/>si (ExpresionNiv4</text:span></text:span><text:span text:style-name="Fuente_20_de_20_párrafo_20_predeter."><text:span text:style-name="T24">1</text:span></text:span><text:span text:style-name="Fuente_20_de_20_párrafo_20_predeter."><text:span text:style-name="T14">.tipo=/= &lt;t:boolean&gt;)</text:span></text:span></text:p>
      <text:p text:style-name="Standard"><text:span text:style-name="Fuente_20_de_20_párrafo_20_predeter."><text:span text:style-name="T14"><text:tab/><text:tab/><text:tab/><text:tab/><text:tab/> <text:s text:c="3"/>&lt;t:float&gt;</text:span></text:span></text:p>
      <text:p text:style-name="Standard"><text:span text:style-name="Fuente_20_de_20_párrafo_20_predeter."><text:span text:style-name="T14"><text:tab/><text:tab/><text:tab/><text:tab/> <text:s text:c="8"/></text:span></text:span><text:span text:style-name="Fuente_20_de_20_párrafo_20_predeter."><text:span text:style-name="T1">sino &lt;t:error&gt;</text:span></text:span></text:p>
      <text:p text:style-name="P4"><text:tab/><text:tab/><text:tab/><text:tab/>cast-int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3">1</text:span></text:span><text:span text:style-name="Fuente_20_de_20_párrafo_20_predeter."><text:span text:style-name="T1">.tipo=/= &lt;t:boolean&gt;)</text:span></text:span></text:p>
      <text:p text:style-name="Standard"><text:span text:style-name="Fuente_20_de_20_párrafo_20_predeter."><text:span text:style-name="T1"><text:tab/><text:tab/><text:tab/><text:tab/><text:tab/> <text:s text:c="3"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nat:</text:p>
      <text:p text:style-name="Standard"><text:span text:style-name="Fuente_20_de_20_párrafo_20_predeter."><text:span text:style-name="T1"><text:tab/><text:tab/><text:tab/> <text:s text:c="2"/><text:tab/> <text:s text:c="8"/>si (ExpresionNiv4</text:span></text:span><text:span text:style-name="Fuente_20_de_20_párrafo_20_predeter."><text:span text:style-name="T23">1</text:span></text:span><text:span text:style-name="Fuente_20_de_20_párrafo_20_predeter."><text:span text:style-name="T1">.tipo=&lt;t:natural&gt; v <text:tab/><text:tab/></text:span></text:span><text:soft-page-break/><text:span text:style-name="Fuente_20_de_20_párrafo_20_predeter."><text:span text:style-name="T1"><text:tab/><text:tab/><text:tab/><text:tab/><text:tab/><text:tab/><text:tab/>ExpresionNiv4</text:span></text:span><text:span text:style-name="Fuente_20_de_20_párrafo_20_predeter."><text:span text:style-name="T23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natural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char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3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23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charact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4">ExpresionNiv40.cod =</text:span></text:span></text:p>
      <text:p text:style-name="Standard"><text:span text:style-name="Fuente_20_de_20_párrafo_20_predeter."><text:span text:style-name="T14"><text:tab/><text:tab/><text:tab/>case (OpNiv4.op)</text:span></text:span></text:p>
      <text:p text:style-name="Standard"><text:span text:style-name="Fuente_20_de_20_párrafo_20_predeter."><text:span text:style-name="T14"><text:tab/><text:tab/><text:tab/><text:tab/></text:span></text:span><text:span text:style-name="Fuente_20_de_20_párrafo_20_predeter."><text:span text:style-name="T1">no:</text:span></text:span></text:p>
      <text:p text:style-name="Standard"><text:span text:style-name="Fuente_20_de_20_párrafo_20_predeter."><text:span text:style-name="T1"><text:tab/><text:tab/><text:tab/><text:tab/><text:tab/>ExpresionNiv41.cod || no</text:span></text:span></text:p>
      <text:p text:style-name="Standard"><text:span text:style-name="Fuente_20_de_20_párrafo_20_predeter."><text:span text:style-name="T1"><text:tab/><text:tab/><text:tab/><text:tab/>negativo:</text:span></text:span></text:p>
      <text:p text:style-name="Standard"><text:span text:style-name="Fuente_20_de_20_párrafo_20_predeter."><text:span text:style-name="T1"><text:tab/><text:tab/><text:tab/><text:tab/><text:tab/></text:span></text:span><text:span text:style-name="Fuente_20_de_20_párrafo_20_predeter."><text:span text:style-name="T14">ExpresionNiv41.cod || negativo</text:span></text:span></text:p>
      <text:p text:style-name="Standard"><text:span text:style-name="Fuente_20_de_20_párrafo_20_predeter."><text:span text:style-name="T14"><text:tab/><text:tab/><text:tab/><text:tab/>cast-float:</text:span></text:span></text:p>
      <text:p text:style-name="Standard"><text:span text:style-name="Fuente_20_de_20_párrafo_20_predeter."><text:span text:style-name="T14"><text:tab/><text:tab/><text:tab/><text:tab/><text:tab/>ExpresionNiv41.cod || CastFloat</text:span></text:span></text:p>
      <text:p text:style-name="Standard"><text:span text:style-name="Fuente_20_de_20_párrafo_20_predeter."><text:span text:style-name="T14"><text:tab/><text:tab/><text:tab/><text:tab/>cast-int:</text:span></text:span></text:p>
      <text:p text:style-name="Standard"><text:span text:style-name="Fuente_20_de_20_párrafo_20_predeter."><text:span text:style-name="T14"><text:tab/><text:tab/><text:tab/><text:tab/><text:tab/>ExpresionNiv41.cod || CastInt</text:span></text:span></text:p>
      <text:p text:style-name="Standard"><text:span text:style-name="Fuente_20_de_20_párrafo_20_predeter."><text:span text:style-name="T14"><text:tab/><text:tab/><text:tab/><text:tab/>cast-nat:</text:span></text:span></text:p>
      <text:p text:style-name="Standard"><text:span text:style-name="Fuente_20_de_20_párrafo_20_predeter."><text:span text:style-name="T14"><text:tab/><text:tab/><text:tab/><text:tab/><text:tab/>ExpresionNiv41.cod || CastNat</text:span></text:span></text:p>
      <text:p text:style-name="Standard"><text:span text:style-name="Fuente_20_de_20_párrafo_20_predeter."><text:span text:style-name="T14"><text:tab/><text:tab/><text:tab/><text:tab/>cast-char:</text:span></text:span></text:p>
      <text:p text:style-name="Standard"><text:span text:style-name="Fuente_20_de_20_párrafo_20_predeter."><text:span text:style-name="T14"><text:tab/><text:tab/><text:tab/><text:tab/><text:tab/></text:span></text:span><text:span text:style-name="Fuente_20_de_20_párrafo_20_predeter."><text:span text:style-name="T1">ExpresionNiv41.cod || CastChar</text:span></text:span></text:p>
      <text:p text:style-name="P11">}</text:p>
      <text:p text:style-name="P3">ExpresiónNiv4 → '|'</text:p>
      <text:p text:style-name="P11">{</text:p>
      <text:p text:style-name="P12"><text:tab/>Expresion.tsh = ExpresionNiv4.tsh</text:p>
      <text:p text:style-name="P12"><text:tab/>Expresion.etqh <text:s text:c="4"/>= ExpresionNiv4.etqh</text:p>
      <text:p text:style-name="P12"><text:tab/>Expresion.parh <text:s text:c="4"/>= false</text:p>
      <text:p text:style-name="P11">}</text:p>
      <text:p text:style-name="P11">Expresión '|'</text:p>
      <text:p text:style-name="P11">{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ExpresionNiv4.tipo =</text:span></text:span></text:p>
      <text:p text:style-name="Standard"><text:span text:style-name="Fuente_20_de_20_párrafo_20_predeter."><text:span text:style-name="T1"><text:tab/><text:tab/><text:tab/>si (Expresion.tipo = &lt;t:error&gt; v Expresion.tipo=&lt;t:boolean&gt; v <text:tab/><text:tab/><text:tab/><text:tab/><text:tab/><text:tab/><text:tab/>Expresion.tipo=&lt;t:character&gt;)</text:span></text:span></text:p>
      <text:p text:style-name="Standard"><text:span text:style-name="Fuente_20_de_20_párrafo_20_predeter."><text:span text:style-name="T1"><text:tab/><text:tab/><text:tab/> <text:s text:c="9"/><text:tab/>&lt;t:error&gt;</text:span></text:span></text:p>
      <text:p text:style-name="Standard"><text:span text:style-name="Fuente_20_de_20_párrafo_20_predeter."><text:span text:style-name="T1"><text:tab/><text:tab/><text:tab/>sino si (Expresion.tipo = &lt;t:float&gt;)</text:span></text:span></text:p>
      <text:p text:style-name="Standard"><text:span text:style-name="Fuente_20_de_20_párrafo_20_predeter."><text:span text:style-name="T1"><text:tab/><text:tab/><text:tab/><text:tab/>&lt;t:float&gt;</text:span></text:span></text:p>
      <text:p text:style-name="Standard"><text:span text:style-name="Fuente_20_de_20_párrafo_20_predeter."><text:span text:style-name="T1"><text:tab/><text:tab/><text:tab/>sino si (Expresion.tipo = &lt;t:natural&gt; v Expresion.tipo = <text:tab/><text:tab/><text:tab/><text:tab/><text:tab/><text:tab/><text:tab/><text:tab/><text:tab/><text:tab/><text:tab/><text:tab/>&lt;t:integer&gt;)</text:span></text:span></text:p>
      <text:p text:style-name="Standard"><text:span text:style-name="Fuente_20_de_20_párrafo_20_predeter."><text:span text:style-name="T1"><text:tab/><text:tab/><text:tab/><text:tab/>&lt;t:natural&gt;</text:span></text:span></text:p>
      <text:p text:style-name="Standard"><text:span text:style-name="Fuente_20_de_20_párrafo_20_predeter."><text:span text:style-name="T1"><text:tab/><text:tab/><text:tab/>sino <text:tab/>&lt;t:error&gt;</text:span></text:span></text:p>
      <text:p text:style-name="P4"><text:tab/><text:tab/>ExpresionNiv4.cod <text:s/>= Expresion.cod || abs</text:p>
      <text:p text:style-name="P4"><text:tab/><text:tab/>ExpresionNiv4.modo = Expresion.val</text:p>
      <text:p text:style-name="P4"><text:tab/><text:tab/>ExpresionNiv4.etq <text:s/>= Expresion.etq</text:p>
      <text:p text:style-name="P11">}</text:p>
      <text:p text:style-name="P11"/>
      <text:p text:style-name="P3">ExpresiónNiv4 → '('</text:p>
      <text:p text:style-name="P11">{</text:p>
      <text:p text:style-name="P12"><text:span text:style-name="T55"><text:tab/></text:span>Expresion.tsh = ExpresionNiv4.tsh</text:p>
      <text:p text:style-name="P12"><text:tab/>Expresion.etqh <text:s text:c="4"/>= ExpresionNiv4.etqh</text:p>
      <text:p text:style-name="P12"><text:tab/>Expresion.parh <text:s text:c="4"/>= ExpresionNiv4.parh</text:p>
      <text:p text:style-name="P11">}</text:p>
      <text:p text:style-name="P11">Expresión ')'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4.tipo = Expresion.tipo</text:span></text:span></text:p>
      <text:p text:style-name="P17"><text:soft-page-break/><text:span text:style-name="Fuente_20_de_20_párrafo_20_predeter."><text:span text:style-name="T6"><text:tab/></text:span></text:span><text:span text:style-name="Fuente_20_de_20_párrafo_20_predeter."><text:span text:style-name="T1">ExpresionNiv4.modo = Expresion.modo</text:span></text:span></text:p>
      <text:p text:style-name="P12"><text:tab/>ExpresionNiv4.cod <text:s/>= Expresion.cod<text:bookmark-start text:name="__DdeLink__29024_213522392"/><text:bookmark-end text:name="__DdeLink__29024_213522392"/></text:p>
      <text:p text:style-name="P12"><text:tab/>ExpresionNiv4.etq <text:s/>= Expresion.etq</text:p>
      <text:p text:style-name="P11">}</text:p>
      <text:p text:style-name="P11"/>
      <text:p text:style-name="P3">ExpresiónNiv4 →</text:p>
      <text:p text:style-name="P11">{</text:p>
      <text:p text:style-name="P4"><text:tab/><text:tab/>Literal.etqh = ExpresionNiv4.etqh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Literal.tsh = ExpresiónNiv4.tsh</text:span></text:span></text:p>
      <text:p text:style-name="P11">}</text:p>
      <text:p text:style-name="P11">Literal</text:p>
      <text:p text:style-name="P11">{</text:p>
      <text:p text:style-name="P4"><text:tab/><text:tab/>ExpresionNiv4.cod <text:s/>= Literal.cod</text:p>
      <text:p text:style-name="P4"><text:tab/><text:tab/>ExpresionNiv4.modo = var</text:p>
      <text:p text:style-name="P4"><text:tab/><text:tab/>ExpresionNiv4.etq <text:s/>= Literal.etq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ExpresionNiv4.tipo = Literal.tipo</text:span></text:span></text:p>
      <text:p text:style-name="P11">}</text:p>
      <text:p text:style-name="P11"/>
      <text:p text:style-name="P3">ExpresionNiv4 →</text:p>
      <text:p text:style-name="P14">{</text:p>
      <text:p text:style-name="P17"><text:span text:style-name="Fuente_20_de_20_párrafo_20_predeter."><text:span text:style-name="T14"><text:tab/>Mem.tsh = ExpresionNiv4.tsh</text:span></text:span></text:p>
      <text:p text:style-name="P17"><text:span text:style-name="Fuente_20_de_20_párrafo_20_predeter."><text:span text:style-name="T14"><text:tab/>Mem.etqh <text:s text:c="7"/>= ExpresionNiv4.etqh</text:span></text:span></text:p>
      <text:p text:style-name="P11">}</text:p>
      <text:p text:style-name="P11">Mem</text:p>
      <text:p text:style-name="P11">{</text:p>
      <text:p text:style-name="P12"><text:tab/>ExpresionNiv4.cod <text:s text:c="3"/>=</text:p>
      <text:p text:style-name="P12"><text:tab/> <text:s text:c="3"/>si esCompatibleConTipoBasico(Mem.tipo,ExpresionNiv4.tsh) AND </text:p>
      <text:p text:style-name="P12"><text:tab/><text:tab/><text:tab/><text:tab/><text:tab/><text:tab/><text:tab/><text:tab/><text:tab/>not ExpresionNiv4.parh</text:p>
      <text:p text:style-name="P12"><text:tab/> <text:s text:c="7"/>Mem.cod || apila-ind</text:p>
      <text:p text:style-name="P12"><text:tab/> <text:s text:c="3"/>si no</text:p>
      <text:p text:style-name="P12"><text:tab/> <text:s text:c="7"/>Mem.cod</text:p>
      <text:p text:style-name="P12"><text:tab/>ExpresionNiv4.etq <text:s text:c="4"/>=</text:p>
      <text:p text:style-name="P12"><text:tab/> <text:s text:c="3"/>si esCompatibleConTipoBasico(Mem.tipo,ExpresionNiv4.tsh) /\ not ExpresionNiv4.parh</text:p>
      <text:p text:style-name="P12"><text:tab/> <text:s text:c="7"/>Mem.etq + 1</text:p>
      <text:p text:style-name="P12"><text:tab/> <text:s text:c="3"/>si no</text:p>
      <text:p text:style-name="P12"><text:s/><text:tab/> <text:s text:c="6"/>Mem.etq</text:p>
      <text:p text:style-name="P17"><text:span text:style-name="Fuente_20_de_20_párrafo_20_predeter."><text:span text:style-name="T1"><text:tab/>ExpresionNiv4.modo = var</text:span></text:span></text:p>
      <text:p text:style-name="P17"><text:span text:style-name="Fuente_20_de_20_párrafo_20_predeter."><text:span text:style-name="T1"><text:tab/>ExpresionNiv4.tipo = Mem.tipo</text:span></text:span></text:p>
      <text:p text:style-name="P11">}</text:p>
      <text:p text:style-name="P4"/>
      <text:p text:style-name="P3">Literal → litNat</text:p>
      <text:p text:style-name="P11">{</text:p>
      <text:p text:style-name="P12"><text:tab/>Literal.cod = apila LitNat.lex</text:p>
      <text:p text:style-name="P12"><text:tab/>Literal.etq = Literal.etqh + 1</text:p>
      <text:p text:style-name="P17"><text:span text:style-name="Fuente_20_de_20_párrafo_20_predeter."><text:span text:style-name="T1"><text:tab/>Literal.tipo = &lt;t:natural&gt;</text:span></text:span></text:p>
      <text:p text:style-name="P17"><text:span text:style-name="Fuente_20_de_20_párrafo_20_predeter."><text:span text:style-name="T6">}</text:span></text:span><text:span text:style-name="Fuente_20_de_20_párrafo_20_predeter."><text:span text:style-name="T1"> <text:s text:c="3"/></text:span></text:span></text:p>
      <text:p text:style-name="P3">Literal → litFlo</text:p>
      <text:p text:style-name="P11">{</text:p>
      <text:p text:style-name="P12"><text:tab/>Literal.cod = apila litFlo.lex</text:p>
      <text:p text:style-name="P12"><text:tab/>Literal.etq = Literal.etqh + 1</text:p>
      <text:p text:style-name="P17"><text:span text:style-name="Fuente_20_de_20_párrafo_20_predeter."><text:span text:style-name="T1"><text:tab/>Literal.tipo = &lt;t:float&gt;</text:span></text:span></text:p>
      <text:p text:style-name="P17"><text:span text:style-name="Fuente_20_de_20_párrafo_20_predeter."><text:span text:style-name="T13">}</text:span></text:span><text:span text:style-name="Fuente_20_de_20_párrafo_20_predeter."><text:span text:style-name="T14"> <text:s text:c="3"/></text:span></text:span></text:p>
      <text:p text:style-name="P15"/>
      <text:p text:style-name="P6">Literal → litTrue</text:p>
      <text:p text:style-name="P14">{</text:p>
      <text:p text:style-name="P15"><text:soft-page-break/><text:tab/>Literal.cod = apila true</text:p>
      <text:p text:style-name="P15"><text:tab/>Literal.etq = Literal.etqh + 1</text:p>
      <text:p text:style-name="P17"><text:span text:style-name="Fuente_20_de_20_párrafo_20_predeter."><text:span text:style-name="T14"><text:tab/>Literal.tipo = &lt;t:boolean&gt;</text:span></text:span></text:p>
      <text:p text:style-name="P14">}</text:p>
      <text:p text:style-name="P5"><text:s text:c="4"/></text:p>
      <text:p text:style-name="P6">Literal → litFalse</text:p>
      <text:p text:style-name="P14">{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Literal.cod = apila false</text:span></text:span></text:p>
      <text:p text:style-name="P12"><text:tab/>Literal.etq = Literal.etqh + 1</text:p>
      <text:p text:style-name="P17"><text:span text:style-name="Fuente_20_de_20_párrafo_20_predeter."><text:span text:style-name="T1"><text:tab/>Literal.tipo = &lt;t:boolean&gt;</text:span></text:span></text:p>
      <text:p text:style-name="P11">}</text:p>
      <text:p text:style-name="P4"><text:s text:c="4"/></text:p>
      <text:p text:style-name="P3">Literal → litCha</text:p>
      <text:p text:style-name="P11">{</text:p>
      <text:p text:style-name="P12"><text:tab/>Literal.cod = apila litCha.lex</text:p>
      <text:p text:style-name="P12"><text:tab/>Literal.etq = Literal.etqh + 1</text:p>
      <text:p text:style-name="P17"><text:span text:style-name="Fuente_20_de_20_párrafo_20_predeter."><text:span text:style-name="T1"><text:tab/>Literal.tipo = &lt;t:character&gt;</text:span></text:span></text:p>
      <text:p text:style-name="P11">}</text:p>
      <text:p text:style-name="P11"/>
      <text:p text:style-name="P48">Literal → lit<text:span text:style-name="T103">Null</text:span></text:p>
      <text:p text:style-name="P48"><text:span text:style-name="T103"><text:tab/></text:span><text:span text:style-name="T104">{</text:span></text:p>
      <text:p text:style-name="P61"><text:span text:style-name="Fuente_20_de_20_párrafo_20_predeter."><text:span text:style-name="T47"><text:tab/>Literal.tipo <text:tab/>= &lt;t:</text:span></text:span><text:span text:style-name="Fuente_20_de_20_párrafo_20_predeter."><text:span text:style-name="T48">integer</text:span></text:span><text:span text:style-name="Fuente_20_de_20_párrafo_20_predeter."><text:span text:style-name="T47">&gt;</text:span></text:span></text:p>
      <text:p text:style-name="P61"><text:span text:style-name="Fuente_20_de_20_párrafo_20_predeter."><text:span text:style-name="T47"><text:tab/></text:span></text:span><text:span text:style-name="Fuente_20_de_20_párrafo_20_predeter."><text:span text:style-name="T49">Literal.etq = Literal.etqh + 1</text:span></text:span></text:p>
      <text:p text:style-name="P61"><text:span text:style-name="Fuente_20_de_20_párrafo_20_predeter."><text:span text:style-name="T49"><text:tab/>Literal.cod = apila MIN_INT</text:span></text:span></text:p>
      <text:p text:style-name="P61"><text:span text:style-name="Fuente_20_de_20_párrafo_20_predeter."><text:span text:style-name="T46"><text:s text:c="2"/>}</text:span></text:span></text:p>
      <text:p text:style-name="P4"/>
      <text:p text:style-name="P3">OpNiv0 → &lt;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0.op = menor}</text:span></text:span></text:p>
      <text:p text:style-name="P3">OpNiv0 → &gt;<text:tab/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0.op = mayor}</text:span></text:span></text:p>
      <text:p text:style-name="P3">OpNiv0 → &lt;=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0.op = menor-ig}</text:span></text:span></text:p>
      <text:p text:style-name="P3">OpNiv0 → &gt;=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4">{OpNiv0.op = mayor-ig}</text:span></text:span></text:p>
      <text:p text:style-name="P6">OpNiv0 → =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0.op = igual}</text:span></text:span></text:p>
      <text:p text:style-name="P6">OpNiv0 → =/=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">{OpNiv0.op = no-igual}</text:span></text:span></text:p>
      <text:p text:style-name="P3">OpNiv1 → +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1.op = suma}</text:span></text:span></text:p>
      <text:p text:style-name="P3">OpNiv1 → -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1.op = resta}</text:span></text:span></text:p>
      <text:p text:style-name="P6">OpNiv1 → or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1.op = o}</text:span></text:span></text:p>
      <text:p text:style-name="P6">OpNiv2 → *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2.op = multiplica}</text:span></text:span></text:p>
      <text:p text:style-name="P6">OpNiv2 → /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2.op = divide}</text:span></text:span></text:p>
      <text:p text:style-name="P6">OpNiv2 → %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2.op = modulo}</text:span></text:span></text:p>
      <text:p text:style-name="P6">OpNiv2 → and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2.op = y}</text:span></text:span></text:p>
      <text:p text:style-name="P6">OpNiv3 → &gt;&gt;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3.op = shl}</text:span></text:span></text:p>
      <text:p text:style-name="P6">OpNiv3 → &lt;&lt;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3.op = shr}</text:span></text:span></text:p>
      <text:p text:style-name="P6"><text:soft-page-break/>OpNiv4 → not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no}</text:span></text:span></text:p>
      <text:p text:style-name="P6">OpNiv4 → -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menos}</text:span></text:span></text:p>
      <text:p text:style-name="P6">OpNiv4 → (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cast-float}</text:span></text:span></text:p>
      <text:p text:style-name="P6">OpNiv4 → (in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cast-int}</text:span></text:span></text:p>
      <text:p text:style-name="P6">OpNiv4 → (n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cast-nat}</text:span></text:span></text:p>
      <text:p text:style-name="P6">OpNiv4 → (char)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">{OpNiv4.op = cast-char}</text:span></text:span><text:bookmark-end text:name="__DdeLink__24645_2085866184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7$Build-9498</meta:generator>
    <meta:initial-creator>Paula</meta:initial-creator>
    <dc:creator>Hector </dc:creator>
    <meta:creation-date>2010-05-18T21:32:00Z</meta:creation-date>
    <dc:date>2010-05-28T01:21:32</dc:date>
    <meta:editing-cycles>17</meta:editing-cycles>
    <meta:editing-duration>PT01H17M57S</meta:editing-duration>
    <meta:document-statistic meta:table-count="0" meta:image-count="0" meta:object-count="0" meta:page-count="33" meta:paragraph-count="1571" meta:word-count="3904" meta:character-count="40433"/>
    <meta:template xlink:type="simple" xlink:actuate="onRequest" xlink:title="" xlink:href="Normal"/>
  </office:meta>
</office:document-meta>
</file>